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6.2075in"/>
    </style:style>
    <style:style style:name="co3" style:family="table-column">
      <style:table-column-properties fo:break-before="auto" style:column-width="4.6638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7.4957in"/>
    </style:style>
    <style:style style:name="co6" style:family="table-column">
      <style:table-column-properties fo:break-before="auto" style:column-width="2.8228in"/>
    </style:style>
    <style:style style:name="co7" style:family="table-column">
      <style:table-column-properties fo:break-before="auto" style:column-width="2.4835in"/>
    </style:style>
    <style:style style:name="co8" style:family="table-column">
      <style:table-column-properties fo:break-before="auto" style:column-width="3.0728in"/>
    </style:style>
    <style:style style:name="co9" style:family="table-column">
      <style:table-column-properties fo:break-before="auto" style:column-width="2.6535in"/>
    </style:style>
    <style:style style:name="co10" style:family="table-column">
      <style:table-column-properties fo:break-before="auto" style:column-width="3.5465in"/>
    </style:style>
    <style:style style:name="co11" style:family="table-column">
      <style:table-column-properties fo:break-before="auto" style:column-width="7.8091in"/>
    </style:style>
    <style:style style:name="co12" style:family="table-column">
      <style:table-column-properties fo:break-before="auto" style:column-width="5.7272in"/>
    </style:style>
    <style:style style:name="co13" style:family="table-column">
      <style:table-column-properties fo:break-before="auto" style:column-width="3.5382in"/>
    </style:style>
    <style:style style:name="co14" style:family="table-column">
      <style:table-column-properties fo:break-before="auto" style:column-width="3.1535in"/>
    </style:style>
    <style:style style:name="co15" style:family="table-column">
      <style:table-column-properties fo:break-before="auto" style:column-width="1.9209in"/>
    </style:style>
    <style:style style:name="ro1" style:family="table-row">
      <style:table-row-properties style:row-height="0.17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811in" fo:break-before="auto" style:use-optimal-row-height="false"/>
    </style:style>
    <style:style style:name="ro4" style:family="table-row">
      <style:table-row-properties style:row-height="0.1984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MAST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61" table:default-cell-style-name="ce3"/>
        <table:table-row table:style-name="ro1">
          <table:table-cell table:style-name="ce7" office:value-type="string" calcext:value-type="string">
            <text:p><text:a xlink:href="https://api.census.gov/data/2010/dec/sf1/variables/P001001.json" xlink:type="simple">P001001</text:a></text:p>
          </table:table-cell>
          <table:table-cell table:style-name="ce7" office:value-type="string" calcext:value-type="string">
            <text:p>Total Population</text:p>
          </table:table-cell>
          <table:table-cell table:style-name="ce6" office:value-type="string" calcext:value-type="string">
            <text:p>TOT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2002.json" xlink:type="simple">P002002</text:a></text:p>
          </table:table-cell>
          <table:table-cell table:style-name="ce7" office:value-type="string" calcext:value-type="string">
            <text:p>Total!!Urban</text:p>
          </table:table-cell>
          <table:table-cell table:style-name="ce7" office:value-type="string" calcext:value-type="string">
            <text:p>URBAN AND RUR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2003.json" xlink:type="simple">P002003</text:a></text:p>
          </table:table-cell>
          <table:table-cell table:style-name="ce7" office:value-type="string" calcext:value-type="string">
            <text:p>Total!!Urban!!Inside urbanized areas</text:p>
          </table:table-cell>
          <table:table-cell table:style-name="ce7" office:value-type="string" calcext:value-type="string">
            <text:p>URBAN AND RUR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2004.json" xlink:type="simple">P002004</text:a></text:p>
          </table:table-cell>
          <table:table-cell table:style-name="ce7" office:value-type="string" calcext:value-type="string">
            <text:p>Total!!Urban!!Inside urban clusters</text:p>
          </table:table-cell>
          <table:table-cell table:style-name="ce7" office:value-type="string" calcext:value-type="string">
            <text:p>URBAN AND RUR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2005.json" xlink:type="simple">P002005</text:a></text:p>
          </table:table-cell>
          <table:table-cell table:style-name="ce7" office:value-type="string" calcext:value-type="string">
            <text:p>Total!!Rural</text:p>
          </table:table-cell>
          <table:table-cell table:style-name="ce7" office:value-type="string" calcext:value-type="string">
            <text:p>URBAN AND RURAL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4002.json" xlink:type="simple">P004002</text:a></text:p>
          </table:table-cell>
          <table:table-cell table:style-name="ce7" office:value-type="string" calcext:value-type="string">
            <text:p>Total!!Not Hispanic or Latino</text:p>
          </table:table-cell>
          <table:table-cell table:style-name="ce7" office:value-type="string" calcext:value-type="string">
            <text:p>HISPANIC OR LATINO ORIGIN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4003.json" xlink:type="simple">P004003</text:a></text:p>
          </table:table-cell>
          <table:table-cell table:style-name="ce7" office:value-type="string" calcext:value-type="string">
            <text:p>Total!!Hispanic or Latino</text:p>
          </table:table-cell>
          <table:table-cell table:style-name="ce7" office:value-type="string" calcext:value-type="string">
            <text:p>HISPANIC OR LATINO ORIGIN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6002.json" xlink:type="simple">P006002</text:a></text:p>
          </table:table-cell>
          <table:table-cell table:style-name="ce7" office:value-type="string" calcext:value-type="string">
            <text:p>Total races tallied!!White alone or in combination</text:p>
          </table:table-cell>
          <table:table-cell table:style-name="ce7" office:value-type="string" calcext:value-type="string">
            <text:p>RACE (TOTAL RACES TALLIED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6003.json" xlink:type="simple">P006003</text:a></text:p>
          </table:table-cell>
          <table:table-cell table:style-name="ce7" office:value-type="string" calcext:value-type="string">
            <text:p>Total races tallied!!Black or African American alone or in combination</text:p>
          </table:table-cell>
          <table:table-cell table:style-name="ce7" office:value-type="string" calcext:value-type="string">
            <text:p>RACE (TOTAL RACES TALLIED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6004.json" xlink:type="simple">P006004</text:a></text:p>
          </table:table-cell>
          <table:table-cell table:style-name="ce7" office:value-type="string" calcext:value-type="string">
            <text:p>Total races tallied!!American Indian and Alaska Native alone or in combination</text:p>
          </table:table-cell>
          <table:table-cell table:style-name="ce7" office:value-type="string" calcext:value-type="string">
            <text:p>RACE (TOTAL RACES TALLIED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6005.json" xlink:type="simple">P006005</text:a></text:p>
          </table:table-cell>
          <table:table-cell table:style-name="ce7" office:value-type="string" calcext:value-type="string">
            <text:p>Total races tallied!!Asian alone or in combination</text:p>
          </table:table-cell>
          <table:table-cell table:style-name="ce7" office:value-type="string" calcext:value-type="string">
            <text:p>RACE (TOTAL RACES TALLIED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6006.json" xlink:type="simple">P006006</text:a></text:p>
          </table:table-cell>
          <table:table-cell table:style-name="ce7" office:value-type="string" calcext:value-type="string">
            <text:p>Total races tallied!!Native Hawaiian and Other Pacific Islander alone or in combination</text:p>
          </table:table-cell>
          <table:table-cell table:style-name="ce7" office:value-type="string" calcext:value-type="string">
            <text:p>RACE (TOTAL RACES TALLIED)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06007.json" xlink:type="simple">P006007</text:a></text:p>
          </table:table-cell>
          <table:table-cell table:style-name="ce8" office:value-type="string" calcext:value-type="string">
            <text:p>Total races tallied!!Some Other Race alone or in combination with one or more other races</text:p>
          </table:table-cell>
          <table:table-cell table:style-name="ce8" office:value-type="string" calcext:value-type="string">
            <text:p>RACE (TOTAL RACES TALLIED)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8002.json" xlink:type="simple">P008002</text:a></text:p>
          </table:table-cell>
          <table:table-cell table:style-name="ce7" office:value-type="string" calcext:value-type="string">
            <text:p>Total!!Population of one race</text:p>
          </table:table-cell>
          <table:table-cell table:style-name="ce7" office:value-type="string" calcext:value-type="string">
            <text:p>RACE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8003.json" xlink:type="simple">P008003</text:a></text:p>
          </table:table-cell>
          <table:table-cell table:style-name="ce7" office:value-type="string" calcext:value-type="string">
            <text:p>Total!!Population of one race!!White alone</text:p>
          </table:table-cell>
          <table:table-cell table:style-name="ce7" office:value-type="string" calcext:value-type="string">
            <text:p>RACE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8004.json" xlink:type="simple">P008004</text:a></text:p>
          </table:table-cell>
          <table:table-cell table:style-name="ce7" office:value-type="string" calcext:value-type="string">
            <text:p>Total!!Population of one race!!Black or African American alone</text:p>
          </table:table-cell>
          <table:table-cell table:style-name="ce7" office:value-type="string" calcext:value-type="string">
            <text:p>RACE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8005.json" xlink:type="simple">P008005</text:a></text:p>
          </table:table-cell>
          <table:table-cell table:style-name="ce7" office:value-type="string" calcext:value-type="string">
            <text:p>Total!!Population of one race!!American Indian and Alaska Native alone</text:p>
          </table:table-cell>
          <table:table-cell table:style-name="ce7" office:value-type="string" calcext:value-type="string">
            <text:p>RACE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8006.json" xlink:type="simple">P008006</text:a></text:p>
          </table:table-cell>
          <table:table-cell table:style-name="ce7" office:value-type="string" calcext:value-type="string">
            <text:p>Total!!Population of one race!!Asian alone</text:p>
          </table:table-cell>
          <table:table-cell table:style-name="ce7" office:value-type="string" calcext:value-type="string">
            <text:p>RACE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8007.json" xlink:type="simple">P008007</text:a></text:p>
          </table:table-cell>
          <table:table-cell table:style-name="ce7" office:value-type="string" calcext:value-type="string">
            <text:p>Total!!Population of one race!!Native Hawaiian and Other Pacific Islander alone</text:p>
          </table:table-cell>
          <table:table-cell table:style-name="ce7" office:value-type="string" calcext:value-type="string">
            <text:p>RACE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8008.json" xlink:type="simple">P008008</text:a></text:p>
          </table:table-cell>
          <table:table-cell table:style-name="ce7" office:value-type="string" calcext:value-type="string">
            <text:p>Total!!Population of one race!!Some Other Race alone</text:p>
          </table:table-cell>
          <table:table-cell table:style-name="ce7" office:value-type="string" calcext:value-type="string">
            <text:p>RACE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<text:a xlink:href="https://api.census.gov/data/2010/dec/sf1/variables/P008009.json" xlink:type="simple">P008009</text:a></text:p>
          </table:table-cell>
          <table:table-cell table:style-name="ce7" office:value-type="string" calcext:value-type="string">
            <text:p>Total!!Two or More Races</text:p>
          </table:table-cell>
          <table:table-cell table:style-name="ce7" office:value-type="string" calcext:value-type="string">
            <text:p>RACE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<text:a xlink:href="https://api.census.gov/data/2010/dec/sf1/variables/H011001.json" xlink:type="simple">H011001</text:a></text:p>
          </table:table-cell>
          <table:table-cell table:style-name="ce8" office:value-type="string" calcext:value-type="string">
            <text:p>Total population in occupied housing units</text:p>
          </table:table-cell>
          <table:table-cell table:style-name="ce8" office:value-type="string" calcext:value-type="string">
            <text:p>TOTAL POPULATION IN OCCUPIED HOUSING UNITS BY TENUR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H11.html" xlink:type="simple">H11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H011002.json" xlink:type="simple">H011002</text:a></text:p>
          </table:table-cell>
          <table:table-cell table:style-name="ce8" office:value-type="string" calcext:value-type="string">
            <text:p>Total population in occupied housing units!!Owned with a mortgage or a loan</text:p>
          </table:table-cell>
          <table:table-cell table:style-name="ce8" office:value-type="string" calcext:value-type="string">
            <text:p>TOTAL POPULATION IN OCCUPIED HOUSING UNITS BY TENUR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H11.html" xlink:type="simple">H11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H011003.json" xlink:type="simple">H011003</text:a></text:p>
          </table:table-cell>
          <table:table-cell table:style-name="ce8" office:value-type="string" calcext:value-type="string">
            <text:p>Total population in occupied housing units!!Owned free and clear</text:p>
          </table:table-cell>
          <table:table-cell table:style-name="ce8" office:value-type="string" calcext:value-type="string">
            <text:p>TOTAL POPULATION IN OCCUPIED HOUSING UNITS BY TENUR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H11.html" xlink:type="simple">H11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H011004.json" xlink:type="simple">H011004</text:a></text:p>
          </table:table-cell>
          <table:table-cell table:style-name="ce8" office:value-type="string" calcext:value-type="string">
            <text:p>Total population in occupied housing units!!Renter occupied</text:p>
          </table:table-cell>
          <table:table-cell table:style-name="ce8" office:value-type="string" calcext:value-type="string">
            <text:p>TOTAL POPULATION IN OCCUPIED HOUSING UNITS BY TENUR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H11.html" xlink:type="simple">H11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H003001.json" xlink:type="simple">H003001</text:a>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OCCUPANCY STATUS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H3.html" xlink:type="simple">H3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H003002.json" xlink:type="simple">H003002</text:a></text:p>
          </table:table-cell>
          <table:table-cell table:style-name="ce8" office:value-type="string" calcext:value-type="string">
            <text:p>Total!!Occupied</text:p>
          </table:table-cell>
          <table:table-cell table:style-name="ce8" office:value-type="string" calcext:value-type="string">
            <text:p>OCCUPANCY STATUS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H3.html" xlink:type="simple">H3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H003003.json" xlink:type="simple">H003003</text:a></text:p>
          </table:table-cell>
          <table:table-cell table:style-name="ce8" office:value-type="string" calcext:value-type="string">
            <text:p>Total!!Vacant</text:p>
          </table:table-cell>
          <table:table-cell table:style-name="ce8" office:value-type="string" calcext:value-type="string">
            <text:p>OCCUPANCY STATUS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H3.html" xlink:type="simple">H3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H005001.json" xlink:type="simple">H005001</text:a>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VACANCY STATUS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H5.html" xlink:type="simple">H5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H005002.json" xlink:type="simple">H005002</text:a></text:p>
          </table:table-cell>
          <table:table-cell table:style-name="ce8" office:value-type="string" calcext:value-type="string">
            <text:p>Total!!For rent</text:p>
          </table:table-cell>
          <table:table-cell table:style-name="ce8" office:value-type="string" calcext:value-type="string">
            <text:p>VACANCY STATUS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H5.html" xlink:type="simple">H5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H005003.json" xlink:type="simple">H005003</text:a></text:p>
          </table:table-cell>
          <table:table-cell table:style-name="ce8" office:value-type="string" calcext:value-type="string">
            <text:p>Total!!Rented, not occupied</text:p>
          </table:table-cell>
          <table:table-cell table:style-name="ce8" office:value-type="string" calcext:value-type="string">
            <text:p>VACANCY STATUS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H5.html" xlink:type="simple">H5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H005004.json" xlink:type="simple">H005004</text:a></text:p>
          </table:table-cell>
          <table:table-cell table:style-name="ce8" office:value-type="string" calcext:value-type="string">
            <text:p>Total!!For sale only</text:p>
          </table:table-cell>
          <table:table-cell table:style-name="ce8" office:value-type="string" calcext:value-type="string">
            <text:p>VACANCY STATUS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H5.html" xlink:type="simple">H5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H005005.json" xlink:type="simple">H005005</text:a></text:p>
          </table:table-cell>
          <table:table-cell table:style-name="ce8" office:value-type="string" calcext:value-type="string">
            <text:p>Total!!Sold, not occupied</text:p>
          </table:table-cell>
          <table:table-cell table:style-name="ce8" office:value-type="string" calcext:value-type="string">
            <text:p>VACANCY STATUS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H5.html" xlink:type="simple">H5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H005006.json" xlink:type="simple">H005006</text:a></text:p>
          </table:table-cell>
          <table:table-cell table:style-name="ce8" office:value-type="string" calcext:value-type="string">
            <text:p>Total!!For seasonal, recreational, or occasional use</text:p>
          </table:table-cell>
          <table:table-cell table:style-name="ce8" office:value-type="string" calcext:value-type="string">
            <text:p>VACANCY STATUS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H5.html" xlink:type="simple">H5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H005007.json" xlink:type="simple">H005007</text:a></text:p>
          </table:table-cell>
          <table:table-cell table:style-name="ce8" office:value-type="string" calcext:value-type="string">
            <text:p>Total!!For migrant workers</text:p>
          </table:table-cell>
          <table:table-cell table:style-name="ce8" office:value-type="string" calcext:value-type="string">
            <text:p>VACANCY STATUS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H5.html" xlink:type="simple">H5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H005008.json" xlink:type="simple">H005008</text:a></text:p>
          </table:table-cell>
          <table:table-cell table:style-name="ce8" office:value-type="string" calcext:value-type="string">
            <text:p>Total!!Other vacant</text:p>
          </table:table-cell>
          <table:table-cell table:style-name="ce8" office:value-type="string" calcext:value-type="string">
            <text:p>VACANCY STATUS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H5.html" xlink:type="simple">H5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01.json" xlink:type="simple">P012001</text:a>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02.json" xlink:type="simple">P012002</text:a></text:p>
          </table:table-cell>
          <table:table-cell table:style-name="ce8" office:value-type="string" calcext:value-type="string">
            <text:p>Total!!Male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03.json" xlink:type="simple">P012003</text:a></text:p>
          </table:table-cell>
          <table:table-cell table:style-name="ce8" office:value-type="string" calcext:value-type="string">
            <text:p>Total!!Male!!Under 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04.json" xlink:type="simple">P012004</text:a></text:p>
          </table:table-cell>
          <table:table-cell table:style-name="ce8" office:value-type="string" calcext:value-type="string">
            <text:p>Total!!Male!!5 to 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05.json" xlink:type="simple">P012005</text:a></text:p>
          </table:table-cell>
          <table:table-cell table:style-name="ce8" office:value-type="string" calcext:value-type="string">
            <text:p>Total!!Male!!10 to 1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06.json" xlink:type="simple">P012006</text:a></text:p>
          </table:table-cell>
          <table:table-cell table:style-name="ce8" office:value-type="string" calcext:value-type="string">
            <text:p>Total!!Male!!15 to 1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07.json" xlink:type="simple">P012007</text:a></text:p>
          </table:table-cell>
          <table:table-cell table:style-name="ce8" office:value-type="string" calcext:value-type="string">
            <text:p>Total!!Male!!18 and 1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08.json" xlink:type="simple">P012008</text:a></text:p>
          </table:table-cell>
          <table:table-cell table:style-name="ce8" office:value-type="string" calcext:value-type="string">
            <text:p>Total!!Male!!2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09.json" xlink:type="simple">P012009</text:a></text:p>
          </table:table-cell>
          <table:table-cell table:style-name="ce8" office:value-type="string" calcext:value-type="string">
            <text:p>Total!!Male!!2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10.json" xlink:type="simple">P012010</text:a></text:p>
          </table:table-cell>
          <table:table-cell table:style-name="ce8" office:value-type="string" calcext:value-type="string">
            <text:p>Total!!Male!!22 to 2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11.json" xlink:type="simple">P012011</text:a></text:p>
          </table:table-cell>
          <table:table-cell table:style-name="ce8" office:value-type="string" calcext:value-type="string">
            <text:p>Total!!Male!!25 to 2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12.json" xlink:type="simple">P012012</text:a></text:p>
          </table:table-cell>
          <table:table-cell table:style-name="ce8" office:value-type="string" calcext:value-type="string">
            <text:p>Total!!Male!!30 to 3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13.json" xlink:type="simple">P012013</text:a></text:p>
          </table:table-cell>
          <table:table-cell table:style-name="ce8" office:value-type="string" calcext:value-type="string">
            <text:p>Total!!Male!!35 to 3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14.json" xlink:type="simple">P012014</text:a></text:p>
          </table:table-cell>
          <table:table-cell table:style-name="ce8" office:value-type="string" calcext:value-type="string">
            <text:p>Total!!Male!!40 to 4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15.json" xlink:type="simple">P012015</text:a></text:p>
          </table:table-cell>
          <table:table-cell table:style-name="ce8" office:value-type="string" calcext:value-type="string">
            <text:p>Total!!Male!!45 to 4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16.json" xlink:type="simple">P012016</text:a></text:p>
          </table:table-cell>
          <table:table-cell table:style-name="ce8" office:value-type="string" calcext:value-type="string">
            <text:p>Total!!Male!!50 to 5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17.json" xlink:type="simple">P012017</text:a></text:p>
          </table:table-cell>
          <table:table-cell table:style-name="ce8" office:value-type="string" calcext:value-type="string">
            <text:p>Total!!Male!!55 to 5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18.json" xlink:type="simple">P012018</text:a></text:p>
          </table:table-cell>
          <table:table-cell table:style-name="ce8" office:value-type="string" calcext:value-type="string">
            <text:p>Total!!Male!!60 and 6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19.json" xlink:type="simple">P012019</text:a></text:p>
          </table:table-cell>
          <table:table-cell table:style-name="ce8" office:value-type="string" calcext:value-type="string">
            <text:p>Total!!Male!!62 to 6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20.json" xlink:type="simple">P012020</text:a></text:p>
          </table:table-cell>
          <table:table-cell table:style-name="ce8" office:value-type="string" calcext:value-type="string">
            <text:p>Total!!Male!!65 and 6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21.json" xlink:type="simple">P012021</text:a></text:p>
          </table:table-cell>
          <table:table-cell table:style-name="ce8" office:value-type="string" calcext:value-type="string">
            <text:p>Total!!Male!!67 to 6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22.json" xlink:type="simple">P012022</text:a></text:p>
          </table:table-cell>
          <table:table-cell table:style-name="ce8" office:value-type="string" calcext:value-type="string">
            <text:p>Total!!Male!!70 to 7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23.json" xlink:type="simple">P012023</text:a></text:p>
          </table:table-cell>
          <table:table-cell table:style-name="ce8" office:value-type="string" calcext:value-type="string">
            <text:p>Total!!Male!!75 to 7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24.json" xlink:type="simple">P012024</text:a></text:p>
          </table:table-cell>
          <table:table-cell table:style-name="ce8" office:value-type="string" calcext:value-type="string">
            <text:p>Total!!Male!!80 to 8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25.json" xlink:type="simple">P012025</text:a></text:p>
          </table:table-cell>
          <table:table-cell table:style-name="ce8" office:value-type="string" calcext:value-type="string">
            <text:p>Total!!Male!!85 years and over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26.json" xlink:type="simple">P012026</text:a></text:p>
          </table:table-cell>
          <table:table-cell table:style-name="ce8" office:value-type="string" calcext:value-type="string">
            <text:p>Total!!Female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27.json" xlink:type="simple">P012027</text:a></text:p>
          </table:table-cell>
          <table:table-cell table:style-name="ce8" office:value-type="string" calcext:value-type="string">
            <text:p>Total!!Female!!Under 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28.json" xlink:type="simple">P012028</text:a></text:p>
          </table:table-cell>
          <table:table-cell table:style-name="ce8" office:value-type="string" calcext:value-type="string">
            <text:p>Total!!Female!!5 to 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29.json" xlink:type="simple">P012029</text:a></text:p>
          </table:table-cell>
          <table:table-cell table:style-name="ce8" office:value-type="string" calcext:value-type="string">
            <text:p>Total!!Female!!10 to 1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30.json" xlink:type="simple">P012030</text:a></text:p>
          </table:table-cell>
          <table:table-cell table:style-name="ce8" office:value-type="string" calcext:value-type="string">
            <text:p>Total!!Female!!15 to 1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31.json" xlink:type="simple">P012031</text:a></text:p>
          </table:table-cell>
          <table:table-cell table:style-name="ce8" office:value-type="string" calcext:value-type="string">
            <text:p>Total!!Female!!18 and 1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32.json" xlink:type="simple">P012032</text:a></text:p>
          </table:table-cell>
          <table:table-cell table:style-name="ce8" office:value-type="string" calcext:value-type="string">
            <text:p>Total!!Female!!2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33.json" xlink:type="simple">P012033</text:a></text:p>
          </table:table-cell>
          <table:table-cell table:style-name="ce8" office:value-type="string" calcext:value-type="string">
            <text:p>Total!!Female!!2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34.json" xlink:type="simple">P012034</text:a></text:p>
          </table:table-cell>
          <table:table-cell table:style-name="ce8" office:value-type="string" calcext:value-type="string">
            <text:p>Total!!Female!!22 to 2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35.json" xlink:type="simple">P012035</text:a></text:p>
          </table:table-cell>
          <table:table-cell table:style-name="ce8" office:value-type="string" calcext:value-type="string">
            <text:p>Total!!Female!!25 to 2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36.json" xlink:type="simple">P012036</text:a></text:p>
          </table:table-cell>
          <table:table-cell table:style-name="ce8" office:value-type="string" calcext:value-type="string">
            <text:p>Total!!Female!!30 to 3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37.json" xlink:type="simple">P012037</text:a></text:p>
          </table:table-cell>
          <table:table-cell table:style-name="ce8" office:value-type="string" calcext:value-type="string">
            <text:p>Total!!Female!!35 to 3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38.json" xlink:type="simple">P012038</text:a></text:p>
          </table:table-cell>
          <table:table-cell table:style-name="ce8" office:value-type="string" calcext:value-type="string">
            <text:p>Total!!Female!!40 to 4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39.json" xlink:type="simple">P012039</text:a></text:p>
          </table:table-cell>
          <table:table-cell table:style-name="ce8" office:value-type="string" calcext:value-type="string">
            <text:p>Total!!Female!!45 to 4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40.json" xlink:type="simple">P012040</text:a></text:p>
          </table:table-cell>
          <table:table-cell table:style-name="ce8" office:value-type="string" calcext:value-type="string">
            <text:p>Total!!Female!!50 to 5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41.json" xlink:type="simple">P012041</text:a></text:p>
          </table:table-cell>
          <table:table-cell table:style-name="ce8" office:value-type="string" calcext:value-type="string">
            <text:p>Total!!Female!!55 to 5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42.json" xlink:type="simple">P012042</text:a></text:p>
          </table:table-cell>
          <table:table-cell table:style-name="ce8" office:value-type="string" calcext:value-type="string">
            <text:p>Total!!Female!!60 and 6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43.json" xlink:type="simple">P012043</text:a></text:p>
          </table:table-cell>
          <table:table-cell table:style-name="ce8" office:value-type="string" calcext:value-type="string">
            <text:p>Total!!Female!!62 to 6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44.json" xlink:type="simple">P012044</text:a></text:p>
          </table:table-cell>
          <table:table-cell table:style-name="ce8" office:value-type="string" calcext:value-type="string">
            <text:p>Total!!Female!!65 and 6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45.json" xlink:type="simple">P012045</text:a></text:p>
          </table:table-cell>
          <table:table-cell table:style-name="ce8" office:value-type="string" calcext:value-type="string">
            <text:p>Total!!Female!!67 to 6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46.json" xlink:type="simple">P012046</text:a></text:p>
          </table:table-cell>
          <table:table-cell table:style-name="ce8" office:value-type="string" calcext:value-type="string">
            <text:p>Total!!Female!!70 to 7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47.json" xlink:type="simple">P012047</text:a></text:p>
          </table:table-cell>
          <table:table-cell table:style-name="ce8" office:value-type="string" calcext:value-type="string">
            <text:p>Total!!Female!!75 to 7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48.json" xlink:type="simple">P012048</text:a></text:p>
          </table:table-cell>
          <table:table-cell table:style-name="ce8" office:value-type="string" calcext:value-type="string">
            <text:p>Total!!Female!!80 to 8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2049.json" xlink:type="simple">P012049</text:a></text:p>
          </table:table-cell>
          <table:table-cell table:style-name="ce8" office:value-type="string" calcext:value-type="string">
            <text:p>Total!!Female!!85 years and over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12.html" xlink:type="simple">P12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3001.json" xlink:type="simple">P013001</text:a></text:p>
          </table:table-cell>
          <table:table-cell table:style-name="ce8" office:value-type="string" calcext:value-type="string">
            <text:p>Median age!!Both sexes</text:p>
          </table:table-cell>
          <table:table-cell table:style-name="ce8" office:value-type="string" calcext:value-type="string">
            <text:p>MEDIAN AGE BY SEX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float</text:p>
          </table:table-cell>
          <table:table-cell table:style-name="ce8" office:value-type="string" calcext:value-type="string">
            <text:p><text:a xlink:href="https://api.census.gov/data/2010/dec/sf1/groups/P13.html" xlink:type="simple">P13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3002.json" xlink:type="simple">P013002</text:a></text:p>
          </table:table-cell>
          <table:table-cell table:style-name="ce8" office:value-type="string" calcext:value-type="string">
            <text:p>Median age!!Male</text:p>
          </table:table-cell>
          <table:table-cell table:style-name="ce8" office:value-type="string" calcext:value-type="string">
            <text:p>MEDIAN AGE BY SEX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float</text:p>
          </table:table-cell>
          <table:table-cell table:style-name="ce8" office:value-type="string" calcext:value-type="string">
            <text:p><text:a xlink:href="https://api.census.gov/data/2010/dec/sf1/groups/P13.html" xlink:type="simple">P13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013003.json" xlink:type="simple">P013003</text:a></text:p>
          </table:table-cell>
          <table:table-cell table:style-name="ce8" office:value-type="string" calcext:value-type="string">
            <text:p>Median age!!Female</text:p>
          </table:table-cell>
          <table:table-cell table:style-name="ce8" office:value-type="string" calcext:value-type="string">
            <text:p>MEDIAN AGE BY SEX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float</text:p>
          </table:table-cell>
          <table:table-cell table:style-name="ce8" office:value-type="string" calcext:value-type="string">
            <text:p><text:a xlink:href="https://api.census.gov/data/2010/dec/sf1/groups/P13.html" xlink:type="simple">P13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01.json" xlink:type="simple">PCT020001</text:a>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02.json" xlink:type="simple">PCT020002</text:a></text:p>
          </table:table-cell>
          <table:table-cell table:style-name="ce8" office:value-type="string" calcext:value-type="string">
            <text:p>Total!!Institutionalized population (101-106, 201-203, 301, 401-405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03.json" xlink:type="simple">PCT020003</text:a></text:p>
          </table:table-cell>
          <table:table-cell table:style-name="ce8" office:value-type="string" calcext:value-type="string">
            <text:p>Total!!Institutionalized population (101-106, 201-203, 301, 401-405)!!Correctional facilities for adults (101-106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04.json" xlink:type="simple">PCT020004</text:a></text:p>
          </table:table-cell>
          <table:table-cell table:style-name="ce8" office:value-type="string" calcext:value-type="string">
            <text:p>Total!!Institutionalized population (101-106, 201-203, 301, 401-405)!!Correctional facilities for adults (101-106)!!Federal detention centers (101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05.json" xlink:type="simple">PCT020005</text:a></text:p>
          </table:table-cell>
          <table:table-cell table:style-name="ce8" office:value-type="string" calcext:value-type="string">
            <text:p>Total!!Institutionalized population (101-106, 201-203, 301, 401-405)!!Correctional facilities for adults (101-106)!!Federal prisons (102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06.json" xlink:type="simple">PCT020006</text:a></text:p>
          </table:table-cell>
          <table:table-cell table:style-name="ce8" office:value-type="string" calcext:value-type="string">
            <text:p>Total!!Institutionalized population (101-106, 201-203, 301, 401-405)!!Correctional facilities for adults (101-106)!!State prisons (103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07.json" xlink:type="simple">PCT020007</text:a></text:p>
          </table:table-cell>
          <table:table-cell table:style-name="ce8" office:value-type="string" calcext:value-type="string">
            <text:p>Total!!Institutionalized population (101-106, 201-203, 301, 401-405)!!Correctional facilities for adults (101-106)!!Local jails and other municipal confinement facilities (104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08.json" xlink:type="simple">PCT020008</text:a></text:p>
          </table:table-cell>
          <table:table-cell table:style-name="ce8" office:value-type="string" calcext:value-type="string">
            <text:p>Total!!Institutionalized population (101-106, 201-203, 301, 401-405)!!Correctional facilities for adults (101-106)!!Correctional residential facilities (105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09.json" xlink:type="simple">PCT020009</text:a></text:p>
          </table:table-cell>
          <table:table-cell table:style-name="ce8" office:value-type="string" calcext:value-type="string">
            <text:p>Total!!Institutionalized population (101-106, 201-203, 301, 401-405)!!Correctional facilities for adults (101-106)!!Military disciplinary barracks and jails (106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10.json" xlink:type="simple">PCT020010</text:a></text:p>
          </table:table-cell>
          <table:table-cell table:style-name="ce8" office:value-type="string" calcext:value-type="string">
            <text:p>Total!!Institutionalized population (101-106, 201-203, 301, 401-405)!!Juvenile facilities (201-203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11.json" xlink:type="simple">PCT020011</text:a></text:p>
          </table:table-cell>
          <table:table-cell table:style-name="ce8" office:value-type="string" calcext:value-type="string">
            <text:p>Total!!Institutionalized population (101-106, 201-203, 301, 401-405)!!Juvenile facilities (201-203)!!Group homes for juveniles (non-correctional) (201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12.json" xlink:type="simple">PCT020012</text:a></text:p>
          </table:table-cell>
          <table:table-cell table:style-name="ce8" office:value-type="string" calcext:value-type="string">
            <text:p>Total!!Institutionalized population (101-106, 201-203, 301, 401-405)!!Juvenile facilities (201-203)!!Residential treatment centers for juveniles (non-correctional) (202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13.json" xlink:type="simple">PCT020013</text:a></text:p>
          </table:table-cell>
          <table:table-cell table:style-name="ce8" office:value-type="string" calcext:value-type="string">
            <text:p>Total!!Institutionalized population (101-106, 201-203, 301, 401-405)!!Juvenile facilities (201-203)!!Correctional facilities intended for juveniles (203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14.json" xlink:type="simple">PCT020014</text:a></text:p>
          </table:table-cell>
          <table:table-cell table:style-name="ce8" office:value-type="string" calcext:value-type="string">
            <text:p>Total!!Institutionalized population (101-106, 201-203, 301, 401-405)!!Nursing facilities/Skilled-nursing facilities (301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15.json" xlink:type="simple">PCT020015</text:a></text:p>
          </table:table-cell>
          <table:table-cell table:style-name="ce8" office:value-type="string" calcext:value-type="string">
            <text:p>Total!!Institutionalized population (101-106, 201-203, 301, 401-405)!!Other institutional facilities (401-405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16.json" xlink:type="simple">PCT020016</text:a></text:p>
          </table:table-cell>
          <table:table-cell table:style-name="ce8" office:value-type="string" calcext:value-type="string">
            <text:p>Total!!Institutionalized population (101-106, 201-203, 301, 401-405)!!Other institutional facilities (401-405)!!Mental (Psychiatric) hospitals and psychiatric units in other hospitals (401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17.json" xlink:type="simple">PCT020017</text:a></text:p>
          </table:table-cell>
          <table:table-cell table:style-name="ce8" office:value-type="string" calcext:value-type="string">
            <text:p>Total!!Institutionalized population (101-106, 201-203, 301, 401-405)!!Other institutional facilities (401-405)!!Hospitals with patients who have no usual home elsewhere (402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18.json" xlink:type="simple">PCT020018</text:a></text:p>
          </table:table-cell>
          <table:table-cell table:style-name="ce8" office:value-type="string" calcext:value-type="string">
            <text:p>Total!!Institutionalized population (101-106, 201-203, 301, 401-405)!!Other institutional facilities (401-405)!!In-patient hospice facilities (403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19.json" xlink:type="simple">PCT020019</text:a></text:p>
          </table:table-cell>
          <table:table-cell table:style-name="ce8" office:value-type="string" calcext:value-type="string">
            <text:p>Total!!Institutionalized population (101-106, 201-203, 301, 401-405)!!Other institutional facilities (401-405)!!Military treatment facilities with assigned patients (404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20.json" xlink:type="simple">PCT020020</text:a></text:p>
          </table:table-cell>
          <table:table-cell table:style-name="ce8" office:value-type="string" calcext:value-type="string">
            <text:p>Total!!Institutionalized population (101-106, 201-203, 301, 401-405)!!Other institutional facilities (401-405)!!Residential schools for people with disabilities (405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21.json" xlink:type="simple">PCT020021</text:a></text:p>
          </table:table-cell>
          <table:table-cell table:style-name="ce8" office:value-type="string" calcext:value-type="string">
            <text:p>Total!!Noninstitutionalized population (501, 601-602, 701-702, 704, 706, 801-802, 900-901, 903-904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22.json" xlink:type="simple">PCT020022</text:a></text:p>
          </table:table-cell>
          <table:table-cell table:style-name="ce8" office:value-type="string" calcext:value-type="string">
            <text:p>Total!!Noninstitutionalized population (501, 601-602, 701-702, 704, 706, 801-802, 900-901, 903-904)!!College/University student housing (501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23.json" xlink:type="simple">PCT020023</text:a></text:p>
          </table:table-cell>
          <table:table-cell table:style-name="ce8" office:value-type="string" calcext:value-type="string">
            <text:p>Total!!Noninstitutionalized population (501, 601-602, 701-702, 704, 706, 801-802, 900-901, 903-904)!!Military quarters (601-602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24.json" xlink:type="simple">PCT020024</text:a></text:p>
          </table:table-cell>
          <table:table-cell table:style-name="ce8" office:value-type="string" calcext:value-type="string">
            <text:p>Total!!Noninstitutionalized population (501, 601-602, 701-702, 704, 706, 801-802, 900-901, 903-904)!!Military quarters (601-602)!!Military barracks and dormitories (non-disciplinary) (601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25.json" xlink:type="simple">PCT020025</text:a></text:p>
          </table:table-cell>
          <table:table-cell table:style-name="ce8" office:value-type="string" calcext:value-type="string">
            <text:p>Total!!Noninstitutionalized population (501, 601-602, 701-702, 704, 706, 801-802, 900-901, 903-904)!!Military quarters (601-602)!!Military ships (602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26.json" xlink:type="simple">PCT020026</text:a></text:p>
          </table:table-cell>
          <table:table-cell table:style-name="ce8" office:value-type="string" calcext:value-type="string">
            <text:p>Total!!Noninstitutionalized population (501, 601-602, 701-702, 704, 706, 801-802, 900-901, 903-904)!!Other noninstitutional facilities (701-702, 704, 706, 801-802, 900-901, 903-904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27.json" xlink:type="simple">PCT020027</text:a></text:p>
          </table:table-cell>
          <table:table-cell table:style-name="ce8" office:value-type="string" calcext:value-type="string">
            <text:p>Total!!Noninstitutionalized population !!Other noninstitutional facilities (701-702, 704, 706, 801-802, 900-901, 903-904)!!Emergency and transitional shelters (with sleeping facilities) for people experiencing homelessness (701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28.json" xlink:type="simple">PCT020028</text:a></text:p>
          </table:table-cell>
          <table:table-cell table:style-name="ce8" office:value-type="string" calcext:value-type="string">
            <text:p>Total!!Noninstitutionalized population (501, 601-602, 701-702, 704, 706, 801-802, 900-901, 903-904)!!Other noninstitutional facilities (701-702, 704, 706, 801-802, 900-901, 903-904)!!Group homes intended for adults (801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29.json" xlink:type="simple">PCT020029</text:a></text:p>
          </table:table-cell>
          <table:table-cell table:style-name="ce8" office:value-type="string" calcext:value-type="string">
            <text:p>Total!!Noninstitutionalized population (501, 601-602, 701-702, 704, 706, 801-802, 900-901, 903-904)!!Other noninstitutional facilities (701-702, 704, 706, 801-802, 900-901, 903-904)!!Residential treatment centers for adults (802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30.json" xlink:type="simple">PCT020030</text:a></text:p>
          </table:table-cell>
          <table:table-cell table:style-name="ce8" office:value-type="string" calcext:value-type="string">
            <text:p>Total!!Noninstitutionalized population (501, 601-602, 701-702, 704, 706, 801-802, 900-901, 903-904)!!Other noninstitutional facilities (701-702, 704, 706, 801-802, 900-901, 903-904)!!Maritime/merchant vessels (900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31.json" xlink:type="simple">PCT020031</text:a></text:p>
          </table:table-cell>
          <table:table-cell table:style-name="ce8" office:value-type="string" calcext:value-type="string">
            <text:p>Total!!Noninstitutionalized population (501, 601-602, 701-702, 704, 706, 801-802, 900-901, 903-904)!!Other noninstitutional facilities (701-702, 704, 706, 801-802, 900-901, 903-904)!!Workers' group living quarters and Job Corps centers (901)</text:p>
          </table:table-cell>
          <table:table-cell table:style-name="ce8" office:value-type="string" calcext:value-type="string">
            <text:p>GROUP QUARTERS POPULATION BY GROUP QUARTERS TYPE</text:p>
          </table:table-cell>
          <table:table-cell table:style-name="ce8" office:value-type="string" calcext:value-type="string">
            <text:p>predicate-only</text:p>
          </table:table-cell>
          <table:table-cell table:style-name="ce8" office:value-type="string" calcext:value-type="string">
            <text:p><text:a xlink:href="https://api.census.gov/data/2010/dec/sf1/group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20.html" xlink:type="simple">PCT20</text:a></text:p>
          </table:table-cell>
          <table:table-cell table:number-columns-repeated="56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20032.json" xlink:type="simple">PCT020032</text:a></text:p>
          </table:table-cell>
          <table:table-cell table:style-name="ce8" office:value-type="string" calcext:value-type="string">
            <text:p>Total!!Noninstitutionalized population (501, 601-602, 701-702, 704, 706, 801-802, 900-901, 903-904)!!Other noninstitutional facilities (701-702, 704, 706, 801-802, 900-901, 903-904)!!Other noninstitutional facilities (702, 704, 706, 903-904)</text:p>
          </table:table-cell>
          <table:table-cell table:style-name="Default" table:number-columns-repeated="6"/>
          <table:table-cell table:number-columns-repeated="56"/>
        </table:table-row>
        <table:table-row table:style-name="ro1" table:number-rows-repeated="1048434">
          <table:table-cell table:number-columns-repeated="64"/>
        </table:table-row>
        <table:table-row table:style-name="ro2" table:number-rows-repeated="2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ld master" table:style-name="ta1"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60" table:default-cell-style-name="ce6"/>
        <table:table-row table:style-name="ro3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api.census.gov/data/2010/dec/sf1/variables/P001001.json" xlink:type="simple">P001001</text:a></text:p>
          </table:table-cell>
          <table:table-cell table:style-name="ce7" office:value-type="string" calcext:value-type="string">
            <text:p>Total Popul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1001.json" xlink:type="simple">P001001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api.census.gov/data/2010/dec/sf1/variables/P002001.json" xlink:type="simple">P002001</text:a>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URBAN AND RURAL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2001.json" xlink:type="simple">P002001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<text:a xlink:href="https://api.census.gov/data/2010/dec/sf1/variables/P002002.json" xlink:type="simple">P002002</text:a></text:p>
          </table:table-cell>
          <table:table-cell table:style-name="ce7" office:value-type="string" calcext:value-type="string">
            <text:p>Total!!Urban</text:p>
          </table:table-cell>
          <table:table-cell table:style-name="ce7" office:value-type="string" calcext:value-type="string">
            <text:p>URBAN AND RURAL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2002.json" xlink:type="simple">P002002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<text:a xlink:href="https://api.census.gov/data/2010/dec/sf1/variables/P002003.json" xlink:type="simple">P002003</text:a></text:p>
          </table:table-cell>
          <table:table-cell table:style-name="ce7" office:value-type="string" calcext:value-type="string">
            <text:p>Total!!Urban!!Inside urbanized areas</text:p>
          </table:table-cell>
          <table:table-cell table:style-name="ce7" office:value-type="string" calcext:value-type="string">
            <text:p>URBAN AND RURAL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2003.json" xlink:type="simple">P002003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<text:a xlink:href="https://api.census.gov/data/2010/dec/sf1/variables/P002004.json" xlink:type="simple">P002004</text:a></text:p>
          </table:table-cell>
          <table:table-cell table:style-name="ce7" office:value-type="string" calcext:value-type="string">
            <text:p>Total!!Urban!!Inside urban clusters</text:p>
          </table:table-cell>
          <table:table-cell table:style-name="ce7" office:value-type="string" calcext:value-type="string">
            <text:p>URBAN AND RURAL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2004.json" xlink:type="simple">P002004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<text:a xlink:href="https://api.census.gov/data/2010/dec/sf1/variables/P002005.json" xlink:type="simple">P002005</text:a></text:p>
          </table:table-cell>
          <table:table-cell table:style-name="ce7" office:value-type="string" calcext:value-type="string">
            <text:p>Total!!Rural</text:p>
          </table:table-cell>
          <table:table-cell table:style-name="ce7" office:value-type="string" calcext:value-type="string">
            <text:p>URBAN AND RURAL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2005.json" xlink:type="simple">P002005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<text:a xlink:href="https://api.census.gov/data/2010/dec/sf1/variables/P002006.json" xlink:type="simple">P002006</text:a></text:p>
          </table:table-cell>
          <table:table-cell table:style-name="ce7" office:value-type="string" calcext:value-type="string">
            <text:p>Total!!Not defined for this file</text:p>
          </table:table-cell>
          <table:table-cell table:style-name="ce7" office:value-type="string" calcext:value-type="string">
            <text:p>URBAN AND RURAL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2006.json" xlink:type="simple">P002006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<text:a xlink:href="https://api.census.gov/data/2010/dec/sf1/variables/P006001.json" xlink:type="simple">P006001</text:a></text:p>
          </table:table-cell>
          <table:table-cell table:style-name="ce7" office:value-type="string" calcext:value-type="string">
            <text:p>Total races tallied</text:p>
          </table:table-cell>
          <table:table-cell table:style-name="ce7" office:value-type="string" calcext:value-type="string">
            <text:p>RACE (TOTAL RACES TALLIED)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6001.json" xlink:type="simple">P006001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<text:a xlink:href="https://api.census.gov/data/2010/dec/sf1/variables/P006002.json" xlink:type="simple">P006002</text:a></text:p>
          </table:table-cell>
          <table:table-cell table:style-name="ce7" office:value-type="string" calcext:value-type="string">
            <text:p>Total races tallied!!White alone or in combination</text:p>
          </table:table-cell>
          <table:table-cell table:style-name="ce7" office:value-type="string" calcext:value-type="string">
            <text:p>RACE (TOTAL RACES TALLIED)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6002.json" xlink:type="simple">P006002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<text:a xlink:href="https://api.census.gov/data/2010/dec/sf1/variables/P006003.json" xlink:type="simple">P006003</text:a></text:p>
          </table:table-cell>
          <table:table-cell table:style-name="ce7" office:value-type="string" calcext:value-type="string">
            <text:p>Total races tallied!!Black or African American alone or in combination</text:p>
          </table:table-cell>
          <table:table-cell table:style-name="ce7" office:value-type="string" calcext:value-type="string">
            <text:p>RACE (TOTAL RACES TALLIED)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6003.json" xlink:type="simple">P006003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<text:a xlink:href="https://api.census.gov/data/2010/dec/sf1/variables/P006004.json" xlink:type="simple">P006004</text:a></text:p>
          </table:table-cell>
          <table:table-cell table:style-name="ce7" office:value-type="string" calcext:value-type="string">
            <text:p>Total races tallied!!American Indian and Alaska Native alone or in combination</text:p>
          </table:table-cell>
          <table:table-cell table:style-name="ce7" office:value-type="string" calcext:value-type="string">
            <text:p>RACE (TOTAL RACES TALLIED)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6004.json" xlink:type="simple">P006004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<text:a xlink:href="https://api.census.gov/data/2010/dec/sf1/variables/P006005.json" xlink:type="simple">P006005</text:a></text:p>
          </table:table-cell>
          <table:table-cell table:style-name="ce7" office:value-type="string" calcext:value-type="string">
            <text:p>Total races tallied!!Asian alone or in combination</text:p>
          </table:table-cell>
          <table:table-cell table:style-name="ce7" office:value-type="string" calcext:value-type="string">
            <text:p>RACE (TOTAL RACES TALLIED)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6005.json" xlink:type="simple">P006005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<text:a xlink:href="https://api.census.gov/data/2010/dec/sf1/variables/P006006.json" xlink:type="simple">P006006</text:a></text:p>
          </table:table-cell>
          <table:table-cell table:style-name="ce7" office:value-type="string" calcext:value-type="string">
            <text:p>Total races tallied!!Native Hawaiian and Other Pacific Islander alone or in combination</text:p>
          </table:table-cell>
          <table:table-cell table:style-name="ce7" office:value-type="string" calcext:value-type="string">
            <text:p>RACE (TOTAL RACES TALLIED)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6006.json" xlink:type="simple">P006006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/>
          <table:table-cell table:style-name="ce8" office:value-type="string" calcext:value-type="string">
            <text:p><text:a xlink:href="https://api.census.gov/data/2010/dec/sf1/variables/P006007.json" xlink:type="simple">P006007</text:a></text:p>
          </table:table-cell>
          <table:table-cell table:style-name="ce9" office:value-type="string" calcext:value-type="string">
            <text:p>Total races tallied!!Some Other Race alone or in combination with one or more other races</text:p>
          </table:table-cell>
          <table:table-cell table:style-name="ce8" office:value-type="string" calcext:value-type="string">
            <text:p>RACE (TOTAL RACES TALLIED)</text:p>
          </table:table-cell>
          <table:table-cell/>
          <table:table-cell table:style-name="ce7"/>
          <table:table-cell table:number-columns-repeated="5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<text:a xlink:href="https://api.census.gov/data/2010/dec/sf1/variables/P008001.json" xlink:type="simple">P008001</text:a>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01.json" xlink:type="simple">P008001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<text:a xlink:href="https://api.census.gov/data/2010/dec/sf1/variables/P008002.json" xlink:type="simple">P008002</text:a></text:p>
          </table:table-cell>
          <table:table-cell table:style-name="ce7" office:value-type="string" calcext:value-type="string">
            <text:p>Total!!Population of one race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02.json" xlink:type="simple">P008002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<text:a xlink:href="https://api.census.gov/data/2010/dec/sf1/variables/P008003.json" xlink:type="simple">P008003</text:a></text:p>
          </table:table-cell>
          <table:table-cell table:style-name="ce7" office:value-type="string" calcext:value-type="string">
            <text:p>Total!!Population of one race!!White alone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03.json" xlink:type="simple">P008003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<text:a xlink:href="https://api.census.gov/data/2010/dec/sf1/variables/P008004.json" xlink:type="simple">P008004</text:a></text:p>
          </table:table-cell>
          <table:table-cell table:style-name="ce7" office:value-type="string" calcext:value-type="string">
            <text:p>Total!!Population of one race!!Black or African American alone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04.json" xlink:type="simple">P008004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<text:a xlink:href="https://api.census.gov/data/2010/dec/sf1/variables/P008005.json" xlink:type="simple">P008005</text:a></text:p>
          </table:table-cell>
          <table:table-cell table:style-name="ce7" office:value-type="string" calcext:value-type="string">
            <text:p>Total!!Population of one race!!American Indian and Alaska Native alone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05.json" xlink:type="simple">P008005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<text:a xlink:href="https://api.census.gov/data/2010/dec/sf1/variables/P008006.json" xlink:type="simple">P008006</text:a></text:p>
          </table:table-cell>
          <table:table-cell table:style-name="ce7" office:value-type="string" calcext:value-type="string">
            <text:p>Total!!Population of one race!!Asian alone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06.json" xlink:type="simple">P008006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<text:a xlink:href="https://api.census.gov/data/2010/dec/sf1/variables/P008007.json" xlink:type="simple">P008007</text:a></text:p>
          </table:table-cell>
          <table:table-cell table:style-name="ce7" office:value-type="string" calcext:value-type="string">
            <text:p>Total!!Population of one race!!Native Hawaiian and Other Pacific Islander alone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07.json" xlink:type="simple">P008007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<text:a xlink:href="https://api.census.gov/data/2010/dec/sf1/variables/P008008.json" xlink:type="simple">P008008</text:a></text:p>
          </table:table-cell>
          <table:table-cell table:style-name="ce7" office:value-type="string" calcext:value-type="string">
            <text:p>Total!!Population of one race!!Some Other Race alone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08.json" xlink:type="simple">P008008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<text:a xlink:href="https://api.census.gov/data/2010/dec/sf1/variables/P008009.json" xlink:type="simple">P008009</text:a></text:p>
          </table:table-cell>
          <table:table-cell table:style-name="ce7" office:value-type="string" calcext:value-type="string">
            <text:p>Total!!Two or More Races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09.json" xlink:type="simple">P008009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<text:a xlink:href="https://api.census.gov/data/2010/dec/sf1/variables/P008010.json" xlink:type="simple">P008010</text:a></text:p>
          </table:table-cell>
          <table:table-cell table:style-name="ce7" office:value-type="string" calcext:value-type="string">
            <text:p>Total!!Two or More Races!!Population of two races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10.json" xlink:type="simple">P008010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<text:a xlink:href="https://api.census.gov/data/2010/dec/sf1/variables/P008011.json" xlink:type="simple">P008011</text:a></text:p>
          </table:table-cell>
          <table:table-cell table:style-name="ce7" office:value-type="string" calcext:value-type="string">
            <text:p>Total!!Two or More Races!!Population of two races!!White; Black or African American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11.json" xlink:type="simple">P008011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<text:a xlink:href="https://api.census.gov/data/2010/dec/sf1/variables/P008012.json" xlink:type="simple">P008012</text:a></text:p>
          </table:table-cell>
          <table:table-cell table:style-name="ce7" office:value-type="string" calcext:value-type="string">
            <text:p>Total!!Two or More Races!!Population of two races!!White; American Indian and Alaska Native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12.json" xlink:type="simple">P008012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<text:a xlink:href="https://api.census.gov/data/2010/dec/sf1/variables/P008013.json" xlink:type="simple">P008013</text:a></text:p>
          </table:table-cell>
          <table:table-cell table:style-name="ce7" office:value-type="string" calcext:value-type="string">
            <text:p>Total!!Two or More Races!!Population of two races!!White; Asian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13.json" xlink:type="simple">P008013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<text:a xlink:href="https://api.census.gov/data/2010/dec/sf1/variables/P008014.json" xlink:type="simple">P008014</text:a></text:p>
          </table:table-cell>
          <table:table-cell table:style-name="ce7" office:value-type="string" calcext:value-type="string">
            <text:p>Total!!Two or More Races!!Population of two races!!White; Native Hawaiian and Other Pacific Islander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14.json" xlink:type="simple">P008014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<text:a xlink:href="https://api.census.gov/data/2010/dec/sf1/variables/P008015.json" xlink:type="simple">P008015</text:a></text:p>
          </table:table-cell>
          <table:table-cell table:style-name="ce7" office:value-type="string" calcext:value-type="string">
            <text:p>Total!!Two or More Races!!Population of two races!!White; Some Other Race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15.json" xlink:type="simple">P008015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<text:a xlink:href="https://api.census.gov/data/2010/dec/sf1/variables/P008016.json" xlink:type="simple">P008016</text:a></text:p>
          </table:table-cell>
          <table:table-cell table:style-name="ce7" office:value-type="string" calcext:value-type="string">
            <text:p>Total!!Two or More Races!!Population of two races!!Black or African American; American Indian and Alaska Native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16.json" xlink:type="simple">P008016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<text:a xlink:href="https://api.census.gov/data/2010/dec/sf1/variables/P008017.json" xlink:type="simple">P008017</text:a></text:p>
          </table:table-cell>
          <table:table-cell table:style-name="ce7" office:value-type="string" calcext:value-type="string">
            <text:p>Total!!Two or More Races!!Population of two races!!Black or African American; Asian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17.json" xlink:type="simple">P008017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<text:a xlink:href="https://api.census.gov/data/2010/dec/sf1/variables/P008018.json" xlink:type="simple">P008018</text:a></text:p>
          </table:table-cell>
          <table:table-cell table:style-name="ce7" office:value-type="string" calcext:value-type="string">
            <text:p>Total!!Two or More Races!!Population of two races!!Black or African American; Native Hawaiian and Other Pacific Islander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18.json" xlink:type="simple">P008018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a xlink:href="https://api.census.gov/data/2010/dec/sf1/variables/P008019.json" xlink:type="simple">P008019</text:a></text:p>
          </table:table-cell>
          <table:table-cell table:style-name="ce7" office:value-type="string" calcext:value-type="string">
            <text:p>Total!!Two or More Races!!Population of two races!!Black or African American; Some Other Race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19.json" xlink:type="simple">P008019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<text:a xlink:href="https://api.census.gov/data/2010/dec/sf1/variables/P008020.json" xlink:type="simple">P008020</text:a></text:p>
          </table:table-cell>
          <table:table-cell table:style-name="ce7" office:value-type="string" calcext:value-type="string">
            <text:p>Total!!Two or More Races!!Population of two races!!American Indian and Alaska Native; Asian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20.json" xlink:type="simple">P008020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<text:a xlink:href="https://api.census.gov/data/2010/dec/sf1/variables/P008021.json" xlink:type="simple">P008021</text:a></text:p>
          </table:table-cell>
          <table:table-cell table:style-name="ce7" office:value-type="string" calcext:value-type="string">
            <text:p>Total!!Two or More Races!!Population of two races!!American Indian and Alaska Native; Native Hawaiian and Other Pacific Islander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21.json" xlink:type="simple">P008021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<text:a xlink:href="https://api.census.gov/data/2010/dec/sf1/variables/P008022.json" xlink:type="simple">P008022</text:a></text:p>
          </table:table-cell>
          <table:table-cell table:style-name="ce7" office:value-type="string" calcext:value-type="string">
            <text:p>Total!!Two or More Races!!Population of two races!!American Indian and Alaska Native; Some Other Race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22.json" xlink:type="simple">P008022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<text:a xlink:href="https://api.census.gov/data/2010/dec/sf1/variables/P008023.json" xlink:type="simple">P008023</text:a></text:p>
          </table:table-cell>
          <table:table-cell table:style-name="ce7" office:value-type="string" calcext:value-type="string">
            <text:p>Total!!Two or More Races!!Population of two races!!Asian; Native Hawaiian and Other Pacific Islander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23.json" xlink:type="simple">P008023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<text:a xlink:href="https://api.census.gov/data/2010/dec/sf1/variables/P008024.json" xlink:type="simple">P008024</text:a></text:p>
          </table:table-cell>
          <table:table-cell table:style-name="ce7" office:value-type="string" calcext:value-type="string">
            <text:p>Total!!Two or More Races!!Population of two races!!Asian; Some Other Race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24.json" xlink:type="simple">P008024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7" office:value-type="string" calcext:value-type="string">
            <text:p><text:a xlink:href="https://api.census.gov/data/2010/dec/sf1/variables/P008025.json" xlink:type="simple">P008025</text:a></text:p>
          </table:table-cell>
          <table:table-cell table:style-name="ce7" office:value-type="string" calcext:value-type="string">
            <text:p>Total!!Two or More Races!!Population of two races!!Native Hawaiian and Other Pacific Islander; Some Other Race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25.json" xlink:type="simple">P008025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<text:a xlink:href="https://api.census.gov/data/2010/dec/sf1/variables/P008026.json" xlink:type="simple">P008026</text:a></text:p>
          </table:table-cell>
          <table:table-cell table:style-name="ce7" office:value-type="string" calcext:value-type="string">
            <text:p>Total!!Two or More Races!!Population of three races</text:p>
          </table:table-cell>
          <table:table-cell table:style-name="ce7" office:value-type="string" calcext:value-type="string">
            <text:p>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8026.json" xlink:type="simple">P008026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<text:a xlink:href="https://api.census.gov/data/2010/dec/sf1/variables/P004001.json" xlink:type="simple">P004001</text:a>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HISPANIC OR LATINO ORIGIN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4001.json" xlink:type="simple">P004001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<text:a xlink:href="https://api.census.gov/data/2010/dec/sf1/variables/P004002.json" xlink:type="simple">P004002</text:a></text:p>
          </table:table-cell>
          <table:table-cell table:style-name="ce7" office:value-type="string" calcext:value-type="string">
            <text:p>Total!!Not Hispanic or Latino</text:p>
          </table:table-cell>
          <table:table-cell table:style-name="ce7" office:value-type="string" calcext:value-type="string">
            <text:p>HISPANIC OR LATINO ORIGIN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4002.json" xlink:type="simple">P004002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<text:a xlink:href="https://api.census.gov/data/2010/dec/sf1/variables/P004003.json" xlink:type="simple">P004003</text:a></text:p>
          </table:table-cell>
          <table:table-cell table:style-name="ce7" office:value-type="string" calcext:value-type="string">
            <text:p>Total!!Hispanic or Latino</text:p>
          </table:table-cell>
          <table:table-cell table:style-name="ce7" office:value-type="string" calcext:value-type="string">
            <text:p>HISPANIC OR LATINO ORIGIN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4003.json" xlink:type="simple">P004003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<text:a xlink:href="https://api.census.gov/data/2010/dec/sf1/variables/P005001.json" xlink:type="simple">P005001</text:a>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01.json" xlink:type="simple">P005001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7" office:value-type="string" calcext:value-type="string">
            <text:p><text:a xlink:href="https://api.census.gov/data/2010/dec/sf1/variables/P005002.json" xlink:type="simple">P005002</text:a></text:p>
          </table:table-cell>
          <table:table-cell table:style-name="ce7" office:value-type="string" calcext:value-type="string">
            <text:p>Total!!Not Hispanic or Latino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02.json" xlink:type="simple">P005002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<text:a xlink:href="https://api.census.gov/data/2010/dec/sf1/variables/P005003.json" xlink:type="simple">P005003</text:a></text:p>
          </table:table-cell>
          <table:table-cell table:style-name="ce7" office:value-type="string" calcext:value-type="string">
            <text:p>Total!!Not Hispanic or Latino!!White alone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03.json" xlink:type="simple">P005003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"</text:p>
          </table:table-cell>
          <table:table-cell table:number-columns-repeated="54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<text:a xlink:href="https://api.census.gov/data/2010/dec/sf1/variables/P005004.json" xlink:type="simple">P005004</text:a></text:p>
          </table:table-cell>
          <table:table-cell table:style-name="ce7" office:value-type="string" calcext:value-type="string">
            <text:p>Total!!Not Hispanic or Latino!!Black or African American alone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04.json" xlink:type="simple">P005004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7" office:value-type="string" calcext:value-type="string">
            <text:p><text:a xlink:href="https://api.census.gov/data/2010/dec/sf1/variables/P005005.json" xlink:type="simple">P005005</text:a></text:p>
          </table:table-cell>
          <table:table-cell table:style-name="ce7" office:value-type="string" calcext:value-type="string">
            <text:p>Total!!Not Hispanic or Latino!!American Indian and Alaska Native alone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05.json" xlink:type="simple">P005005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7" office:value-type="string" calcext:value-type="string">
            <text:p><text:a xlink:href="https://api.census.gov/data/2010/dec/sf1/variables/P005006.json" xlink:type="simple">P005006</text:a></text:p>
          </table:table-cell>
          <table:table-cell table:style-name="ce7" office:value-type="string" calcext:value-type="string">
            <text:p>Total!!Not Hispanic or Latino!!Asian alone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06.json" xlink:type="simple">P005006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7" office:value-type="string" calcext:value-type="string">
            <text:p><text:a xlink:href="https://api.census.gov/data/2010/dec/sf1/variables/P005007.json" xlink:type="simple">P005007</text:a></text:p>
          </table:table-cell>
          <table:table-cell table:style-name="ce7" office:value-type="string" calcext:value-type="string">
            <text:p>Total!!Not Hispanic or Latino!!Native Hawaiian and Other Pacific Islander alone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07.json" xlink:type="simple">P005007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7" office:value-type="string" calcext:value-type="string">
            <text:p><text:a xlink:href="https://api.census.gov/data/2010/dec/sf1/variables/P005008.json" xlink:type="simple">P005008</text:a></text:p>
          </table:table-cell>
          <table:table-cell table:style-name="ce7" office:value-type="string" calcext:value-type="string">
            <text:p>Total!!Not Hispanic or Latino!!Some Other Race alone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08.json" xlink:type="simple">P005008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<text:a xlink:href="https://api.census.gov/data/2010/dec/sf1/variables/P005009.json" xlink:type="simple">P005009</text:a></text:p>
          </table:table-cell>
          <table:table-cell table:style-name="ce7" office:value-type="string" calcext:value-type="string">
            <text:p>Total!!Not Hispanic or Latino!!Two or More Races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09.json" xlink:type="simple">P005009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7" office:value-type="string" calcext:value-type="string">
            <text:p><text:a xlink:href="https://api.census.gov/data/2010/dec/sf1/variables/P005010.json" xlink:type="simple">P005010</text:a></text:p>
          </table:table-cell>
          <table:table-cell table:style-name="ce7" office:value-type="string" calcext:value-type="string">
            <text:p>Total!!Hispanic or Latino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10.json" xlink:type="simple">P005010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7" office:value-type="string" calcext:value-type="string">
            <text:p><text:a xlink:href="https://api.census.gov/data/2010/dec/sf1/variables/P005011.json" xlink:type="simple">P005011</text:a></text:p>
          </table:table-cell>
          <table:table-cell table:style-name="ce7" office:value-type="string" calcext:value-type="string">
            <text:p>Total!!Hispanic or Latino!!White alone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11.json" xlink:type="simple">P005011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7" office:value-type="string" calcext:value-type="string">
            <text:p><text:a xlink:href="https://api.census.gov/data/2010/dec/sf1/variables/P005012.json" xlink:type="simple">P005012</text:a></text:p>
          </table:table-cell>
          <table:table-cell table:style-name="ce7" office:value-type="string" calcext:value-type="string">
            <text:p>Total!!Hispanic or Latino!!Black or African American alone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12.json" xlink:type="simple">P005012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7" office:value-type="string" calcext:value-type="string">
            <text:p><text:a xlink:href="https://api.census.gov/data/2010/dec/sf1/variables/P005013.json" xlink:type="simple">P005013</text:a></text:p>
          </table:table-cell>
          <table:table-cell table:style-name="ce7" office:value-type="string" calcext:value-type="string">
            <text:p>Total!!Hispanic or Latino!!American Indian and Alaska Native alone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13.json" xlink:type="simple">P005013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7" office:value-type="string" calcext:value-type="string">
            <text:p><text:a xlink:href="https://api.census.gov/data/2010/dec/sf1/variables/P005014.json" xlink:type="simple">P005014</text:a></text:p>
          </table:table-cell>
          <table:table-cell table:style-name="ce7" office:value-type="string" calcext:value-type="string">
            <text:p>Total!!Hispanic or Latino!!Asian alone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14.json" xlink:type="simple">P005014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7" office:value-type="string" calcext:value-type="string">
            <text:p><text:a xlink:href="https://api.census.gov/data/2010/dec/sf1/variables/P005015.json" xlink:type="simple">P005015</text:a></text:p>
          </table:table-cell>
          <table:table-cell table:style-name="ce7" office:value-type="string" calcext:value-type="string">
            <text:p>Total!!Hispanic or Latino!!Native Hawaiian and Other Pacific Islander alone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15.json" xlink:type="simple">P005015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<text:a xlink:href="https://api.census.gov/data/2010/dec/sf1/variables/P005016.json" xlink:type="simple">P005016</text:a></text:p>
          </table:table-cell>
          <table:table-cell table:style-name="ce7" office:value-type="string" calcext:value-type="string">
            <text:p>Total!!Hispanic or Latino!!Some Other Race alone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16.json" xlink:type="simple">P005016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7" office:value-type="string" calcext:value-type="string">
            <text:p><text:a xlink:href="https://api.census.gov/data/2010/dec/sf1/variables/P005017.json" xlink:type="simple">P005017</text:a></text:p>
          </table:table-cell>
          <table:table-cell table:style-name="ce7" office:value-type="string" calcext:value-type="string">
            <text:p>Total!!Hispanic or Latino!!Two or More Races</text:p>
          </table:table-cell>
          <table:table-cell table:style-name="ce7" office:value-type="string" calcext:value-type="string">
            <text:p>HISPANIC OR LATINO ORIGIN BY RACE</text:p>
          </table:table-cell>
          <table:table-cell office:value-type="string" calcext:value-type="string">
            <text:p>"</text:p>
          </table:table-cell>
          <table:table-cell table:style-name="ce7" office:value-type="string" calcext:value-type="string">
            <text:p><text:a xlink:href="https://api.census.gov/data/2010/dec/sf1/variables/P005017.json" xlink:type="simple">P005017</text:a>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56"/>
        </table:table-row>
        <table:table-row table:style-name="ro3" table:number-rows-repeated="1048498">
          <table:table-cell table:number-columns-repeated="64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1" table:style-name="ta1">
        <table:table-column table:style-name="co1" table:default-cell-style-name="Default"/>
        <table:table-column table:style-name="co7" table:default-cell-style-name="ce10"/>
        <table:table-column table:style-name="co8" table:default-cell-style-name="Default"/>
        <table:table-column table:style-name="co1" table:number-columns-repeated="5" table:default-cell-style-name="Default"/>
        <table:table-row table:style-name="ro4">
          <table:table-cell table:style-name="ce8" office:value-type="string" calcext:value-type="string">
            <text:p><text:a xlink:href="https://api.census.gov/data/2010/dec/sf1/variables/P001001.json" xlink:type="simple">P001001</text:a></text:p>
          </table:table-cell>
          <table:table-cell table:style-name="ce9" office:value-type="string" calcext:value-type="string">
            <text:p>Total</text:p>
          </table:table-cell>
          <table:table-cell table:style-name="ce8" office:value-type="string" calcext:value-type="string">
            <text:p>TOTAL POPULATION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P001001ERR.html" xlink:type="simple">P001001ERR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(not a predicate)</text:p>
          </table:table-cell>
          <table:table-cell table:style-name="ce8" office:value-type="string" calcext:value-type="string">
            <text:p><text:a xlink:href="https://api.census.gov/data/2010/dec/sf1/groups/P1.html" xlink:type="simple">P1</text:a></text:p>
          </table:table-cell>
        </table:table-row>
        <table:table-row table:style-name="ro4" table:number-rows-repeated="41">
          <table:table-cell/>
          <table:table-cell table:style-name="Default"/>
          <table:table-cell table:number-columns-repeated="6"/>
        </table:table-row>
        <table:table-row table:style-name="ro4" table:number-rows-repeated="6">
          <table:table-cell table:style-name="ce8" table:number-columns-repeated="8"/>
        </table:table-row>
        <table:table-row table:style-name="ro4" table:number-rows-repeated="57">
          <table:table-cell table:style-name="ce8"/>
          <table:table-cell table:style-name="ce9"/>
          <table:table-cell table:style-name="ce8" table:number-columns-repeated="6"/>
        </table:table-row>
        <table:table-row table:style-name="ro4" table:number-rows-repeated="262">
          <table:table-cell/>
          <table:table-cell table:style-name="Default"/>
          <table:table-cell table:number-columns-repeated="6"/>
        </table:table-row>
        <table:table-row table:style-name="ro4" table:number-rows-repeated="104820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UrbanRural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style-name="ce8" office:value-type="string" calcext:value-type="string">
            <text:p><text:a xlink:href="https://api.census.gov/data/2010/dec/sf1/variables/P002001.json" xlink:type="simple">P002001</text:a></text:p>
          </table:table-cell>
          <table:table-cell table:style-name="ce9" office:value-type="string" calcext:value-type="string">
            <text:p>Total</text:p>
          </table:table-cell>
          <table:table-cell table:style-name="ce8" office:value-type="string" calcext:value-type="string">
            <text:p>URBAN AND RURAL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P002001ERR.html" xlink:type="simple">P002001ERR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2.html" xlink:type="simple">P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2002.json" xlink:type="simple">P002002</text:a></text:p>
          </table:table-cell>
          <table:table-cell table:style-name="ce9" office:value-type="string" calcext:value-type="string">
            <text:p>Total!!Urban</text:p>
          </table:table-cell>
          <table:table-cell table:style-name="ce8" office:value-type="string" calcext:value-type="string">
            <text:p>URBAN AND RURAL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2.html" xlink:type="simple">P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2003.json" xlink:type="simple">P002003</text:a></text:p>
          </table:table-cell>
          <table:table-cell table:style-name="ce9" office:value-type="string" calcext:value-type="string">
            <text:p>Total!!Urban!!Inside urbanized areas</text:p>
          </table:table-cell>
          <table:table-cell table:style-name="ce8" office:value-type="string" calcext:value-type="string">
            <text:p>URBAN AND RURAL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2.html" xlink:type="simple">P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2004.json" xlink:type="simple">P002004</text:a></text:p>
          </table:table-cell>
          <table:table-cell table:style-name="ce9" office:value-type="string" calcext:value-type="string">
            <text:p>Total!!Urban!!Inside urban clusters</text:p>
          </table:table-cell>
          <table:table-cell table:style-name="ce8" office:value-type="string" calcext:value-type="string">
            <text:p>URBAN AND RURAL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2.html" xlink:type="simple">P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2005.json" xlink:type="simple">P002005</text:a></text:p>
          </table:table-cell>
          <table:table-cell table:style-name="ce9" office:value-type="string" calcext:value-type="string">
            <text:p>Total!!Rural</text:p>
          </table:table-cell>
          <table:table-cell table:style-name="ce8" office:value-type="string" calcext:value-type="string">
            <text:p>URBAN AND RURAL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2.html" xlink:type="simple">P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2006.json" xlink:type="simple">P002006</text:a></text:p>
          </table:table-cell>
          <table:table-cell table:style-name="ce9" office:value-type="string" calcext:value-type="string">
            <text:p>Total!!Not defined for this file</text:p>
          </table:table-cell>
          <table:table-cell table:style-name="ce8" office:value-type="string" calcext:value-type="string">
            <text:p>URBAN AND RURAL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2.html" xlink:type="simple">P2</text:a>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ace" table:style-name="ta1">
        <table:table-column table:style-name="co1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3">
          <table:table-cell table:style-name="ce8" office:value-type="string" calcext:value-type="string">
            <text:p><text:a xlink:href="https://api.census.gov/data/2010/dec/sf1/variables/P003001.json" xlink:type="simple">P003001</text:a></text:p>
          </table:table-cell>
          <table:table-cell table:style-name="ce9" office:value-type="string" calcext:value-type="string">
            <text:p>Total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P003001ERR.html" xlink:type="simple">P003001ERR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3.html" xlink:type="simple">P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3002.json" xlink:type="simple">P003002</text:a></text:p>
          </table:table-cell>
          <table:table-cell table:style-name="ce9" office:value-type="string" calcext:value-type="string">
            <text:p>Total!!White alon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3.html" xlink:type="simple">P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3003.json" xlink:type="simple">P003003</text:a></text:p>
          </table:table-cell>
          <table:table-cell table:style-name="ce9" office:value-type="string" calcext:value-type="string">
            <text:p>Total!!Black or African American alon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3.html" xlink:type="simple">P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3004.json" xlink:type="simple">P003004</text:a></text:p>
          </table:table-cell>
          <table:table-cell table:style-name="ce9" office:value-type="string" calcext:value-type="string">
            <text:p>Total!!American Indian and Alaska Native alon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3.html" xlink:type="simple">P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3005.json" xlink:type="simple">P003005</text:a></text:p>
          </table:table-cell>
          <table:table-cell table:style-name="ce9" office:value-type="string" calcext:value-type="string">
            <text:p>Total!!Asian alon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3.html" xlink:type="simple">P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3006.json" xlink:type="simple">P003006</text:a></text:p>
          </table:table-cell>
          <table:table-cell table:style-name="ce9" office:value-type="string" calcext:value-type="string">
            <text:p>Total!!Native Hawaiian and Other Pacific Islander alon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3.html" xlink:type="simple">P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3007.json" xlink:type="simple">P003007</text:a></text:p>
          </table:table-cell>
          <table:table-cell table:style-name="ce9" office:value-type="string" calcext:value-type="string">
            <text:p>Total!!Some Other Race alon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3.html" xlink:type="simple">P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3008.json" xlink:type="simple">P003008</text:a></text:p>
          </table:table-cell>
          <table:table-cell table:style-name="ce9" office:value-type="string" calcext:value-type="string">
            <text:p>Total!!Two or More Races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3.html" xlink:type="simple">P3</text:a>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8" office:value-type="string" calcext:value-type="string">
            <text:p><text:a xlink:href="https://api.census.gov/data/2010/dec/sf1/variables/P006001.json" xlink:type="simple">P006001</text:a></text:p>
          </table:table-cell>
          <table:table-cell table:style-name="ce9" office:value-type="string" calcext:value-type="string">
            <text:p>Total races tallied</text:p>
          </table:table-cell>
          <table:table-cell table:style-name="ce8" office:value-type="string" calcext:value-type="string">
            <text:p>RACE (TOTAL RACES TALLIED)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6.html" xlink:type="simple">P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6002.json" xlink:type="simple">P006002</text:a></text:p>
          </table:table-cell>
          <table:table-cell table:style-name="ce9" office:value-type="string" calcext:value-type="string">
            <text:p>Total races tallied!!White alone or in combination with one or more other races</text:p>
          </table:table-cell>
          <table:table-cell table:style-name="ce8" office:value-type="string" calcext:value-type="string">
            <text:p>RACE (TOTAL RACES TALLIED)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6.html" xlink:type="simple">P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6003.json" xlink:type="simple">P006003</text:a></text:p>
          </table:table-cell>
          <table:table-cell table:style-name="ce9" office:value-type="string" calcext:value-type="string">
            <text:p>Total races tallied!!Black or African American alone or in combination with one or more other races</text:p>
          </table:table-cell>
          <table:table-cell table:style-name="ce8" office:value-type="string" calcext:value-type="string">
            <text:p>RACE (TOTAL RACES TALLIED)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6.html" xlink:type="simple">P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6004.json" xlink:type="simple">P006004</text:a></text:p>
          </table:table-cell>
          <table:table-cell table:style-name="ce9" office:value-type="string" calcext:value-type="string">
            <text:p>Total races tallied!!American Indian and Alaska Native alone or in combination with one or more other races</text:p>
          </table:table-cell>
          <table:table-cell table:style-name="ce8" office:value-type="string" calcext:value-type="string">
            <text:p>RACE (TOTAL RACES TALLIED)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6.html" xlink:type="simple">P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6005.json" xlink:type="simple">P006005</text:a></text:p>
          </table:table-cell>
          <table:table-cell table:style-name="ce9" office:value-type="string" calcext:value-type="string">
            <text:p>Total races tallied!!Asian alone or in combination with one or more other races</text:p>
          </table:table-cell>
          <table:table-cell table:style-name="ce8" office:value-type="string" calcext:value-type="string">
            <text:p>RACE (TOTAL RACES TALLIED)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6.html" xlink:type="simple">P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6006.json" xlink:type="simple">P006006</text:a></text:p>
          </table:table-cell>
          <table:table-cell table:style-name="ce9" office:value-type="string" calcext:value-type="string">
            <text:p>Total races tallied!!Native Hawaiian and Other Pacific Islander alone or in combination with one or more other races</text:p>
          </table:table-cell>
          <table:table-cell table:style-name="ce8" office:value-type="string" calcext:value-type="string">
            <text:p>RACE (TOTAL RACES TALLIED)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6.html" xlink:type="simple">P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6007.json" xlink:type="simple">P006007</text:a></text:p>
          </table:table-cell>
          <table:table-cell table:style-name="ce9" office:value-type="string" calcext:value-type="string">
            <text:p>Total races tallied!!Some Other Race alone or in combination with one or more other races</text:p>
          </table:table-cell>
          <table:table-cell table:style-name="ce8" office:value-type="string" calcext:value-type="string">
            <text:p>RACE (TOTAL RACES TALLIED)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6.html" xlink:type="simple">P6</text:a>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01.json" xlink:type="simple">P008001</text:a>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P008001ERR.html" xlink:type="simple">P008001ERR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02.json" xlink:type="simple">P008002</text:a></text:p>
          </table:table-cell>
          <table:table-cell table:style-name="ce8" office:value-type="string" calcext:value-type="string">
            <text:p>Total!!Population of one rac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03.json" xlink:type="simple">P008003</text:a></text:p>
          </table:table-cell>
          <table:table-cell table:style-name="ce8" office:value-type="string" calcext:value-type="string">
            <text:p>Total!!Population of one race!!White alon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04.json" xlink:type="simple">P008004</text:a></text:p>
          </table:table-cell>
          <table:table-cell table:style-name="ce8" office:value-type="string" calcext:value-type="string">
            <text:p>Total!!Population of one race!!Black or African American alon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05.json" xlink:type="simple">P008005</text:a></text:p>
          </table:table-cell>
          <table:table-cell table:style-name="ce8" office:value-type="string" calcext:value-type="string">
            <text:p>Total!!Population of one race!!American Indian and Alaska Native alon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06.json" xlink:type="simple">P008006</text:a></text:p>
          </table:table-cell>
          <table:table-cell table:style-name="ce8" office:value-type="string" calcext:value-type="string">
            <text:p>Total!!Population of one race!!Asian alon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07.json" xlink:type="simple">P008007</text:a></text:p>
          </table:table-cell>
          <table:table-cell table:style-name="ce8" office:value-type="string" calcext:value-type="string">
            <text:p>Total!!Population of one race!!Native Hawaiian and Other Pacific Islander alon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08.json" xlink:type="simple">P008008</text:a></text:p>
          </table:table-cell>
          <table:table-cell table:style-name="ce8" office:value-type="string" calcext:value-type="string">
            <text:p>Total!!Population of one race!!Some Other Race alon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09.json" xlink:type="simple">P008009</text:a></text:p>
          </table:table-cell>
          <table:table-cell table:style-name="ce8" office:value-type="string" calcext:value-type="string">
            <text:p>Total!!Two or More Races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10.json" xlink:type="simple">P008010</text:a></text:p>
          </table:table-cell>
          <table:table-cell table:style-name="ce8" office:value-type="string" calcext:value-type="string">
            <text:p>Total!!Two or More Races!!Population of two races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11.json" xlink:type="simple">P008011</text:a></text:p>
          </table:table-cell>
          <table:table-cell table:style-name="ce8" office:value-type="string" calcext:value-type="string">
            <text:p>Total!!Two or More Races!!Population of two races!!White; Black or African American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12.json" xlink:type="simple">P008012</text:a></text:p>
          </table:table-cell>
          <table:table-cell table:style-name="ce8" office:value-type="string" calcext:value-type="string">
            <text:p>Total!!Two or More Races!!Population of two races!!White; American Indian and Alaska Nativ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13.json" xlink:type="simple">P008013</text:a></text:p>
          </table:table-cell>
          <table:table-cell table:style-name="ce8" office:value-type="string" calcext:value-type="string">
            <text:p>Total!!Two or More Races!!Population of two races!!White; Asian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14.json" xlink:type="simple">P008014</text:a></text:p>
          </table:table-cell>
          <table:table-cell table:style-name="ce8" office:value-type="string" calcext:value-type="string">
            <text:p>Total!!Two or More Races!!Population of two races!!White; Native Hawaiian and Other Pacific Islander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15.json" xlink:type="simple">P008015</text:a></text:p>
          </table:table-cell>
          <table:table-cell table:style-name="ce8" office:value-type="string" calcext:value-type="string">
            <text:p>Total!!Two or More Races!!Population of two races!!White; Some Other Rac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16.json" xlink:type="simple">P008016</text:a></text:p>
          </table:table-cell>
          <table:table-cell table:style-name="ce8" office:value-type="string" calcext:value-type="string">
            <text:p>Total!!Two or More Races!!Population of two races!!Black or African American; American Indian and Alaska Nativ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17.json" xlink:type="simple">P008017</text:a></text:p>
          </table:table-cell>
          <table:table-cell table:style-name="ce8" office:value-type="string" calcext:value-type="string">
            <text:p>Total!!Two or More Races!!Population of two races!!Black or African American; Asian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18.json" xlink:type="simple">P008018</text:a></text:p>
          </table:table-cell>
          <table:table-cell table:style-name="ce8" office:value-type="string" calcext:value-type="string">
            <text:p>Total!!Two or More Races!!Population of two races!!Black or African American; Native Hawaiian and Other Pacific Islander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19.json" xlink:type="simple">P008019</text:a></text:p>
          </table:table-cell>
          <table:table-cell table:style-name="ce8" office:value-type="string" calcext:value-type="string">
            <text:p>Total!!Two or More Races!!Population of two races!!Black or African American; Some Other Rac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20.json" xlink:type="simple">P008020</text:a></text:p>
          </table:table-cell>
          <table:table-cell table:style-name="ce8" office:value-type="string" calcext:value-type="string">
            <text:p>Total!!Two or More Races!!Population of two races!!American Indian and Alaska Native; Asian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21.json" xlink:type="simple">P008021</text:a></text:p>
          </table:table-cell>
          <table:table-cell table:style-name="ce8" office:value-type="string" calcext:value-type="string">
            <text:p>Total!!Two or More Races!!Population of two races!!American Indian and Alaska Native; Native Hawaiian and Other Pacific Islander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22.json" xlink:type="simple">P008022</text:a></text:p>
          </table:table-cell>
          <table:table-cell table:style-name="ce8" office:value-type="string" calcext:value-type="string">
            <text:p>Total!!Two or More Races!!Population of two races!!American Indian and Alaska Native; Some Other Rac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23.json" xlink:type="simple">P008023</text:a></text:p>
          </table:table-cell>
          <table:table-cell table:style-name="ce8" office:value-type="string" calcext:value-type="string">
            <text:p>Total!!Two or More Races!!Population of two races!!Asian; Native Hawaiian and Other Pacific Islander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24.json" xlink:type="simple">P008024</text:a></text:p>
          </table:table-cell>
          <table:table-cell table:style-name="ce8" office:value-type="string" calcext:value-type="string">
            <text:p>Total!!Two or More Races!!Population of two races!!Asian; Some Other Rac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25.json" xlink:type="simple">P008025</text:a></text:p>
          </table:table-cell>
          <table:table-cell table:style-name="ce8" office:value-type="string" calcext:value-type="string">
            <text:p>Total!!Two or More Races!!Population of two races!!Native Hawaiian and Other Pacific Islander; Some Other Race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pi.census.gov/data/2010/dec/sf1/variables/P008026.json" xlink:type="simple">P008026</text:a></text:p>
          </table:table-cell>
          <table:table-cell table:style-name="ce8" office:value-type="string" calcext:value-type="string">
            <text:p>Total!!Two or More Races!!Population of three races</text:p>
          </table:table-cell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8.html" xlink:type="simple">P8</text:a></text:p>
          </table:table-cell>
        </table:table-row>
        <table:table-row table:style-name="ro3" table:number-rows-repeated="104853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Ethnicity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1">
          <table:table-cell table:style-name="ce8" office:value-type="string" calcext:value-type="string">
            <text:p><text:a xlink:href="https://api.census.gov/data/2010/dec/sf1/variables/P004001.json" xlink:type="simple">P004001</text:a></text:p>
          </table:table-cell>
          <table:table-cell table:style-name="ce9" office:value-type="string" calcext:value-type="string">
            <text:p>Total</text:p>
          </table:table-cell>
          <table:table-cell table:style-name="ce8" office:value-type="string" calcext:value-type="string">
            <text:p>HISPANIC OR LATINO ORIGIN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P004001ERR.html" xlink:type="simple">P004001ERR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4.html" xlink:type="simple">P4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4002.json" xlink:type="simple">P004002</text:a></text:p>
          </table:table-cell>
          <table:table-cell table:style-name="ce9" office:value-type="string" calcext:value-type="string">
            <text:p>Total!!Not Hispanic or Latino</text:p>
          </table:table-cell>
          <table:table-cell table:style-name="ce8" office:value-type="string" calcext:value-type="string">
            <text:p>HISPANIC OR LATINO ORIGIN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4.html" xlink:type="simple">P4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4003.json" xlink:type="simple">P004003</text:a></text:p>
          </table:table-cell>
          <table:table-cell table:style-name="ce9" office:value-type="string" calcext:value-type="string">
            <text:p>Total!!Hispanic or Latino</text:p>
          </table:table-cell>
          <table:table-cell table:style-name="ce8" office:value-type="string" calcext:value-type="string">
            <text:p>HISPANIC OR LATINO ORIGIN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4.html" xlink:type="simple">P4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01.json" xlink:type="simple">P005001</text:a></text:p>
          </table:table-cell>
          <table:table-cell table:style-name="ce9" office:value-type="string" calcext:value-type="string">
            <text:p>Total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P005001ERR.html" xlink:type="simple">P005001ERR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02.json" xlink:type="simple">P005002</text:a></text:p>
          </table:table-cell>
          <table:table-cell table:style-name="ce9" office:value-type="string" calcext:value-type="string">
            <text:p>Total!!Not Hispanic or Latino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03.json" xlink:type="simple">P005003</text:a></text:p>
          </table:table-cell>
          <table:table-cell table:style-name="ce9" office:value-type="string" calcext:value-type="string">
            <text:p>Total!!Not Hispanic or Latino!!White alone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04.json" xlink:type="simple">P005004</text:a></text:p>
          </table:table-cell>
          <table:table-cell table:style-name="ce9" office:value-type="string" calcext:value-type="string">
            <text:p>Total!!Not Hispanic or Latino!!Black or African American alone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05.json" xlink:type="simple">P005005</text:a></text:p>
          </table:table-cell>
          <table:table-cell table:style-name="ce9" office:value-type="string" calcext:value-type="string">
            <text:p>Total!!Not Hispanic or Latino!!American Indian and Alaska Native alone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06.json" xlink:type="simple">P005006</text:a></text:p>
          </table:table-cell>
          <table:table-cell table:style-name="ce9" office:value-type="string" calcext:value-type="string">
            <text:p>Total!!Not Hispanic or Latino!!Asian alone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07.json" xlink:type="simple">P005007</text:a></text:p>
          </table:table-cell>
          <table:table-cell table:style-name="ce9" office:value-type="string" calcext:value-type="string">
            <text:p>Total!!Not Hispanic or Latino!!Native Hawaiian and Other Pacific Islander alone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08.json" xlink:type="simple">P005008</text:a></text:p>
          </table:table-cell>
          <table:table-cell table:style-name="ce9" office:value-type="string" calcext:value-type="string">
            <text:p>Total!!Not Hispanic or Latino!!Some Other Race alone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09.json" xlink:type="simple">P005009</text:a></text:p>
          </table:table-cell>
          <table:table-cell table:style-name="ce9" office:value-type="string" calcext:value-type="string">
            <text:p>Total!!Not Hispanic or Latino!!Two or More Races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10.json" xlink:type="simple">P005010</text:a></text:p>
          </table:table-cell>
          <table:table-cell table:style-name="ce9" office:value-type="string" calcext:value-type="string">
            <text:p>Total!!Hispanic or Latino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11.json" xlink:type="simple">P005011</text:a></text:p>
          </table:table-cell>
          <table:table-cell table:style-name="ce9" office:value-type="string" calcext:value-type="string">
            <text:p>Total!!Hispanic or Latino!!White alone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12.json" xlink:type="simple">P005012</text:a></text:p>
          </table:table-cell>
          <table:table-cell table:style-name="ce9" office:value-type="string" calcext:value-type="string">
            <text:p>Total!!Hispanic or Latino!!Black or African American alone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13.json" xlink:type="simple">P005013</text:a></text:p>
          </table:table-cell>
          <table:table-cell table:style-name="ce9" office:value-type="string" calcext:value-type="string">
            <text:p>Total!!Hispanic or Latino!!American Indian and Alaska Native alone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14.json" xlink:type="simple">P005014</text:a></text:p>
          </table:table-cell>
          <table:table-cell table:style-name="ce9" office:value-type="string" calcext:value-type="string">
            <text:p>Total!!Hispanic or Latino!!Asian alone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15.json" xlink:type="simple">P005015</text:a></text:p>
          </table:table-cell>
          <table:table-cell table:style-name="ce9" office:value-type="string" calcext:value-type="string">
            <text:p>Total!!Hispanic or Latino!!Native Hawaiian and Other Pacific Islander alone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16.json" xlink:type="simple">P005016</text:a></text:p>
          </table:table-cell>
          <table:table-cell table:style-name="ce9" office:value-type="string" calcext:value-type="string">
            <text:p>Total!!Hispanic or Latino!!Some Other Race alone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005017.json" xlink:type="simple">P005017</text:a></text:p>
          </table:table-cell>
          <table:table-cell table:style-name="ce9" office:value-type="string" calcext:value-type="string">
            <text:p>Total!!Hispanic or Latino!!Two or More Races</text:p>
          </table:table-cell>
          <table:table-cell table:style-name="ce8" office:value-type="string" calcext:value-type="string">
            <text:p>HISPANIC OR LATINO ORIGIN BY RAC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5.html" xlink:type="simple">P5</text:a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1001.json" xlink:type="simple">PCT011001</text:a>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HISPANIC OR LATINO BY SPECIFIC ORIGIN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PCT011001ERR.html" xlink:type="simple">PCT011001ERR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1.html" xlink:type="simple">PCT11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1002.json" xlink:type="simple">PCT011002</text:a></text:p>
          </table:table-cell>
          <table:table-cell table:style-name="ce8" office:value-type="string" calcext:value-type="string">
            <text:p>Total!!Not Hispanic or Latino (001-199, 300-999)</text:p>
          </table:table-cell>
          <table:table-cell table:style-name="ce8" office:value-type="string" calcext:value-type="string">
            <text:p>HISPANIC OR LATINO BY SPECIFIC ORIGIN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1.html" xlink:type="simple">PCT11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1003.json" xlink:type="simple">PCT011003</text:a></text:p>
          </table:table-cell>
          <table:table-cell table:style-name="ce8" office:value-type="string" calcext:value-type="string">
            <text:p>Total!!Hispanic or Latino (200-299)</text:p>
          </table:table-cell>
          <table:table-cell table:style-name="ce8" office:value-type="string" calcext:value-type="string">
            <text:p>HISPANIC OR LATINO BY SPECIFIC ORIGIN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1.html" xlink:type="simple">PCT11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1004.json" xlink:type="simple">PCT011004</text:a></text:p>
          </table:table-cell>
          <table:table-cell table:style-name="ce8" office:value-type="string" calcext:value-type="string">
            <text:p>Total!!Hispanic or Latino (200-299)!!Mexican (210-220)</text:p>
          </table:table-cell>
          <table:table-cell table:style-name="ce8" office:value-type="string" calcext:value-type="string">
            <text:p>HISPANIC OR LATINO BY SPECIFIC ORIGIN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1.html" xlink:type="simple">PCT11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1005.json" xlink:type="simple">PCT011005</text:a></text:p>
          </table:table-cell>
          <table:table-cell table:style-name="ce8" office:value-type="string" calcext:value-type="string">
            <text:p>Total!!Hispanic or Latino (200-299)!!Puerto Rican (260-269)</text:p>
          </table:table-cell>
          <table:table-cell table:style-name="ce8" office:value-type="string" calcext:value-type="string">
            <text:p>HISPANIC OR LATINO BY SPECIFIC ORIGIN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1.html" xlink:type="simple">PCT11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1006.json" xlink:type="simple">PCT011006</text:a></text:p>
          </table:table-cell>
          <table:table-cell table:style-name="ce8" office:value-type="string" calcext:value-type="string">
            <text:p>Total!!Hispanic or Latino (200-299)!!Cuban (270-274)</text:p>
          </table:table-cell>
          <table:table-cell table:style-name="ce8" office:value-type="string" calcext:value-type="string">
            <text:p>HISPANIC OR LATINO BY SPECIFIC ORIGIN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1.html" xlink:type="simple">PCT11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1007.json" xlink:type="simple">PCT011007</text:a></text:p>
          </table:table-cell>
          <table:table-cell table:style-name="ce8" office:value-type="string" calcext:value-type="string">
            <text:p>Total!!Hispanic or Latino (200-299)!!Dominican (275-279)</text:p>
          </table:table-cell>
          <table:table-cell table:style-name="ce8" office:value-type="string" calcext:value-type="string">
            <text:p>HISPANIC OR LATINO BY SPECIFIC ORIGIN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1.html" xlink:type="simple">PCT11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1008.json" xlink:type="simple">PCT011008</text:a></text:p>
          </table:table-cell>
          <table:table-cell table:style-name="ce8" office:value-type="string" calcext:value-type="string">
            <text:p>Total!!Hispanic or Latino (200-299)!!Central American (excluding Mexican) (221-230)</text:p>
          </table:table-cell>
          <table:table-cell table:style-name="ce8" office:value-type="string" calcext:value-type="string">
            <text:p>HISPANIC OR LATINO BY SPECIFIC ORIGIN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1.html" xlink:type="simple">PCT11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1016.json" xlink:type="simple">PCT011016</text:a></text:p>
          </table:table-cell>
          <table:table-cell table:style-name="ce8" office:value-type="string" calcext:value-type="string">
            <text:p>Total!!Hispanic or Latino (200-299)!!South American (231-249)</text:p>
          </table:table-cell>
          <table:table-cell table:style-name="ce8" office:value-type="string" calcext:value-type="string">
            <text:p>HISPANIC OR LATINO BY SPECIFIC ORIGIN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1.html" xlink:type="simple">PCT11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1027.json" xlink:type="simple">PCT011027</text:a></text:p>
          </table:table-cell>
          <table:table-cell table:style-name="ce8" office:value-type="string" calcext:value-type="string">
            <text:p>Total!!Hispanic or Latino (200-299)!!Other Hispanic or Latino (200-209, 250-259, 280-299)</text:p>
          </table:table-cell>
          <table:table-cell table:style-name="ce8" office:value-type="string" calcext:value-type="string">
            <text:p>HISPANIC OR LATINO BY SPECIFIC ORIGIN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1.html" xlink:type="simple">PCT11</text:a></text:p>
          </table:table-cell>
        </table:table-row>
        <table:table-row table:style-name="ro1" table:number-rows-repeated="1048524">
          <table:table-cell table:number-columns-repeated="8"/>
        </table:table-row>
        <table:table-row table:style-name="ro2" table:number-rows-repeated="2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ge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5" table:default-cell-style-name="Default"/>
        <table:table-row table:style-name="ro1">
          <table:table-cell table:style-name="ce8" office:value-type="string" calcext:value-type="string">
            <text:p><text:a xlink:href="https://api.census.gov/data/2010/dec/sf1/variables/PCT012001.json" xlink:type="simple">PCT012001</text:a>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PCT012001ERR.html" xlink:type="simple">PCT012001ERR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02.json" xlink:type="simple">PCT012002</text:a></text:p>
          </table:table-cell>
          <table:table-cell table:style-name="ce8" office:value-type="string" calcext:value-type="string">
            <text:p>Total!!Male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03.json" xlink:type="simple">PCT012003</text:a></text:p>
          </table:table-cell>
          <table:table-cell table:style-name="ce8" office:value-type="string" calcext:value-type="string">
            <text:p>Total!!Male!!Under 1 year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04.json" xlink:type="simple">PCT012004</text:a></text:p>
          </table:table-cell>
          <table:table-cell table:style-name="ce8" office:value-type="string" calcext:value-type="string">
            <text:p>Total!!Male!!1 year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05.json" xlink:type="simple">PCT012005</text:a></text:p>
          </table:table-cell>
          <table:table-cell table:style-name="ce8" office:value-type="string" calcext:value-type="string">
            <text:p>Total!!Male!!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06.json" xlink:type="simple">PCT012006</text:a></text:p>
          </table:table-cell>
          <table:table-cell table:style-name="ce8" office:value-type="string" calcext:value-type="string">
            <text:p>Total!!Male!!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07.json" xlink:type="simple">PCT012007</text:a></text:p>
          </table:table-cell>
          <table:table-cell table:style-name="ce8" office:value-type="string" calcext:value-type="string">
            <text:p>Total!!Male!!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08.json" xlink:type="simple">PCT012008</text:a></text:p>
          </table:table-cell>
          <table:table-cell table:style-name="ce8" office:value-type="string" calcext:value-type="string">
            <text:p>Total!!Male!!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09.json" xlink:type="simple">PCT012009</text:a></text:p>
          </table:table-cell>
          <table:table-cell table:style-name="ce8" office:value-type="string" calcext:value-type="string">
            <text:p>Total!!Male!!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10.json" xlink:type="simple">PCT012010</text:a></text:p>
          </table:table-cell>
          <table:table-cell table:style-name="ce8" office:value-type="string" calcext:value-type="string">
            <text:p>Total!!Male!!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11.json" xlink:type="simple">PCT012011</text:a></text:p>
          </table:table-cell>
          <table:table-cell table:style-name="ce8" office:value-type="string" calcext:value-type="string">
            <text:p>Total!!Male!!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12.json" xlink:type="simple">PCT012012</text:a></text:p>
          </table:table-cell>
          <table:table-cell table:style-name="ce8" office:value-type="string" calcext:value-type="string">
            <text:p>Total!!Male!!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13.json" xlink:type="simple">PCT012013</text:a></text:p>
          </table:table-cell>
          <table:table-cell table:style-name="ce8" office:value-type="string" calcext:value-type="string">
            <text:p>Total!!Male!!1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14.json" xlink:type="simple">PCT012014</text:a></text:p>
          </table:table-cell>
          <table:table-cell table:style-name="ce8" office:value-type="string" calcext:value-type="string">
            <text:p>Total!!Male!!1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15.json" xlink:type="simple">PCT012015</text:a></text:p>
          </table:table-cell>
          <table:table-cell table:style-name="ce8" office:value-type="string" calcext:value-type="string">
            <text:p>Total!!Male!!1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16.json" xlink:type="simple">PCT012016</text:a></text:p>
          </table:table-cell>
          <table:table-cell table:style-name="ce8" office:value-type="string" calcext:value-type="string">
            <text:p>Total!!Male!!1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17.json" xlink:type="simple">PCT012017</text:a></text:p>
          </table:table-cell>
          <table:table-cell table:style-name="ce8" office:value-type="string" calcext:value-type="string">
            <text:p>Total!!Male!!1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18.json" xlink:type="simple">PCT012018</text:a></text:p>
          </table:table-cell>
          <table:table-cell table:style-name="ce8" office:value-type="string" calcext:value-type="string">
            <text:p>Total!!Male!!1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19.json" xlink:type="simple">PCT012019</text:a></text:p>
          </table:table-cell>
          <table:table-cell table:style-name="ce8" office:value-type="string" calcext:value-type="string">
            <text:p>Total!!Male!!1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20.json" xlink:type="simple">PCT012020</text:a></text:p>
          </table:table-cell>
          <table:table-cell table:style-name="ce8" office:value-type="string" calcext:value-type="string">
            <text:p>Total!!Male!!1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21.json" xlink:type="simple">PCT012021</text:a></text:p>
          </table:table-cell>
          <table:table-cell table:style-name="ce8" office:value-type="string" calcext:value-type="string">
            <text:p>Total!!Male!!1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22.json" xlink:type="simple">PCT012022</text:a></text:p>
          </table:table-cell>
          <table:table-cell table:style-name="ce8" office:value-type="string" calcext:value-type="string">
            <text:p>Total!!Male!!1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23.json" xlink:type="simple">PCT012023</text:a></text:p>
          </table:table-cell>
          <table:table-cell table:style-name="ce8" office:value-type="string" calcext:value-type="string">
            <text:p>Total!!Male!!2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24.json" xlink:type="simple">PCT012024</text:a></text:p>
          </table:table-cell>
          <table:table-cell table:style-name="ce8" office:value-type="string" calcext:value-type="string">
            <text:p>Total!!Male!!2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25.json" xlink:type="simple">PCT012025</text:a></text:p>
          </table:table-cell>
          <table:table-cell table:style-name="ce8" office:value-type="string" calcext:value-type="string">
            <text:p>Total!!Male!!2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26.json" xlink:type="simple">PCT012026</text:a></text:p>
          </table:table-cell>
          <table:table-cell table:style-name="ce8" office:value-type="string" calcext:value-type="string">
            <text:p>Total!!Male!!2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27.json" xlink:type="simple">PCT012027</text:a></text:p>
          </table:table-cell>
          <table:table-cell table:style-name="ce8" office:value-type="string" calcext:value-type="string">
            <text:p>Total!!Male!!2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28.json" xlink:type="simple">PCT012028</text:a></text:p>
          </table:table-cell>
          <table:table-cell table:style-name="ce8" office:value-type="string" calcext:value-type="string">
            <text:p>Total!!Male!!2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29.json" xlink:type="simple">PCT012029</text:a></text:p>
          </table:table-cell>
          <table:table-cell table:style-name="ce8" office:value-type="string" calcext:value-type="string">
            <text:p>Total!!Male!!2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30.json" xlink:type="simple">PCT012030</text:a></text:p>
          </table:table-cell>
          <table:table-cell table:style-name="ce8" office:value-type="string" calcext:value-type="string">
            <text:p>Total!!Male!!2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31.json" xlink:type="simple">PCT012031</text:a></text:p>
          </table:table-cell>
          <table:table-cell table:style-name="ce8" office:value-type="string" calcext:value-type="string">
            <text:p>Total!!Male!!2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32.json" xlink:type="simple">PCT012032</text:a></text:p>
          </table:table-cell>
          <table:table-cell table:style-name="ce8" office:value-type="string" calcext:value-type="string">
            <text:p>Total!!Male!!2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33.json" xlink:type="simple">PCT012033</text:a></text:p>
          </table:table-cell>
          <table:table-cell table:style-name="ce8" office:value-type="string" calcext:value-type="string">
            <text:p>Total!!Male!!3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34.json" xlink:type="simple">PCT012034</text:a></text:p>
          </table:table-cell>
          <table:table-cell table:style-name="ce8" office:value-type="string" calcext:value-type="string">
            <text:p>Total!!Male!!3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35.json" xlink:type="simple">PCT012035</text:a></text:p>
          </table:table-cell>
          <table:table-cell table:style-name="ce8" office:value-type="string" calcext:value-type="string">
            <text:p>Total!!Male!!3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36.json" xlink:type="simple">PCT012036</text:a></text:p>
          </table:table-cell>
          <table:table-cell table:style-name="ce8" office:value-type="string" calcext:value-type="string">
            <text:p>Total!!Male!!3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37.json" xlink:type="simple">PCT012037</text:a></text:p>
          </table:table-cell>
          <table:table-cell table:style-name="ce8" office:value-type="string" calcext:value-type="string">
            <text:p>Total!!Male!!3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38.json" xlink:type="simple">PCT012038</text:a></text:p>
          </table:table-cell>
          <table:table-cell table:style-name="ce8" office:value-type="string" calcext:value-type="string">
            <text:p>Total!!Male!!3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39.json" xlink:type="simple">PCT012039</text:a></text:p>
          </table:table-cell>
          <table:table-cell table:style-name="ce8" office:value-type="string" calcext:value-type="string">
            <text:p>Total!!Male!!3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40.json" xlink:type="simple">PCT012040</text:a></text:p>
          </table:table-cell>
          <table:table-cell table:style-name="ce8" office:value-type="string" calcext:value-type="string">
            <text:p>Total!!Male!!3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41.json" xlink:type="simple">PCT012041</text:a></text:p>
          </table:table-cell>
          <table:table-cell table:style-name="ce8" office:value-type="string" calcext:value-type="string">
            <text:p>Total!!Male!!3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42.json" xlink:type="simple">PCT012042</text:a></text:p>
          </table:table-cell>
          <table:table-cell table:style-name="ce8" office:value-type="string" calcext:value-type="string">
            <text:p>Total!!Male!!3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43.json" xlink:type="simple">PCT012043</text:a></text:p>
          </table:table-cell>
          <table:table-cell table:style-name="ce8" office:value-type="string" calcext:value-type="string">
            <text:p>Total!!Male!!4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44.json" xlink:type="simple">PCT012044</text:a></text:p>
          </table:table-cell>
          <table:table-cell table:style-name="ce8" office:value-type="string" calcext:value-type="string">
            <text:p>Total!!Male!!4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45.json" xlink:type="simple">PCT012045</text:a></text:p>
          </table:table-cell>
          <table:table-cell table:style-name="ce8" office:value-type="string" calcext:value-type="string">
            <text:p>Total!!Male!!4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46.json" xlink:type="simple">PCT012046</text:a></text:p>
          </table:table-cell>
          <table:table-cell table:style-name="ce8" office:value-type="string" calcext:value-type="string">
            <text:p>Total!!Male!!4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47.json" xlink:type="simple">PCT012047</text:a></text:p>
          </table:table-cell>
          <table:table-cell table:style-name="ce8" office:value-type="string" calcext:value-type="string">
            <text:p>Total!!Male!!4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48.json" xlink:type="simple">PCT012048</text:a></text:p>
          </table:table-cell>
          <table:table-cell table:style-name="ce8" office:value-type="string" calcext:value-type="string">
            <text:p>Total!!Male!!4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49.json" xlink:type="simple">PCT012049</text:a></text:p>
          </table:table-cell>
          <table:table-cell table:style-name="ce8" office:value-type="string" calcext:value-type="string">
            <text:p>Total!!Male!!4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50.json" xlink:type="simple">PCT012050</text:a></text:p>
          </table:table-cell>
          <table:table-cell table:style-name="ce8" office:value-type="string" calcext:value-type="string">
            <text:p>Total!!Male!!4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51.json" xlink:type="simple">PCT012051</text:a></text:p>
          </table:table-cell>
          <table:table-cell table:style-name="ce8" office:value-type="string" calcext:value-type="string">
            <text:p>Total!!Male!!4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52.json" xlink:type="simple">PCT012052</text:a></text:p>
          </table:table-cell>
          <table:table-cell table:style-name="ce8" office:value-type="string" calcext:value-type="string">
            <text:p>Total!!Male!!4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53.json" xlink:type="simple">PCT012053</text:a></text:p>
          </table:table-cell>
          <table:table-cell table:style-name="ce8" office:value-type="string" calcext:value-type="string">
            <text:p>Total!!Male!!5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54.json" xlink:type="simple">PCT012054</text:a></text:p>
          </table:table-cell>
          <table:table-cell table:style-name="ce8" office:value-type="string" calcext:value-type="string">
            <text:p>Total!!Male!!5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55.json" xlink:type="simple">PCT012055</text:a></text:p>
          </table:table-cell>
          <table:table-cell table:style-name="ce8" office:value-type="string" calcext:value-type="string">
            <text:p>Total!!Male!!5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56.json" xlink:type="simple">PCT012056</text:a></text:p>
          </table:table-cell>
          <table:table-cell table:style-name="ce8" office:value-type="string" calcext:value-type="string">
            <text:p>Total!!Male!!5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57.json" xlink:type="simple">PCT012057</text:a></text:p>
          </table:table-cell>
          <table:table-cell table:style-name="ce8" office:value-type="string" calcext:value-type="string">
            <text:p>Total!!Male!!5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58.json" xlink:type="simple">PCT012058</text:a></text:p>
          </table:table-cell>
          <table:table-cell table:style-name="ce8" office:value-type="string" calcext:value-type="string">
            <text:p>Total!!Male!!5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59.json" xlink:type="simple">PCT012059</text:a></text:p>
          </table:table-cell>
          <table:table-cell table:style-name="ce8" office:value-type="string" calcext:value-type="string">
            <text:p>Total!!Male!!5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60.json" xlink:type="simple">PCT012060</text:a></text:p>
          </table:table-cell>
          <table:table-cell table:style-name="ce8" office:value-type="string" calcext:value-type="string">
            <text:p>Total!!Male!!5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61.json" xlink:type="simple">PCT012061</text:a></text:p>
          </table:table-cell>
          <table:table-cell table:style-name="ce8" office:value-type="string" calcext:value-type="string">
            <text:p>Total!!Male!!5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62.json" xlink:type="simple">PCT012062</text:a></text:p>
          </table:table-cell>
          <table:table-cell table:style-name="ce8" office:value-type="string" calcext:value-type="string">
            <text:p>Total!!Male!!5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63.json" xlink:type="simple">PCT012063</text:a></text:p>
          </table:table-cell>
          <table:table-cell table:style-name="ce8" office:value-type="string" calcext:value-type="string">
            <text:p>Total!!Male!!6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64.json" xlink:type="simple">PCT012064</text:a></text:p>
          </table:table-cell>
          <table:table-cell table:style-name="ce8" office:value-type="string" calcext:value-type="string">
            <text:p>Total!!Male!!6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65.json" xlink:type="simple">PCT012065</text:a></text:p>
          </table:table-cell>
          <table:table-cell table:style-name="ce8" office:value-type="string" calcext:value-type="string">
            <text:p>Total!!Male!!6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66.json" xlink:type="simple">PCT012066</text:a></text:p>
          </table:table-cell>
          <table:table-cell table:style-name="ce8" office:value-type="string" calcext:value-type="string">
            <text:p>Total!!Male!!6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67.json" xlink:type="simple">PCT012067</text:a></text:p>
          </table:table-cell>
          <table:table-cell table:style-name="ce8" office:value-type="string" calcext:value-type="string">
            <text:p>Total!!Male!!6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68.json" xlink:type="simple">PCT012068</text:a></text:p>
          </table:table-cell>
          <table:table-cell table:style-name="ce8" office:value-type="string" calcext:value-type="string">
            <text:p>Total!!Male!!6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69.json" xlink:type="simple">PCT012069</text:a></text:p>
          </table:table-cell>
          <table:table-cell table:style-name="ce8" office:value-type="string" calcext:value-type="string">
            <text:p>Total!!Male!!6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70.json" xlink:type="simple">PCT012070</text:a></text:p>
          </table:table-cell>
          <table:table-cell table:style-name="ce8" office:value-type="string" calcext:value-type="string">
            <text:p>Total!!Male!!6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71.json" xlink:type="simple">PCT012071</text:a></text:p>
          </table:table-cell>
          <table:table-cell table:style-name="ce8" office:value-type="string" calcext:value-type="string">
            <text:p>Total!!Male!!6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72.json" xlink:type="simple">PCT012072</text:a></text:p>
          </table:table-cell>
          <table:table-cell table:style-name="ce8" office:value-type="string" calcext:value-type="string">
            <text:p>Total!!Male!!6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73.json" xlink:type="simple">PCT012073</text:a></text:p>
          </table:table-cell>
          <table:table-cell table:style-name="ce8" office:value-type="string" calcext:value-type="string">
            <text:p>Total!!Male!!7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74.json" xlink:type="simple">PCT012074</text:a></text:p>
          </table:table-cell>
          <table:table-cell table:style-name="ce8" office:value-type="string" calcext:value-type="string">
            <text:p>Total!!Male!!7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75.json" xlink:type="simple">PCT012075</text:a></text:p>
          </table:table-cell>
          <table:table-cell table:style-name="ce8" office:value-type="string" calcext:value-type="string">
            <text:p>Total!!Male!!7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76.json" xlink:type="simple">PCT012076</text:a></text:p>
          </table:table-cell>
          <table:table-cell table:style-name="ce8" office:value-type="string" calcext:value-type="string">
            <text:p>Total!!Male!!7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77.json" xlink:type="simple">PCT012077</text:a></text:p>
          </table:table-cell>
          <table:table-cell table:style-name="ce8" office:value-type="string" calcext:value-type="string">
            <text:p>Total!!Male!!7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78.json" xlink:type="simple">PCT012078</text:a></text:p>
          </table:table-cell>
          <table:table-cell table:style-name="ce8" office:value-type="string" calcext:value-type="string">
            <text:p>Total!!Male!!7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79.json" xlink:type="simple">PCT012079</text:a></text:p>
          </table:table-cell>
          <table:table-cell table:style-name="ce8" office:value-type="string" calcext:value-type="string">
            <text:p>Total!!Male!!7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80.json" xlink:type="simple">PCT012080</text:a></text:p>
          </table:table-cell>
          <table:table-cell table:style-name="ce8" office:value-type="string" calcext:value-type="string">
            <text:p>Total!!Male!!7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81.json" xlink:type="simple">PCT012081</text:a></text:p>
          </table:table-cell>
          <table:table-cell table:style-name="ce8" office:value-type="string" calcext:value-type="string">
            <text:p>Total!!Male!!7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82.json" xlink:type="simple">PCT012082</text:a></text:p>
          </table:table-cell>
          <table:table-cell table:style-name="ce8" office:value-type="string" calcext:value-type="string">
            <text:p>Total!!Male!!7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83.json" xlink:type="simple">PCT012083</text:a></text:p>
          </table:table-cell>
          <table:table-cell table:style-name="ce8" office:value-type="string" calcext:value-type="string">
            <text:p>Total!!Male!!8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84.json" xlink:type="simple">PCT012084</text:a></text:p>
          </table:table-cell>
          <table:table-cell table:style-name="ce8" office:value-type="string" calcext:value-type="string">
            <text:p>Total!!Male!!8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85.json" xlink:type="simple">PCT012085</text:a></text:p>
          </table:table-cell>
          <table:table-cell table:style-name="ce8" office:value-type="string" calcext:value-type="string">
            <text:p>Total!!Male!!8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86.json" xlink:type="simple">PCT012086</text:a></text:p>
          </table:table-cell>
          <table:table-cell table:style-name="ce8" office:value-type="string" calcext:value-type="string">
            <text:p>Total!!Male!!8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87.json" xlink:type="simple">PCT012087</text:a></text:p>
          </table:table-cell>
          <table:table-cell table:style-name="ce8" office:value-type="string" calcext:value-type="string">
            <text:p>Total!!Male!!8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88.json" xlink:type="simple">PCT012088</text:a></text:p>
          </table:table-cell>
          <table:table-cell table:style-name="ce8" office:value-type="string" calcext:value-type="string">
            <text:p>Total!!Male!!8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89.json" xlink:type="simple">PCT012089</text:a></text:p>
          </table:table-cell>
          <table:table-cell table:style-name="ce8" office:value-type="string" calcext:value-type="string">
            <text:p>Total!!Male!!8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90.json" xlink:type="simple">PCT012090</text:a></text:p>
          </table:table-cell>
          <table:table-cell table:style-name="ce8" office:value-type="string" calcext:value-type="string">
            <text:p>Total!!Male!!8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91.json" xlink:type="simple">PCT012091</text:a></text:p>
          </table:table-cell>
          <table:table-cell table:style-name="ce8" office:value-type="string" calcext:value-type="string">
            <text:p>Total!!Male!!8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92.json" xlink:type="simple">PCT012092</text:a></text:p>
          </table:table-cell>
          <table:table-cell table:style-name="ce8" office:value-type="string" calcext:value-type="string">
            <text:p>Total!!Male!!8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93.json" xlink:type="simple">PCT012093</text:a></text:p>
          </table:table-cell>
          <table:table-cell table:style-name="ce8" office:value-type="string" calcext:value-type="string">
            <text:p>Total!!Male!!9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94.json" xlink:type="simple">PCT012094</text:a></text:p>
          </table:table-cell>
          <table:table-cell table:style-name="ce8" office:value-type="string" calcext:value-type="string">
            <text:p>Total!!Male!!9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95.json" xlink:type="simple">PCT012095</text:a></text:p>
          </table:table-cell>
          <table:table-cell table:style-name="ce8" office:value-type="string" calcext:value-type="string">
            <text:p>Total!!Male!!9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96.json" xlink:type="simple">PCT012096</text:a></text:p>
          </table:table-cell>
          <table:table-cell table:style-name="ce8" office:value-type="string" calcext:value-type="string">
            <text:p>Total!!Male!!9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97.json" xlink:type="simple">PCT012097</text:a></text:p>
          </table:table-cell>
          <table:table-cell table:style-name="ce8" office:value-type="string" calcext:value-type="string">
            <text:p>Total!!Male!!9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98.json" xlink:type="simple">PCT012098</text:a></text:p>
          </table:table-cell>
          <table:table-cell table:style-name="ce8" office:value-type="string" calcext:value-type="string">
            <text:p>Total!!Male!!9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099.json" xlink:type="simple">PCT012099</text:a></text:p>
          </table:table-cell>
          <table:table-cell table:style-name="ce8" office:value-type="string" calcext:value-type="string">
            <text:p>Total!!Male!!9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00.json" xlink:type="simple">PCT012100</text:a></text:p>
          </table:table-cell>
          <table:table-cell table:style-name="ce8" office:value-type="string" calcext:value-type="string">
            <text:p>Total!!Male!!9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01.json" xlink:type="simple">PCT012101</text:a></text:p>
          </table:table-cell>
          <table:table-cell table:style-name="ce8" office:value-type="string" calcext:value-type="string">
            <text:p>Total!!Male!!9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02.json" xlink:type="simple">PCT012102</text:a></text:p>
          </table:table-cell>
          <table:table-cell table:style-name="ce8" office:value-type="string" calcext:value-type="string">
            <text:p>Total!!Male!!9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03.json" xlink:type="simple">PCT012103</text:a></text:p>
          </table:table-cell>
          <table:table-cell table:style-name="ce8" office:value-type="string" calcext:value-type="string">
            <text:p>Total!!Male!!100 to 10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04.json" xlink:type="simple">PCT012104</text:a></text:p>
          </table:table-cell>
          <table:table-cell table:style-name="ce8" office:value-type="string" calcext:value-type="string">
            <text:p>Total!!Male!!105 to 10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05.json" xlink:type="simple">PCT012105</text:a></text:p>
          </table:table-cell>
          <table:table-cell table:style-name="ce8" office:value-type="string" calcext:value-type="string">
            <text:p>Total!!Male!!110 years and over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06.json" xlink:type="simple">PCT012106</text:a></text:p>
          </table:table-cell>
          <table:table-cell table:style-name="ce8" office:value-type="string" calcext:value-type="string">
            <text:p>Total!!Female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07.json" xlink:type="simple">PCT012107</text:a></text:p>
          </table:table-cell>
          <table:table-cell table:style-name="ce8" office:value-type="string" calcext:value-type="string">
            <text:p>Total!!Female!!Under 1 year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08.json" xlink:type="simple">PCT012108</text:a></text:p>
          </table:table-cell>
          <table:table-cell table:style-name="ce8" office:value-type="string" calcext:value-type="string">
            <text:p>Total!!Female!!1 year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09.json" xlink:type="simple">PCT012109</text:a></text:p>
          </table:table-cell>
          <table:table-cell table:style-name="ce8" office:value-type="string" calcext:value-type="string">
            <text:p>Total!!Female!!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10.json" xlink:type="simple">PCT012110</text:a></text:p>
          </table:table-cell>
          <table:table-cell table:style-name="ce8" office:value-type="string" calcext:value-type="string">
            <text:p>Total!!Female!!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11.json" xlink:type="simple">PCT012111</text:a></text:p>
          </table:table-cell>
          <table:table-cell table:style-name="ce8" office:value-type="string" calcext:value-type="string">
            <text:p>Total!!Female!!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12.json" xlink:type="simple">PCT012112</text:a></text:p>
          </table:table-cell>
          <table:table-cell table:style-name="ce8" office:value-type="string" calcext:value-type="string">
            <text:p>Total!!Female!!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13.json" xlink:type="simple">PCT012113</text:a></text:p>
          </table:table-cell>
          <table:table-cell table:style-name="ce8" office:value-type="string" calcext:value-type="string">
            <text:p>Total!!Female!!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14.json" xlink:type="simple">PCT012114</text:a></text:p>
          </table:table-cell>
          <table:table-cell table:style-name="ce8" office:value-type="string" calcext:value-type="string">
            <text:p>Total!!Female!!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15.json" xlink:type="simple">PCT012115</text:a></text:p>
          </table:table-cell>
          <table:table-cell table:style-name="ce8" office:value-type="string" calcext:value-type="string">
            <text:p>Total!!Female!!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16.json" xlink:type="simple">PCT012116</text:a></text:p>
          </table:table-cell>
          <table:table-cell table:style-name="ce8" office:value-type="string" calcext:value-type="string">
            <text:p>Total!!Female!!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17.json" xlink:type="simple">PCT012117</text:a></text:p>
          </table:table-cell>
          <table:table-cell table:style-name="ce8" office:value-type="string" calcext:value-type="string">
            <text:p>Total!!Female!!1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18.json" xlink:type="simple">PCT012118</text:a></text:p>
          </table:table-cell>
          <table:table-cell table:style-name="ce8" office:value-type="string" calcext:value-type="string">
            <text:p>Total!!Female!!1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19.json" xlink:type="simple">PCT012119</text:a></text:p>
          </table:table-cell>
          <table:table-cell table:style-name="ce8" office:value-type="string" calcext:value-type="string">
            <text:p>Total!!Female!!1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20.json" xlink:type="simple">PCT012120</text:a></text:p>
          </table:table-cell>
          <table:table-cell table:style-name="ce8" office:value-type="string" calcext:value-type="string">
            <text:p>Total!!Female!!1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21.json" xlink:type="simple">PCT012121</text:a></text:p>
          </table:table-cell>
          <table:table-cell table:style-name="ce8" office:value-type="string" calcext:value-type="string">
            <text:p>Total!!Female!!1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22.json" xlink:type="simple">PCT012122</text:a></text:p>
          </table:table-cell>
          <table:table-cell table:style-name="ce8" office:value-type="string" calcext:value-type="string">
            <text:p>Total!!Female!!1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23.json" xlink:type="simple">PCT012123</text:a></text:p>
          </table:table-cell>
          <table:table-cell table:style-name="ce8" office:value-type="string" calcext:value-type="string">
            <text:p>Total!!Female!!1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24.json" xlink:type="simple">PCT012124</text:a></text:p>
          </table:table-cell>
          <table:table-cell table:style-name="ce8" office:value-type="string" calcext:value-type="string">
            <text:p>Total!!Female!!1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25.json" xlink:type="simple">PCT012125</text:a></text:p>
          </table:table-cell>
          <table:table-cell table:style-name="ce8" office:value-type="string" calcext:value-type="string">
            <text:p>Total!!Female!!1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26.json" xlink:type="simple">PCT012126</text:a></text:p>
          </table:table-cell>
          <table:table-cell table:style-name="ce8" office:value-type="string" calcext:value-type="string">
            <text:p>Total!!Female!!1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27.json" xlink:type="simple">PCT012127</text:a></text:p>
          </table:table-cell>
          <table:table-cell table:style-name="ce8" office:value-type="string" calcext:value-type="string">
            <text:p>Total!!Female!!2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28.json" xlink:type="simple">PCT012128</text:a></text:p>
          </table:table-cell>
          <table:table-cell table:style-name="ce8" office:value-type="string" calcext:value-type="string">
            <text:p>Total!!Female!!2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29.json" xlink:type="simple">PCT012129</text:a></text:p>
          </table:table-cell>
          <table:table-cell table:style-name="ce8" office:value-type="string" calcext:value-type="string">
            <text:p>Total!!Female!!2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30.json" xlink:type="simple">PCT012130</text:a></text:p>
          </table:table-cell>
          <table:table-cell table:style-name="ce8" office:value-type="string" calcext:value-type="string">
            <text:p>Total!!Female!!2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31.json" xlink:type="simple">PCT012131</text:a></text:p>
          </table:table-cell>
          <table:table-cell table:style-name="ce8" office:value-type="string" calcext:value-type="string">
            <text:p>Total!!Female!!2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32.json" xlink:type="simple">PCT012132</text:a></text:p>
          </table:table-cell>
          <table:table-cell table:style-name="ce8" office:value-type="string" calcext:value-type="string">
            <text:p>Total!!Female!!2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33.json" xlink:type="simple">PCT012133</text:a></text:p>
          </table:table-cell>
          <table:table-cell table:style-name="ce8" office:value-type="string" calcext:value-type="string">
            <text:p>Total!!Female!!2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34.json" xlink:type="simple">PCT012134</text:a></text:p>
          </table:table-cell>
          <table:table-cell table:style-name="ce8" office:value-type="string" calcext:value-type="string">
            <text:p>Total!!Female!!2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35.json" xlink:type="simple">PCT012135</text:a></text:p>
          </table:table-cell>
          <table:table-cell table:style-name="ce8" office:value-type="string" calcext:value-type="string">
            <text:p>Total!!Female!!2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36.json" xlink:type="simple">PCT012136</text:a></text:p>
          </table:table-cell>
          <table:table-cell table:style-name="ce8" office:value-type="string" calcext:value-type="string">
            <text:p>Total!!Female!!2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37.json" xlink:type="simple">PCT012137</text:a></text:p>
          </table:table-cell>
          <table:table-cell table:style-name="ce8" office:value-type="string" calcext:value-type="string">
            <text:p>Total!!Female!!3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38.json" xlink:type="simple">PCT012138</text:a></text:p>
          </table:table-cell>
          <table:table-cell table:style-name="ce8" office:value-type="string" calcext:value-type="string">
            <text:p>Total!!Female!!3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39.json" xlink:type="simple">PCT012139</text:a></text:p>
          </table:table-cell>
          <table:table-cell table:style-name="ce8" office:value-type="string" calcext:value-type="string">
            <text:p>Total!!Female!!3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40.json" xlink:type="simple">PCT012140</text:a></text:p>
          </table:table-cell>
          <table:table-cell table:style-name="ce8" office:value-type="string" calcext:value-type="string">
            <text:p>Total!!Female!!3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41.json" xlink:type="simple">PCT012141</text:a></text:p>
          </table:table-cell>
          <table:table-cell table:style-name="ce8" office:value-type="string" calcext:value-type="string">
            <text:p>Total!!Female!!3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42.json" xlink:type="simple">PCT012142</text:a></text:p>
          </table:table-cell>
          <table:table-cell table:style-name="ce8" office:value-type="string" calcext:value-type="string">
            <text:p>Total!!Female!!3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43.json" xlink:type="simple">PCT012143</text:a></text:p>
          </table:table-cell>
          <table:table-cell table:style-name="ce8" office:value-type="string" calcext:value-type="string">
            <text:p>Total!!Female!!3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44.json" xlink:type="simple">PCT012144</text:a></text:p>
          </table:table-cell>
          <table:table-cell table:style-name="ce8" office:value-type="string" calcext:value-type="string">
            <text:p>Total!!Female!!3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45.json" xlink:type="simple">PCT012145</text:a></text:p>
          </table:table-cell>
          <table:table-cell table:style-name="ce8" office:value-type="string" calcext:value-type="string">
            <text:p>Total!!Female!!3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46.json" xlink:type="simple">PCT012146</text:a></text:p>
          </table:table-cell>
          <table:table-cell table:style-name="ce8" office:value-type="string" calcext:value-type="string">
            <text:p>Total!!Female!!3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47.json" xlink:type="simple">PCT012147</text:a></text:p>
          </table:table-cell>
          <table:table-cell table:style-name="ce8" office:value-type="string" calcext:value-type="string">
            <text:p>Total!!Female!!4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48.json" xlink:type="simple">PCT012148</text:a></text:p>
          </table:table-cell>
          <table:table-cell table:style-name="ce8" office:value-type="string" calcext:value-type="string">
            <text:p>Total!!Female!!4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49.json" xlink:type="simple">PCT012149</text:a></text:p>
          </table:table-cell>
          <table:table-cell table:style-name="ce8" office:value-type="string" calcext:value-type="string">
            <text:p>Total!!Female!!4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50.json" xlink:type="simple">PCT012150</text:a></text:p>
          </table:table-cell>
          <table:table-cell table:style-name="ce8" office:value-type="string" calcext:value-type="string">
            <text:p>Total!!Female!!4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51.json" xlink:type="simple">PCT012151</text:a></text:p>
          </table:table-cell>
          <table:table-cell table:style-name="ce8" office:value-type="string" calcext:value-type="string">
            <text:p>Total!!Female!!4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52.json" xlink:type="simple">PCT012152</text:a></text:p>
          </table:table-cell>
          <table:table-cell table:style-name="ce8" office:value-type="string" calcext:value-type="string">
            <text:p>Total!!Female!!4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53.json" xlink:type="simple">PCT012153</text:a></text:p>
          </table:table-cell>
          <table:table-cell table:style-name="ce8" office:value-type="string" calcext:value-type="string">
            <text:p>Total!!Female!!4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54.json" xlink:type="simple">PCT012154</text:a></text:p>
          </table:table-cell>
          <table:table-cell table:style-name="ce8" office:value-type="string" calcext:value-type="string">
            <text:p>Total!!Female!!4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55.json" xlink:type="simple">PCT012155</text:a></text:p>
          </table:table-cell>
          <table:table-cell table:style-name="ce8" office:value-type="string" calcext:value-type="string">
            <text:p>Total!!Female!!4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56.json" xlink:type="simple">PCT012156</text:a></text:p>
          </table:table-cell>
          <table:table-cell table:style-name="ce8" office:value-type="string" calcext:value-type="string">
            <text:p>Total!!Female!!4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57.json" xlink:type="simple">PCT012157</text:a></text:p>
          </table:table-cell>
          <table:table-cell table:style-name="ce8" office:value-type="string" calcext:value-type="string">
            <text:p>Total!!Female!!5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58.json" xlink:type="simple">PCT012158</text:a></text:p>
          </table:table-cell>
          <table:table-cell table:style-name="ce8" office:value-type="string" calcext:value-type="string">
            <text:p>Total!!Female!!5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59.json" xlink:type="simple">PCT012159</text:a></text:p>
          </table:table-cell>
          <table:table-cell table:style-name="ce8" office:value-type="string" calcext:value-type="string">
            <text:p>Total!!Female!!5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60.json" xlink:type="simple">PCT012160</text:a></text:p>
          </table:table-cell>
          <table:table-cell table:style-name="ce8" office:value-type="string" calcext:value-type="string">
            <text:p>Total!!Female!!5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61.json" xlink:type="simple">PCT012161</text:a></text:p>
          </table:table-cell>
          <table:table-cell table:style-name="ce8" office:value-type="string" calcext:value-type="string">
            <text:p>Total!!Female!!5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62.json" xlink:type="simple">PCT012162</text:a></text:p>
          </table:table-cell>
          <table:table-cell table:style-name="ce8" office:value-type="string" calcext:value-type="string">
            <text:p>Total!!Female!!5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63.json" xlink:type="simple">PCT012163</text:a></text:p>
          </table:table-cell>
          <table:table-cell table:style-name="ce8" office:value-type="string" calcext:value-type="string">
            <text:p>Total!!Female!!5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64.json" xlink:type="simple">PCT012164</text:a></text:p>
          </table:table-cell>
          <table:table-cell table:style-name="ce8" office:value-type="string" calcext:value-type="string">
            <text:p>Total!!Female!!5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65.json" xlink:type="simple">PCT012165</text:a></text:p>
          </table:table-cell>
          <table:table-cell table:style-name="ce8" office:value-type="string" calcext:value-type="string">
            <text:p>Total!!Female!!5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66.json" xlink:type="simple">PCT012166</text:a></text:p>
          </table:table-cell>
          <table:table-cell table:style-name="ce8" office:value-type="string" calcext:value-type="string">
            <text:p>Total!!Female!!5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67.json" xlink:type="simple">PCT012167</text:a></text:p>
          </table:table-cell>
          <table:table-cell table:style-name="ce8" office:value-type="string" calcext:value-type="string">
            <text:p>Total!!Female!!6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68.json" xlink:type="simple">PCT012168</text:a></text:p>
          </table:table-cell>
          <table:table-cell table:style-name="ce8" office:value-type="string" calcext:value-type="string">
            <text:p>Total!!Female!!6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69.json" xlink:type="simple">PCT012169</text:a></text:p>
          </table:table-cell>
          <table:table-cell table:style-name="ce8" office:value-type="string" calcext:value-type="string">
            <text:p>Total!!Female!!6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70.json" xlink:type="simple">PCT012170</text:a></text:p>
          </table:table-cell>
          <table:table-cell table:style-name="ce8" office:value-type="string" calcext:value-type="string">
            <text:p>Total!!Female!!6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71.json" xlink:type="simple">PCT012171</text:a></text:p>
          </table:table-cell>
          <table:table-cell table:style-name="ce8" office:value-type="string" calcext:value-type="string">
            <text:p>Total!!Female!!6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72.json" xlink:type="simple">PCT012172</text:a></text:p>
          </table:table-cell>
          <table:table-cell table:style-name="ce8" office:value-type="string" calcext:value-type="string">
            <text:p>Total!!Female!!6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73.json" xlink:type="simple">PCT012173</text:a></text:p>
          </table:table-cell>
          <table:table-cell table:style-name="ce8" office:value-type="string" calcext:value-type="string">
            <text:p>Total!!Female!!6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74.json" xlink:type="simple">PCT012174</text:a></text:p>
          </table:table-cell>
          <table:table-cell table:style-name="ce8" office:value-type="string" calcext:value-type="string">
            <text:p>Total!!Female!!6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75.json" xlink:type="simple">PCT012175</text:a></text:p>
          </table:table-cell>
          <table:table-cell table:style-name="ce8" office:value-type="string" calcext:value-type="string">
            <text:p>Total!!Female!!6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76.json" xlink:type="simple">PCT012176</text:a></text:p>
          </table:table-cell>
          <table:table-cell table:style-name="ce8" office:value-type="string" calcext:value-type="string">
            <text:p>Total!!Female!!6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77.json" xlink:type="simple">PCT012177</text:a></text:p>
          </table:table-cell>
          <table:table-cell table:style-name="ce8" office:value-type="string" calcext:value-type="string">
            <text:p>Total!!Female!!7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78.json" xlink:type="simple">PCT012178</text:a></text:p>
          </table:table-cell>
          <table:table-cell table:style-name="ce8" office:value-type="string" calcext:value-type="string">
            <text:p>Total!!Female!!7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79.json" xlink:type="simple">PCT012179</text:a></text:p>
          </table:table-cell>
          <table:table-cell table:style-name="ce8" office:value-type="string" calcext:value-type="string">
            <text:p>Total!!Female!!7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80.json" xlink:type="simple">PCT012180</text:a></text:p>
          </table:table-cell>
          <table:table-cell table:style-name="ce8" office:value-type="string" calcext:value-type="string">
            <text:p>Total!!Female!!7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81.json" xlink:type="simple">PCT012181</text:a></text:p>
          </table:table-cell>
          <table:table-cell table:style-name="ce8" office:value-type="string" calcext:value-type="string">
            <text:p>Total!!Female!!7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82.json" xlink:type="simple">PCT012182</text:a></text:p>
          </table:table-cell>
          <table:table-cell table:style-name="ce8" office:value-type="string" calcext:value-type="string">
            <text:p>Total!!Female!!7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83.json" xlink:type="simple">PCT012183</text:a></text:p>
          </table:table-cell>
          <table:table-cell table:style-name="ce8" office:value-type="string" calcext:value-type="string">
            <text:p>Total!!Female!!7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84.json" xlink:type="simple">PCT012184</text:a></text:p>
          </table:table-cell>
          <table:table-cell table:style-name="ce8" office:value-type="string" calcext:value-type="string">
            <text:p>Total!!Female!!7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85.json" xlink:type="simple">PCT012185</text:a></text:p>
          </table:table-cell>
          <table:table-cell table:style-name="ce8" office:value-type="string" calcext:value-type="string">
            <text:p>Total!!Female!!7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86.json" xlink:type="simple">PCT012186</text:a></text:p>
          </table:table-cell>
          <table:table-cell table:style-name="ce8" office:value-type="string" calcext:value-type="string">
            <text:p>Total!!Female!!7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87.json" xlink:type="simple">PCT012187</text:a></text:p>
          </table:table-cell>
          <table:table-cell table:style-name="ce8" office:value-type="string" calcext:value-type="string">
            <text:p>Total!!Female!!8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88.json" xlink:type="simple">PCT012188</text:a></text:p>
          </table:table-cell>
          <table:table-cell table:style-name="ce8" office:value-type="string" calcext:value-type="string">
            <text:p>Total!!Female!!8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89.json" xlink:type="simple">PCT012189</text:a></text:p>
          </table:table-cell>
          <table:table-cell table:style-name="ce8" office:value-type="string" calcext:value-type="string">
            <text:p>Total!!Female!!8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90.json" xlink:type="simple">PCT012190</text:a></text:p>
          </table:table-cell>
          <table:table-cell table:style-name="ce8" office:value-type="string" calcext:value-type="string">
            <text:p>Total!!Female!!8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91.json" xlink:type="simple">PCT012191</text:a></text:p>
          </table:table-cell>
          <table:table-cell table:style-name="ce8" office:value-type="string" calcext:value-type="string">
            <text:p>Total!!Female!!8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92.json" xlink:type="simple">PCT012192</text:a></text:p>
          </table:table-cell>
          <table:table-cell table:style-name="ce8" office:value-type="string" calcext:value-type="string">
            <text:p>Total!!Female!!8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93.json" xlink:type="simple">PCT012193</text:a></text:p>
          </table:table-cell>
          <table:table-cell table:style-name="ce8" office:value-type="string" calcext:value-type="string">
            <text:p>Total!!Female!!8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94.json" xlink:type="simple">PCT012194</text:a></text:p>
          </table:table-cell>
          <table:table-cell table:style-name="ce8" office:value-type="string" calcext:value-type="string">
            <text:p>Total!!Female!!8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95.json" xlink:type="simple">PCT012195</text:a></text:p>
          </table:table-cell>
          <table:table-cell table:style-name="ce8" office:value-type="string" calcext:value-type="string">
            <text:p>Total!!Female!!8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96.json" xlink:type="simple">PCT012196</text:a></text:p>
          </table:table-cell>
          <table:table-cell table:style-name="ce8" office:value-type="string" calcext:value-type="string">
            <text:p>Total!!Female!!8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97.json" xlink:type="simple">PCT012197</text:a></text:p>
          </table:table-cell>
          <table:table-cell table:style-name="ce8" office:value-type="string" calcext:value-type="string">
            <text:p>Total!!Female!!90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98.json" xlink:type="simple">PCT012198</text:a></text:p>
          </table:table-cell>
          <table:table-cell table:style-name="ce8" office:value-type="string" calcext:value-type="string">
            <text:p>Total!!Female!!91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199.json" xlink:type="simple">PCT012199</text:a></text:p>
          </table:table-cell>
          <table:table-cell table:style-name="ce8" office:value-type="string" calcext:value-type="string">
            <text:p>Total!!Female!!92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200.json" xlink:type="simple">PCT012200</text:a></text:p>
          </table:table-cell>
          <table:table-cell table:style-name="ce8" office:value-type="string" calcext:value-type="string">
            <text:p>Total!!Female!!93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201.json" xlink:type="simple">PCT012201</text:a></text:p>
          </table:table-cell>
          <table:table-cell table:style-name="ce8" office:value-type="string" calcext:value-type="string">
            <text:p>Total!!Female!!9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202.json" xlink:type="simple">PCT012202</text:a></text:p>
          </table:table-cell>
          <table:table-cell table:style-name="ce8" office:value-type="string" calcext:value-type="string">
            <text:p>Total!!Female!!95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203.json" xlink:type="simple">PCT012203</text:a></text:p>
          </table:table-cell>
          <table:table-cell table:style-name="ce8" office:value-type="string" calcext:value-type="string">
            <text:p>Total!!Female!!96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204.json" xlink:type="simple">PCT012204</text:a></text:p>
          </table:table-cell>
          <table:table-cell table:style-name="ce8" office:value-type="string" calcext:value-type="string">
            <text:p>Total!!Female!!97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205.json" xlink:type="simple">PCT012205</text:a></text:p>
          </table:table-cell>
          <table:table-cell table:style-name="ce8" office:value-type="string" calcext:value-type="string">
            <text:p>Total!!Female!!98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206.json" xlink:type="simple">PCT012206</text:a></text:p>
          </table:table-cell>
          <table:table-cell table:style-name="ce8" office:value-type="string" calcext:value-type="string">
            <text:p>Total!!Female!!9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207.json" xlink:type="simple">PCT012207</text:a></text:p>
          </table:table-cell>
          <table:table-cell table:style-name="ce8" office:value-type="string" calcext:value-type="string">
            <text:p>Total!!Female!!100 to 104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208.json" xlink:type="simple">PCT012208</text:a></text:p>
          </table:table-cell>
          <table:table-cell table:style-name="ce8" office:value-type="string" calcext:value-type="string">
            <text:p>Total!!Female!!105 to 109 years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api.census.gov/data/2010/dec/sf1/variables/PCT012209.json" xlink:type="simple">PCT012209</text:a></text:p>
          </table:table-cell>
          <table:table-cell table:style-name="ce8" office:value-type="string" calcext:value-type="string">
            <text:p>Total!!Female!!110 years and over</text:p>
          </table:table-cell>
          <table:table-cell table:style-name="ce8" office:value-type="string" calcext:value-type="string">
            <text:p>SEX BY AGE</text:p>
          </table:table-cell>
          <table:table-cell table:style-name="ce8" office:value-type="string" calcext:value-type="string">
            <text:p>not required</text:p>
          </table:table-cell>
          <table:table-cell table:style-name="ce8" office:value-type="string" calcext:value-type="string">
            <text:p><text:a xlink:href="https://api.census.gov/data/2010/dec/sf1/variables/.html" xlink:type="simple"> </text:a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<text:a xlink:href="https://api.census.gov/data/2010/dec/sf1/groups/PCT12.html" xlink:type="simple">PCT12</text:a></text:p>
          </table:table-cell>
        </table:table-row>
        <table:table-row table:style-name="ro1" table:number-rows-repeated="53">
          <table:table-cell/>
          <table:table-cell table:style-name="ce10"/>
          <table:table-cell table:number-columns-repeated="6"/>
        </table:table-row>
        <table:table-row table:style-name="ro1" table:number-rows-repeated="10483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7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number-columns-repeated="2" table:default-cell-style-name="ce8"/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1001.json" xlink:type="simple">P001001</text:a></text:p>
          </table:table-cell>
          <table:table-cell office:value-type="string" calcext:value-type="string">
            <text:p>",</text:p>
          </table:table-cell>
          <table:table-cell table:formula="of:=COM.MICROSOFT.CONCAT([.A1:.C1])" office:value-type="string" office:string-value="&quot;P001001&quot;," calcext:value-type="string">
            <text:p>"P001001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2001.json" xlink:type="simple">P002001</text:a></text:p>
          </table:table-cell>
          <table:table-cell office:value-type="string" calcext:value-type="string">
            <text:p>",</text:p>
          </table:table-cell>
          <table:table-cell table:formula="of:=COM.MICROSOFT.CONCAT([.A2:.C2])" office:value-type="string" office:string-value="&quot;P002001&quot;," calcext:value-type="string">
            <text:p>"P002001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2002.json" xlink:type="simple">P002002</text:a></text:p>
          </table:table-cell>
          <table:table-cell office:value-type="string" calcext:value-type="string">
            <text:p>",</text:p>
          </table:table-cell>
          <table:table-cell table:formula="of:=COM.MICROSOFT.CONCAT([.A3:.C3])" office:value-type="string" office:string-value="&quot;P002002&quot;," calcext:value-type="string">
            <text:p>"P002002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2003.json" xlink:type="simple">P002003</text:a></text:p>
          </table:table-cell>
          <table:table-cell office:value-type="string" calcext:value-type="string">
            <text:p>",</text:p>
          </table:table-cell>
          <table:table-cell table:formula="of:=COM.MICROSOFT.CONCAT([.A4:.C4])" office:value-type="string" office:string-value="&quot;P002003&quot;," calcext:value-type="string">
            <text:p>"P002003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2004.json" xlink:type="simple">P002004</text:a></text:p>
          </table:table-cell>
          <table:table-cell office:value-type="string" calcext:value-type="string">
            <text:p>",</text:p>
          </table:table-cell>
          <table:table-cell table:formula="of:=COM.MICROSOFT.CONCAT([.A5:.C5])" office:value-type="string" office:string-value="&quot;P002004&quot;," calcext:value-type="string">
            <text:p>"P002004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2005.json" xlink:type="simple">P002005</text:a></text:p>
          </table:table-cell>
          <table:table-cell office:value-type="string" calcext:value-type="string">
            <text:p>",</text:p>
          </table:table-cell>
          <table:table-cell table:formula="of:=COM.MICROSOFT.CONCAT([.A6:.C6])" office:value-type="string" office:string-value="&quot;P002005&quot;," calcext:value-type="string">
            <text:p>"P002005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2006.json" xlink:type="simple">P002006</text:a></text:p>
          </table:table-cell>
          <table:table-cell office:value-type="string" calcext:value-type="string">
            <text:p>",</text:p>
          </table:table-cell>
          <table:table-cell table:formula="of:=COM.MICROSOFT.CONCAT([.A7:.C7])" office:value-type="string" office:string-value="&quot;P002006&quot;," calcext:value-type="string">
            <text:p>"P002006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6001.json" xlink:type="simple">P006001</text:a></text:p>
          </table:table-cell>
          <table:table-cell office:value-type="string" calcext:value-type="string">
            <text:p>",</text:p>
          </table:table-cell>
          <table:table-cell table:formula="of:=COM.MICROSOFT.CONCAT([.A8:.C8])" office:value-type="string" office:string-value="&quot;P006001&quot;," calcext:value-type="string">
            <text:p>"P006001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6002.json" xlink:type="simple">P006002</text:a></text:p>
          </table:table-cell>
          <table:table-cell office:value-type="string" calcext:value-type="string">
            <text:p>",</text:p>
          </table:table-cell>
          <table:table-cell table:formula="of:=COM.MICROSOFT.CONCAT([.A9:.C9])" office:value-type="string" office:string-value="&quot;P006002&quot;," calcext:value-type="string">
            <text:p>"P006002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6003.json" xlink:type="simple">P006003</text:a></text:p>
          </table:table-cell>
          <table:table-cell office:value-type="string" calcext:value-type="string">
            <text:p>",</text:p>
          </table:table-cell>
          <table:table-cell table:formula="of:=COM.MICROSOFT.CONCAT([.A10:.C10])" office:value-type="string" office:string-value="&quot;P006003&quot;," calcext:value-type="string">
            <text:p>"P006003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6004.json" xlink:type="simple">P006004</text:a></text:p>
          </table:table-cell>
          <table:table-cell office:value-type="string" calcext:value-type="string">
            <text:p>",</text:p>
          </table:table-cell>
          <table:table-cell table:formula="of:=COM.MICROSOFT.CONCAT([.A11:.C11])" office:value-type="string" office:string-value="&quot;P006004&quot;," calcext:value-type="string">
            <text:p>"P006004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6005.json" xlink:type="simple">P006005</text:a></text:p>
          </table:table-cell>
          <table:table-cell office:value-type="string" calcext:value-type="string">
            <text:p>",</text:p>
          </table:table-cell>
          <table:table-cell table:formula="of:=COM.MICROSOFT.CONCAT([.A12:.C12])" office:value-type="string" office:string-value="&quot;P006005&quot;," calcext:value-type="string">
            <text:p>"P006005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6006.json" xlink:type="simple">P006006</text:a></text:p>
          </table:table-cell>
          <table:table-cell office:value-type="string" calcext:value-type="string">
            <text:p>",</text:p>
          </table:table-cell>
          <table:table-cell table:formula="of:=COM.MICROSOFT.CONCAT([.A13:.C13])" office:value-type="string" office:string-value="&quot;P006006&quot;," calcext:value-type="string">
            <text:p>"P006006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table:style-name="ce8" office:value-type="string" calcext:value-type="string">
            <text:p><text:a xlink:href="https://api.census.gov/data/2010/dec/sf1/variables/P006007.json" xlink:type="simple">P006007</text:a></text:p>
          </table:table-cell>
          <table:table-cell office:value-type="string" calcext:value-type="string">
            <text:p>",</text:p>
          </table:table-cell>
          <table:table-cell table:formula="of:=COM.MICROSOFT.CONCAT([.A14:.C14])" office:value-type="string" office:string-value="&quot;P006007&quot;," calcext:value-type="string">
            <text:p>"P006007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01.json" xlink:type="simple">P008001</text:a></text:p>
          </table:table-cell>
          <table:table-cell office:value-type="string" calcext:value-type="string">
            <text:p>",</text:p>
          </table:table-cell>
          <table:table-cell table:formula="of:=COM.MICROSOFT.CONCAT([.A15:.C15])" office:value-type="string" office:string-value="&quot;P008001&quot;," calcext:value-type="string">
            <text:p>"P008001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02.json" xlink:type="simple">P008002</text:a></text:p>
          </table:table-cell>
          <table:table-cell office:value-type="string" calcext:value-type="string">
            <text:p>",</text:p>
          </table:table-cell>
          <table:table-cell table:formula="of:=COM.MICROSOFT.CONCAT([.A16:.C16])" office:value-type="string" office:string-value="&quot;P008002&quot;," calcext:value-type="string">
            <text:p>"P008002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03.json" xlink:type="simple">P008003</text:a></text:p>
          </table:table-cell>
          <table:table-cell office:value-type="string" calcext:value-type="string">
            <text:p>",</text:p>
          </table:table-cell>
          <table:table-cell table:formula="of:=COM.MICROSOFT.CONCAT([.A17:.C17])" office:value-type="string" office:string-value="&quot;P008003&quot;," calcext:value-type="string">
            <text:p>"P008003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04.json" xlink:type="simple">P008004</text:a></text:p>
          </table:table-cell>
          <table:table-cell office:value-type="string" calcext:value-type="string">
            <text:p>",</text:p>
          </table:table-cell>
          <table:table-cell table:formula="of:=COM.MICROSOFT.CONCAT([.A18:.C18])" office:value-type="string" office:string-value="&quot;P008004&quot;," calcext:value-type="string">
            <text:p>"P008004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05.json" xlink:type="simple">P008005</text:a></text:p>
          </table:table-cell>
          <table:table-cell office:value-type="string" calcext:value-type="string">
            <text:p>",</text:p>
          </table:table-cell>
          <table:table-cell table:formula="of:=COM.MICROSOFT.CONCAT([.A19:.C19])" office:value-type="string" office:string-value="&quot;P008005&quot;," calcext:value-type="string">
            <text:p>"P008005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06.json" xlink:type="simple">P008006</text:a></text:p>
          </table:table-cell>
          <table:table-cell office:value-type="string" calcext:value-type="string">
            <text:p>",</text:p>
          </table:table-cell>
          <table:table-cell table:formula="of:=COM.MICROSOFT.CONCAT([.A20:.C20])" office:value-type="string" office:string-value="&quot;P008006&quot;," calcext:value-type="string">
            <text:p>"P008006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07.json" xlink:type="simple">P008007</text:a></text:p>
          </table:table-cell>
          <table:table-cell office:value-type="string" calcext:value-type="string">
            <text:p>",</text:p>
          </table:table-cell>
          <table:table-cell table:formula="of:=COM.MICROSOFT.CONCAT([.A21:.C21])" office:value-type="string" office:string-value="&quot;P008007&quot;," calcext:value-type="string">
            <text:p>"P008007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08.json" xlink:type="simple">P008008</text:a></text:p>
          </table:table-cell>
          <table:table-cell office:value-type="string" calcext:value-type="string">
            <text:p>",</text:p>
          </table:table-cell>
          <table:table-cell table:formula="of:=COM.MICROSOFT.CONCAT([.A22:.C22])" office:value-type="string" office:string-value="&quot;P008008&quot;," calcext:value-type="string">
            <text:p>"P008008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09.json" xlink:type="simple">P008009</text:a></text:p>
          </table:table-cell>
          <table:table-cell office:value-type="string" calcext:value-type="string">
            <text:p>",</text:p>
          </table:table-cell>
          <table:table-cell table:formula="of:=COM.MICROSOFT.CONCAT([.A23:.C23])" office:value-type="string" office:string-value="&quot;P008009&quot;," calcext:value-type="string">
            <text:p>"P008009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10.json" xlink:type="simple">P008010</text:a></text:p>
          </table:table-cell>
          <table:table-cell office:value-type="string" calcext:value-type="string">
            <text:p>",</text:p>
          </table:table-cell>
          <table:table-cell table:formula="of:=COM.MICROSOFT.CONCAT([.A24:.C24])" office:value-type="string" office:string-value="&quot;P008010&quot;," calcext:value-type="string">
            <text:p>"P008010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11.json" xlink:type="simple">P008011</text:a></text:p>
          </table:table-cell>
          <table:table-cell office:value-type="string" calcext:value-type="string">
            <text:p>",</text:p>
          </table:table-cell>
          <table:table-cell table:formula="of:=COM.MICROSOFT.CONCAT([.A25:.C25])" office:value-type="string" office:string-value="&quot;P008011&quot;," calcext:value-type="string">
            <text:p>"P008011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12.json" xlink:type="simple">P008012</text:a></text:p>
          </table:table-cell>
          <table:table-cell office:value-type="string" calcext:value-type="string">
            <text:p>",</text:p>
          </table:table-cell>
          <table:table-cell table:formula="of:=COM.MICROSOFT.CONCAT([.A26:.C26])" office:value-type="string" office:string-value="&quot;P008012&quot;," calcext:value-type="string">
            <text:p>"P008012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13.json" xlink:type="simple">P008013</text:a></text:p>
          </table:table-cell>
          <table:table-cell office:value-type="string" calcext:value-type="string">
            <text:p>",</text:p>
          </table:table-cell>
          <table:table-cell table:formula="of:=COM.MICROSOFT.CONCAT([.A27:.C27])" office:value-type="string" office:string-value="&quot;P008013&quot;," calcext:value-type="string">
            <text:p>"P008013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14.json" xlink:type="simple">P008014</text:a></text:p>
          </table:table-cell>
          <table:table-cell office:value-type="string" calcext:value-type="string">
            <text:p>",</text:p>
          </table:table-cell>
          <table:table-cell table:formula="of:=COM.MICROSOFT.CONCAT([.A28:.C28])" office:value-type="string" office:string-value="&quot;P008014&quot;," calcext:value-type="string">
            <text:p>"P008014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15.json" xlink:type="simple">P008015</text:a></text:p>
          </table:table-cell>
          <table:table-cell office:value-type="string" calcext:value-type="string">
            <text:p>",</text:p>
          </table:table-cell>
          <table:table-cell table:formula="of:=COM.MICROSOFT.CONCAT([.A29:.C29])" office:value-type="string" office:string-value="&quot;P008015&quot;," calcext:value-type="string">
            <text:p>"P008015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16.json" xlink:type="simple">P008016</text:a></text:p>
          </table:table-cell>
          <table:table-cell office:value-type="string" calcext:value-type="string">
            <text:p>",</text:p>
          </table:table-cell>
          <table:table-cell table:formula="of:=COM.MICROSOFT.CONCAT([.A30:.C30])" office:value-type="string" office:string-value="&quot;P008016&quot;," calcext:value-type="string">
            <text:p>"P008016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17.json" xlink:type="simple">P008017</text:a></text:p>
          </table:table-cell>
          <table:table-cell office:value-type="string" calcext:value-type="string">
            <text:p>",</text:p>
          </table:table-cell>
          <table:table-cell table:formula="of:=COM.MICROSOFT.CONCAT([.A31:.C31])" office:value-type="string" office:string-value="&quot;P008017&quot;," calcext:value-type="string">
            <text:p>"P008017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18.json" xlink:type="simple">P008018</text:a></text:p>
          </table:table-cell>
          <table:table-cell office:value-type="string" calcext:value-type="string">
            <text:p>",</text:p>
          </table:table-cell>
          <table:table-cell table:formula="of:=COM.MICROSOFT.CONCAT([.A32:.C32])" office:value-type="string" office:string-value="&quot;P008018&quot;," calcext:value-type="string">
            <text:p>"P008018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19.json" xlink:type="simple">P008019</text:a></text:p>
          </table:table-cell>
          <table:table-cell office:value-type="string" calcext:value-type="string">
            <text:p>",</text:p>
          </table:table-cell>
          <table:table-cell table:formula="of:=COM.MICROSOFT.CONCAT([.A33:.C33])" office:value-type="string" office:string-value="&quot;P008019&quot;," calcext:value-type="string">
            <text:p>"P008019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20.json" xlink:type="simple">P008020</text:a></text:p>
          </table:table-cell>
          <table:table-cell office:value-type="string" calcext:value-type="string">
            <text:p>",</text:p>
          </table:table-cell>
          <table:table-cell table:formula="of:=COM.MICROSOFT.CONCAT([.A34:.C34])" office:value-type="string" office:string-value="&quot;P008020&quot;," calcext:value-type="string">
            <text:p>"P008020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21.json" xlink:type="simple">P008021</text:a></text:p>
          </table:table-cell>
          <table:table-cell office:value-type="string" calcext:value-type="string">
            <text:p>",</text:p>
          </table:table-cell>
          <table:table-cell table:formula="of:=COM.MICROSOFT.CONCAT([.A35:.C35])" office:value-type="string" office:string-value="&quot;P008021&quot;," calcext:value-type="string">
            <text:p>"P008021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22.json" xlink:type="simple">P008022</text:a></text:p>
          </table:table-cell>
          <table:table-cell office:value-type="string" calcext:value-type="string">
            <text:p>",</text:p>
          </table:table-cell>
          <table:table-cell table:formula="of:=COM.MICROSOFT.CONCAT([.A36:.C36])" office:value-type="string" office:string-value="&quot;P008022&quot;," calcext:value-type="string">
            <text:p>"P008022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23.json" xlink:type="simple">P008023</text:a></text:p>
          </table:table-cell>
          <table:table-cell office:value-type="string" calcext:value-type="string">
            <text:p>",</text:p>
          </table:table-cell>
          <table:table-cell table:formula="of:=COM.MICROSOFT.CONCAT([.A37:.C37])" office:value-type="string" office:string-value="&quot;P008023&quot;," calcext:value-type="string">
            <text:p>"P008023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24.json" xlink:type="simple">P008024</text:a></text:p>
          </table:table-cell>
          <table:table-cell office:value-type="string" calcext:value-type="string">
            <text:p>",</text:p>
          </table:table-cell>
          <table:table-cell table:formula="of:=COM.MICROSOFT.CONCAT([.A38:.C38])" office:value-type="string" office:string-value="&quot;P008024&quot;," calcext:value-type="string">
            <text:p>"P008024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25.json" xlink:type="simple">P008025</text:a></text:p>
          </table:table-cell>
          <table:table-cell office:value-type="string" calcext:value-type="string">
            <text:p>",</text:p>
          </table:table-cell>
          <table:table-cell table:formula="of:=COM.MICROSOFT.CONCAT([.A39:.C39])" office:value-type="string" office:string-value="&quot;P008025&quot;," calcext:value-type="string">
            <text:p>"P008025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8026.json" xlink:type="simple">P008026</text:a></text:p>
          </table:table-cell>
          <table:table-cell office:value-type="string" calcext:value-type="string">
            <text:p>",</text:p>
          </table:table-cell>
          <table:table-cell table:formula="of:=COM.MICROSOFT.CONCAT([.A40:.C40])" office:value-type="string" office:string-value="&quot;P008026&quot;," calcext:value-type="string">
            <text:p>"P008026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4001.json" xlink:type="simple">P004001</text:a></text:p>
          </table:table-cell>
          <table:table-cell office:value-type="string" calcext:value-type="string">
            <text:p>",</text:p>
          </table:table-cell>
          <table:table-cell table:formula="of:=COM.MICROSOFT.CONCAT([.A41:.C41])" office:value-type="string" office:string-value="&quot;P004001&quot;," calcext:value-type="string">
            <text:p>"P004001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4002.json" xlink:type="simple">P004002</text:a></text:p>
          </table:table-cell>
          <table:table-cell office:value-type="string" calcext:value-type="string">
            <text:p>",</text:p>
          </table:table-cell>
          <table:table-cell table:formula="of:=COM.MICROSOFT.CONCAT([.A42:.C42])" office:value-type="string" office:string-value="&quot;P004002&quot;," calcext:value-type="string">
            <text:p>"P004002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4003.json" xlink:type="simple">P004003</text:a></text:p>
          </table:table-cell>
          <table:table-cell office:value-type="string" calcext:value-type="string">
            <text:p>",</text:p>
          </table:table-cell>
          <table:table-cell table:formula="of:=COM.MICROSOFT.CONCAT([.A43:.C43])" office:value-type="string" office:string-value="&quot;P004003&quot;," calcext:value-type="string">
            <text:p>"P004003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01.json" xlink:type="simple">P005001</text:a></text:p>
          </table:table-cell>
          <table:table-cell office:value-type="string" calcext:value-type="string">
            <text:p>",</text:p>
          </table:table-cell>
          <table:table-cell table:formula="of:=COM.MICROSOFT.CONCAT([.A44:.C44])" office:value-type="string" office:string-value="&quot;P005001&quot;," calcext:value-type="string">
            <text:p>"P005001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02.json" xlink:type="simple">P005002</text:a></text:p>
          </table:table-cell>
          <table:table-cell office:value-type="string" calcext:value-type="string">
            <text:p>",</text:p>
          </table:table-cell>
          <table:table-cell table:formula="of:=COM.MICROSOFT.CONCAT([.A45:.C45])" office:value-type="string" office:string-value="&quot;P005002&quot;," calcext:value-type="string">
            <text:p>"P005002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03.json" xlink:type="simple">P005003</text:a></text:p>
          </table:table-cell>
          <table:table-cell office:value-type="string" calcext:value-type="string">
            <text:p>",</text:p>
          </table:table-cell>
          <table:table-cell table:formula="of:=COM.MICROSOFT.CONCAT([.A46:.C46])" office:value-type="string" office:string-value="&quot;P005003&quot;," calcext:value-type="string">
            <text:p>"P005003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04.json" xlink:type="simple">P005004</text:a></text:p>
          </table:table-cell>
          <table:table-cell office:value-type="string" calcext:value-type="string">
            <text:p>",</text:p>
          </table:table-cell>
          <table:table-cell table:formula="of:=COM.MICROSOFT.CONCAT([.A47:.C47])" office:value-type="string" office:string-value="&quot;P005004&quot;," calcext:value-type="string">
            <text:p>"P005004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05.json" xlink:type="simple">P005005</text:a></text:p>
          </table:table-cell>
          <table:table-cell office:value-type="string" calcext:value-type="string">
            <text:p>",</text:p>
          </table:table-cell>
          <table:table-cell table:formula="of:=COM.MICROSOFT.CONCAT([.A48:.C48])" office:value-type="string" office:string-value="&quot;P005005&quot;," calcext:value-type="string">
            <text:p>"P005005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06.json" xlink:type="simple">P005006</text:a></text:p>
          </table:table-cell>
          <table:table-cell office:value-type="string" calcext:value-type="string">
            <text:p>",</text:p>
          </table:table-cell>
          <table:table-cell table:formula="of:=COM.MICROSOFT.CONCAT([.A49:.C49])" office:value-type="string" office:string-value="&quot;P005006&quot;," calcext:value-type="string">
            <text:p>"P005006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07.json" xlink:type="simple">P005007</text:a></text:p>
          </table:table-cell>
          <table:table-cell office:value-type="string" calcext:value-type="string">
            <text:p>",</text:p>
          </table:table-cell>
          <table:table-cell table:formula="of:=COM.MICROSOFT.CONCAT([.A50:.C50])" office:value-type="string" office:string-value="&quot;P005007&quot;," calcext:value-type="string">
            <text:p>"P005007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08.json" xlink:type="simple">P005008</text:a></text:p>
          </table:table-cell>
          <table:table-cell office:value-type="string" calcext:value-type="string">
            <text:p>",</text:p>
          </table:table-cell>
          <table:table-cell table:formula="of:=COM.MICROSOFT.CONCAT([.A51:.C51])" office:value-type="string" office:string-value="&quot;P005008&quot;," calcext:value-type="string">
            <text:p>"P005008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09.json" xlink:type="simple">P005009</text:a></text:p>
          </table:table-cell>
          <table:table-cell office:value-type="string" calcext:value-type="string">
            <text:p>",</text:p>
          </table:table-cell>
          <table:table-cell table:formula="of:=COM.MICROSOFT.CONCAT([.A52:.C52])" office:value-type="string" office:string-value="&quot;P005009&quot;," calcext:value-type="string">
            <text:p>"P005009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10.json" xlink:type="simple">P005010</text:a></text:p>
          </table:table-cell>
          <table:table-cell office:value-type="string" calcext:value-type="string">
            <text:p>",</text:p>
          </table:table-cell>
          <table:table-cell table:formula="of:=COM.MICROSOFT.CONCAT([.A53:.C53])" office:value-type="string" office:string-value="&quot;P005010&quot;," calcext:value-type="string">
            <text:p>"P005010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11.json" xlink:type="simple">P005011</text:a></text:p>
          </table:table-cell>
          <table:table-cell office:value-type="string" calcext:value-type="string">
            <text:p>",</text:p>
          </table:table-cell>
          <table:table-cell table:formula="of:=COM.MICROSOFT.CONCAT([.A54:.C54])" office:value-type="string" office:string-value="&quot;P005011&quot;," calcext:value-type="string">
            <text:p>"P005011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12.json" xlink:type="simple">P005012</text:a></text:p>
          </table:table-cell>
          <table:table-cell office:value-type="string" calcext:value-type="string">
            <text:p>",</text:p>
          </table:table-cell>
          <table:table-cell table:formula="of:=COM.MICROSOFT.CONCAT([.A55:.C55])" office:value-type="string" office:string-value="&quot;P005012&quot;," calcext:value-type="string">
            <text:p>"P005012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13.json" xlink:type="simple">P005013</text:a></text:p>
          </table:table-cell>
          <table:table-cell office:value-type="string" calcext:value-type="string">
            <text:p>",</text:p>
          </table:table-cell>
          <table:table-cell table:formula="of:=COM.MICROSOFT.CONCAT([.A56:.C56])" office:value-type="string" office:string-value="&quot;P005013&quot;," calcext:value-type="string">
            <text:p>"P005013",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14.json" xlink:type="simple">P005014</text:a></text:p>
          </table:table-cell>
          <table:table-cell office:value-type="string" calcext:value-type="string">
            <text:p>",</text:p>
          </table:table-cell>
          <table:table-cell table:formula="of:=COM.MICROSOFT.CONCAT([.A57:.C57])" office:value-type="string" office:string-value="&quot;P005014&quot;," calcext:value-type="string">
            <text:p>"P005014",</text:p>
          </table:table-cell>
          <table:table-cell table:style-name="Default"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15.json" xlink:type="simple">P005015</text:a></text:p>
          </table:table-cell>
          <table:table-cell office:value-type="string" calcext:value-type="string">
            <text:p>",</text:p>
          </table:table-cell>
          <table:table-cell table:formula="of:=COM.MICROSOFT.CONCAT([.A58:.C58])" office:value-type="string" office:string-value="&quot;P005015&quot;," calcext:value-type="string">
            <text:p>"P005015",</text:p>
          </table:table-cell>
          <table:table-cell table:style-name="Default"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16.json" xlink:type="simple">P005016</text:a></text:p>
          </table:table-cell>
          <table:table-cell office:value-type="string" calcext:value-type="string">
            <text:p>",</text:p>
          </table:table-cell>
          <table:table-cell table:formula="of:=COM.MICROSOFT.CONCAT([.A59:.C59])" office:value-type="string" office:string-value="&quot;P005016&quot;," calcext:value-type="string">
            <text:p>"P005016",</text:p>
          </table:table-cell>
          <table:table-cell table:style-name="Default" table:number-columns-repeated="2"/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<text:a xlink:href="https://api.census.gov/data/2010/dec/sf1/variables/P005017.json" xlink:type="simple">P005017</text:a></text:p>
          </table:table-cell>
          <table:table-cell office:value-type="string" calcext:value-type="string">
            <text:p>",</text:p>
          </table:table-cell>
          <table:table-cell table:formula="of:=COM.MICROSOFT.CONCAT([.A60:.C60])" office:value-type="string" office:string-value="&quot;P005017&quot;," calcext:value-type="string">
            <text:p>"P005017",</text:p>
          </table:table-cell>
          <table:table-cell table:style-name="Default" table:number-columns-repeated="2"/>
        </table:table-row>
      </table:table>
      <table:table table:name="Sheet9" table:style-name="ta1">
        <table:table-column table:style-name="co1" table:number-columns-repeated="4" table:default-cell-style-name="Default"/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1001</text:p>
          </table:table-cell>
          <table:table-cell office:value-type="string" calcext:value-type="string">
            <text:p>" : "",</text:p>
          </table:table-cell>
          <table:table-cell table:formula="of:=COM.MICROSOFT.CONCAT([.A1:.C1])" office:value-type="string" office:string-value="&quot;H003001&quot; : &quot;&quot;," calcext:value-type="string">
            <text:p>"H003001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2002</text:p>
          </table:table-cell>
          <table:table-cell office:value-type="string" calcext:value-type="string">
            <text:p>" : "",</text:p>
          </table:table-cell>
          <table:table-cell table:formula="of:=COM.MICROSOFT.CONCAT([.A2:.C2])" office:value-type="string" office:string-value="&quot;H003002&quot; : &quot;&quot;," calcext:value-type="string">
            <text:p>"H003002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2002P</text:p>
          </table:table-cell>
          <table:table-cell office:value-type="string" calcext:value-type="string">
            <text:p>" : "",</text:p>
          </table:table-cell>
          <table:table-cell table:formula="of:=COM.MICROSOFT.CONCAT([.A3:.C3])" office:value-type="string" office:string-value="&quot;H003002P&quot; : &quot;&quot;," calcext:value-type="string">
            <text:p>"H003002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2003</text:p>
          </table:table-cell>
          <table:table-cell office:value-type="string" calcext:value-type="string">
            <text:p>" : "",</text:p>
          </table:table-cell>
          <table:table-cell table:formula="of:=COM.MICROSOFT.CONCAT([.A4:.C4])" office:value-type="string" office:string-value="&quot;H003003&quot; : &quot;&quot;," calcext:value-type="string">
            <text:p>"H003003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2003P</text:p>
          </table:table-cell>
          <table:table-cell office:value-type="string" calcext:value-type="string">
            <text:p>" : "",</text:p>
          </table:table-cell>
          <table:table-cell table:formula="of:=COM.MICROSOFT.CONCAT([.A5:.C5])" office:value-type="string" office:string-value="&quot;H003003P&quot; : &quot;&quot;," calcext:value-type="string">
            <text:p>"H003003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2004</text:p>
          </table:table-cell>
          <table:table-cell office:value-type="string" calcext:value-type="string">
            <text:p>" : "",</text:p>
          </table:table-cell>
          <table:table-cell table:formula="of:=COM.MICROSOFT.CONCAT([.A6:.C6])" office:value-type="string" office:string-value="&quot;H005001&quot; : &quot;&quot;," calcext:value-type="string">
            <text:p>"H005001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2004P</text:p>
          </table:table-cell>
          <table:table-cell office:value-type="string" calcext:value-type="string">
            <text:p>" : "",</text:p>
          </table:table-cell>
          <table:table-cell table:formula="of:=COM.MICROSOFT.CONCAT([.A7:.C7])" office:value-type="string" office:string-value="&quot;H005002&quot; : &quot;&quot;," calcext:value-type="string">
            <text:p>"H005002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2005</text:p>
          </table:table-cell>
          <table:table-cell office:value-type="string" calcext:value-type="string">
            <text:p>" : "",</text:p>
          </table:table-cell>
          <table:table-cell table:formula="of:=COM.MICROSOFT.CONCAT([.A8:.C8])" office:value-type="string" office:string-value="&quot;H005002P&quot; : &quot;&quot;," calcext:value-type="string">
            <text:p>"H005002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2005P</text:p>
          </table:table-cell>
          <table:table-cell office:value-type="string" calcext:value-type="string">
            <text:p>" : "",</text:p>
          </table:table-cell>
          <table:table-cell table:formula="of:=COM.MICROSOFT.CONCAT([.A9:.C9])" office:value-type="string" office:string-value="&quot;H005003&quot; : &quot;&quot;," calcext:value-type="string">
            <text:p>"H005003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4002</text:p>
          </table:table-cell>
          <table:table-cell office:value-type="string" calcext:value-type="string">
            <text:p>" : "",</text:p>
          </table:table-cell>
          <table:table-cell table:formula="of:=COM.MICROSOFT.CONCAT([.A10:.C10])" office:value-type="string" office:string-value="&quot;H005003P&quot; : &quot;&quot;," calcext:value-type="string">
            <text:p>"H005003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4002P</text:p>
          </table:table-cell>
          <table:table-cell office:value-type="string" calcext:value-type="string">
            <text:p>" : "",</text:p>
          </table:table-cell>
          <table:table-cell table:formula="of:=COM.MICROSOFT.CONCAT([.A11:.C11])" office:value-type="string" office:string-value="&quot;H005004&quot; : &quot;&quot;," calcext:value-type="string">
            <text:p>"H005004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4003</text:p>
          </table:table-cell>
          <table:table-cell office:value-type="string" calcext:value-type="string">
            <text:p>" : "",</text:p>
          </table:table-cell>
          <table:table-cell table:formula="of:=COM.MICROSOFT.CONCAT([.A12:.C12])" office:value-type="string" office:string-value="&quot;H005004P&quot; : &quot;&quot;," calcext:value-type="string">
            <text:p>"H005004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4003P</text:p>
          </table:table-cell>
          <table:table-cell office:value-type="string" calcext:value-type="string">
            <text:p>" : "",</text:p>
          </table:table-cell>
          <table:table-cell table:formula="of:=COM.MICROSOFT.CONCAT([.A13:.C13])" office:value-type="string" office:string-value="&quot;H005005&quot; : &quot;&quot;," calcext:value-type="string">
            <text:p>"H005005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6002</text:p>
          </table:table-cell>
          <table:table-cell office:value-type="string" calcext:value-type="string">
            <text:p>" : "",</text:p>
          </table:table-cell>
          <table:table-cell table:formula="of:=COM.MICROSOFT.CONCAT([.A14:.C14])" office:value-type="string" office:string-value="&quot;H005005P&quot; : &quot;&quot;," calcext:value-type="string">
            <text:p>"H005005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6002P</text:p>
          </table:table-cell>
          <table:table-cell office:value-type="string" calcext:value-type="string">
            <text:p>" : "",</text:p>
          </table:table-cell>
          <table:table-cell table:formula="of:=COM.MICROSOFT.CONCAT([.A15:.C15])" office:value-type="string" office:string-value="&quot;H005006&quot; : &quot;&quot;," calcext:value-type="string">
            <text:p>"H005006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6003</text:p>
          </table:table-cell>
          <table:table-cell office:value-type="string" calcext:value-type="string">
            <text:p>" : "",</text:p>
          </table:table-cell>
          <table:table-cell table:formula="of:=COM.MICROSOFT.CONCAT([.A16:.C16])" office:value-type="string" office:string-value="&quot;H005006P&quot; : &quot;&quot;," calcext:value-type="string">
            <text:p>"H005006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6003P</text:p>
          </table:table-cell>
          <table:table-cell office:value-type="string" calcext:value-type="string">
            <text:p>" : "",</text:p>
          </table:table-cell>
          <table:table-cell table:formula="of:=COM.MICROSOFT.CONCAT([.A17:.C17])" office:value-type="string" office:string-value="&quot;H005007&quot; : &quot;&quot;," calcext:value-type="string">
            <text:p>"H005007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6004</text:p>
          </table:table-cell>
          <table:table-cell office:value-type="string" calcext:value-type="string">
            <text:p>" : "",</text:p>
          </table:table-cell>
          <table:table-cell table:formula="of:=COM.MICROSOFT.CONCAT([.A18:.C18])" office:value-type="string" office:string-value="&quot;H005007P&quot; : &quot;&quot;," calcext:value-type="string">
            <text:p>"H005007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6004P</text:p>
          </table:table-cell>
          <table:table-cell office:value-type="string" calcext:value-type="string">
            <text:p>" : "",</text:p>
          </table:table-cell>
          <table:table-cell table:formula="of:=COM.MICROSOFT.CONCAT([.A19:.C19])" office:value-type="string" office:string-value="&quot;H005008&quot; : &quot;&quot;," calcext:value-type="string">
            <text:p>"H005008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6005</text:p>
          </table:table-cell>
          <table:table-cell office:value-type="string" calcext:value-type="string">
            <text:p>" : "",</text:p>
          </table:table-cell>
          <table:table-cell table:formula="of:=COM.MICROSOFT.CONCAT([.A20:.C20])" office:value-type="string" office:string-value="&quot;H005008P&quot; : &quot;&quot;," calcext:value-type="string">
            <text:p>"H005008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6005P</text:p>
          </table:table-cell>
          <table:table-cell office:value-type="string" calcext:value-type="string">
            <text:p>" : "",</text:p>
          </table:table-cell>
          <table:table-cell table:formula="of:=COM.MICROSOFT.CONCAT([.A21:.C21])" office:value-type="string" office:string-value="&quot;H011001&quot; : &quot;&quot;," calcext:value-type="string">
            <text:p>"H011001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6006</text:p>
          </table:table-cell>
          <table:table-cell office:value-type="string" calcext:value-type="string">
            <text:p>" : "",</text:p>
          </table:table-cell>
          <table:table-cell table:formula="of:=COM.MICROSOFT.CONCAT([.A22:.C22])" office:value-type="string" office:string-value="&quot;H011002&quot; : &quot;&quot;," calcext:value-type="string">
            <text:p>"H011002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6006P</text:p>
          </table:table-cell>
          <table:table-cell office:value-type="string" calcext:value-type="string">
            <text:p>" : "",</text:p>
          </table:table-cell>
          <table:table-cell table:formula="of:=COM.MICROSOFT.CONCAT([.A23:.C23])" office:value-type="string" office:string-value="&quot;H011002P&quot; : &quot;&quot;," calcext:value-type="string">
            <text:p>"H011002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6007</text:p>
          </table:table-cell>
          <table:table-cell office:value-type="string" calcext:value-type="string">
            <text:p>" : "",</text:p>
          </table:table-cell>
          <table:table-cell table:formula="of:=COM.MICROSOFT.CONCAT([.A24:.C24])" office:value-type="string" office:string-value="&quot;H011003&quot; : &quot;&quot;," calcext:value-type="string">
            <text:p>"H011003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6007P</text:p>
          </table:table-cell>
          <table:table-cell office:value-type="string" calcext:value-type="string">
            <text:p>" : "",</text:p>
          </table:table-cell>
          <table:table-cell table:formula="of:=COM.MICROSOFT.CONCAT([.A25:.C25])" office:value-type="string" office:string-value="&quot;H011003P&quot; : &quot;&quot;," calcext:value-type="string">
            <text:p>"H011003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8002</text:p>
          </table:table-cell>
          <table:table-cell office:value-type="string" calcext:value-type="string">
            <text:p>" : "",</text:p>
          </table:table-cell>
          <table:table-cell table:formula="of:=COM.MICROSOFT.CONCAT([.A26:.C26])" office:value-type="string" office:string-value="&quot;H011004&quot; : &quot;&quot;," calcext:value-type="string">
            <text:p>"H011004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8002P</text:p>
          </table:table-cell>
          <table:table-cell office:value-type="string" calcext:value-type="string">
            <text:p>" : "",</text:p>
          </table:table-cell>
          <table:table-cell table:formula="of:=COM.MICROSOFT.CONCAT([.A27:.C27])" office:value-type="string" office:string-value="&quot;H011004P&quot; : &quot;&quot;," calcext:value-type="string">
            <text:p>"H011004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8003</text:p>
          </table:table-cell>
          <table:table-cell office:value-type="string" calcext:value-type="string">
            <text:p>" : "",</text:p>
          </table:table-cell>
          <table:table-cell table:formula="of:=COM.MICROSOFT.CONCAT([.A28:.C28])" office:value-type="string" office:string-value="&quot;P001001&quot; : &quot;&quot;," calcext:value-type="string">
            <text:p>"P001001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8003P</text:p>
          </table:table-cell>
          <table:table-cell office:value-type="string" calcext:value-type="string">
            <text:p>" : "",</text:p>
          </table:table-cell>
          <table:table-cell table:formula="of:=COM.MICROSOFT.CONCAT([.A29:.C29])" office:value-type="string" office:string-value="&quot;P002002&quot; : &quot;&quot;," calcext:value-type="string">
            <text:p>"P002002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8004</text:p>
          </table:table-cell>
          <table:table-cell office:value-type="string" calcext:value-type="string">
            <text:p>" : "",</text:p>
          </table:table-cell>
          <table:table-cell table:formula="of:=COM.MICROSOFT.CONCAT([.A30:.C30])" office:value-type="string" office:string-value="&quot;P002002P&quot; : &quot;&quot;," calcext:value-type="string">
            <text:p>"P002002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8004P</text:p>
          </table:table-cell>
          <table:table-cell office:value-type="string" calcext:value-type="string">
            <text:p>" : "",</text:p>
          </table:table-cell>
          <table:table-cell table:formula="of:=COM.MICROSOFT.CONCAT([.A31:.C31])" office:value-type="string" office:string-value="&quot;P002003&quot; : &quot;&quot;," calcext:value-type="string">
            <text:p>"P002003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8005</text:p>
          </table:table-cell>
          <table:table-cell office:value-type="string" calcext:value-type="string">
            <text:p>" : "",</text:p>
          </table:table-cell>
          <table:table-cell table:formula="of:=COM.MICROSOFT.CONCAT([.A32:.C32])" office:value-type="string" office:string-value="&quot;P002003P&quot; : &quot;&quot;," calcext:value-type="string">
            <text:p>"P002003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8005P</text:p>
          </table:table-cell>
          <table:table-cell office:value-type="string" calcext:value-type="string">
            <text:p>" : "",</text:p>
          </table:table-cell>
          <table:table-cell table:formula="of:=COM.MICROSOFT.CONCAT([.A33:.C33])" office:value-type="string" office:string-value="&quot;P002004&quot; : &quot;&quot;," calcext:value-type="string">
            <text:p>"P002004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8006</text:p>
          </table:table-cell>
          <table:table-cell office:value-type="string" calcext:value-type="string">
            <text:p>" : "",</text:p>
          </table:table-cell>
          <table:table-cell table:formula="of:=COM.MICROSOFT.CONCAT([.A34:.C34])" office:value-type="string" office:string-value="&quot;P002004P&quot; : &quot;&quot;," calcext:value-type="string">
            <text:p>"P002004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8006P</text:p>
          </table:table-cell>
          <table:table-cell office:value-type="string" calcext:value-type="string">
            <text:p>" : "",</text:p>
          </table:table-cell>
          <table:table-cell table:formula="of:=COM.MICROSOFT.CONCAT([.A35:.C35])" office:value-type="string" office:string-value="&quot;P002005&quot; : &quot;&quot;," calcext:value-type="string">
            <text:p>"P002005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8007</text:p>
          </table:table-cell>
          <table:table-cell office:value-type="string" calcext:value-type="string">
            <text:p>" : "",</text:p>
          </table:table-cell>
          <table:table-cell table:formula="of:=COM.MICROSOFT.CONCAT([.A36:.C36])" office:value-type="string" office:string-value="&quot;P002005P&quot; : &quot;&quot;," calcext:value-type="string">
            <text:p>"P002005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8007P</text:p>
          </table:table-cell>
          <table:table-cell office:value-type="string" calcext:value-type="string">
            <text:p>" : "",</text:p>
          </table:table-cell>
          <table:table-cell table:formula="of:=COM.MICROSOFT.CONCAT([.A37:.C37])" office:value-type="string" office:string-value="&quot;P004002&quot; : &quot;&quot;," calcext:value-type="string">
            <text:p>"P004002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8008</text:p>
          </table:table-cell>
          <table:table-cell office:value-type="string" calcext:value-type="string">
            <text:p>" : "",</text:p>
          </table:table-cell>
          <table:table-cell table:formula="of:=COM.MICROSOFT.CONCAT([.A38:.C38])" office:value-type="string" office:string-value="&quot;P004002P&quot; : &quot;&quot;," calcext:value-type="string">
            <text:p>"P004002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8008P</text:p>
          </table:table-cell>
          <table:table-cell office:value-type="string" calcext:value-type="string">
            <text:p>" : "",</text:p>
          </table:table-cell>
          <table:table-cell table:formula="of:=COM.MICROSOFT.CONCAT([.A39:.C39])" office:value-type="string" office:string-value="&quot;P004003&quot; : &quot;&quot;," calcext:value-type="string">
            <text:p>"P004003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8009</text:p>
          </table:table-cell>
          <table:table-cell office:value-type="string" calcext:value-type="string">
            <text:p>" : "",</text:p>
          </table:table-cell>
          <table:table-cell table:formula="of:=COM.MICROSOFT.CONCAT([.A40:.C40])" office:value-type="string" office:string-value="&quot;P004003P&quot; : &quot;&quot;," calcext:value-type="string">
            <text:p>"P004003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08009P</text:p>
          </table:table-cell>
          <table:table-cell office:value-type="string" calcext:value-type="string">
            <text:p>" : "",</text:p>
          </table:table-cell>
          <table:table-cell table:formula="of:=COM.MICROSOFT.CONCAT([.A41:.C41])" office:value-type="string" office:string-value="&quot;P006002&quot; : &quot;&quot;," calcext:value-type="string">
            <text:p>"P006002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1</text:p>
          </table:table-cell>
          <table:table-cell office:value-type="string" calcext:value-type="string">
            <text:p>" : "",</text:p>
          </table:table-cell>
          <table:table-cell table:formula="of:=COM.MICROSOFT.CONCAT([.A42:.C42])" office:value-type="string" office:string-value="&quot;P006002P&quot; : &quot;&quot;," calcext:value-type="string">
            <text:p>"P006002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2</text:p>
          </table:table-cell>
          <table:table-cell office:value-type="string" calcext:value-type="string">
            <text:p>" : "",</text:p>
          </table:table-cell>
          <table:table-cell table:formula="of:=COM.MICROSOFT.CONCAT([.A43:.C43])" office:value-type="string" office:string-value="&quot;P006003&quot; : &quot;&quot;," calcext:value-type="string">
            <text:p>"P006003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2P</text:p>
          </table:table-cell>
          <table:table-cell office:value-type="string" calcext:value-type="string">
            <text:p>" : "",</text:p>
          </table:table-cell>
          <table:table-cell table:formula="of:=COM.MICROSOFT.CONCAT([.A44:.C44])" office:value-type="string" office:string-value="&quot;P006003P&quot; : &quot;&quot;," calcext:value-type="string">
            <text:p>"P006003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3</text:p>
          </table:table-cell>
          <table:table-cell office:value-type="string" calcext:value-type="string">
            <text:p>" : "",</text:p>
          </table:table-cell>
          <table:table-cell table:formula="of:=COM.MICROSOFT.CONCAT([.A45:.C45])" office:value-type="string" office:string-value="&quot;P006004&quot; : &quot;&quot;," calcext:value-type="string">
            <text:p>"P006004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3P</text:p>
          </table:table-cell>
          <table:table-cell office:value-type="string" calcext:value-type="string">
            <text:p>" : "",</text:p>
          </table:table-cell>
          <table:table-cell table:formula="of:=COM.MICROSOFT.CONCAT([.A46:.C46])" office:value-type="string" office:string-value="&quot;P006004P&quot; : &quot;&quot;," calcext:value-type="string">
            <text:p>"P006004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4</text:p>
          </table:table-cell>
          <table:table-cell office:value-type="string" calcext:value-type="string">
            <text:p>" : "",</text:p>
          </table:table-cell>
          <table:table-cell table:formula="of:=COM.MICROSOFT.CONCAT([.A47:.C47])" office:value-type="string" office:string-value="&quot;P006005&quot; : &quot;&quot;," calcext:value-type="string">
            <text:p>"P006005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4P</text:p>
          </table:table-cell>
          <table:table-cell office:value-type="string" calcext:value-type="string">
            <text:p>" : "",</text:p>
          </table:table-cell>
          <table:table-cell table:formula="of:=COM.MICROSOFT.CONCAT([.A48:.C48])" office:value-type="string" office:string-value="&quot;P006005P&quot; : &quot;&quot;," calcext:value-type="string">
            <text:p>"P006005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5</text:p>
          </table:table-cell>
          <table:table-cell office:value-type="string" calcext:value-type="string">
            <text:p>" : "",</text:p>
          </table:table-cell>
          <table:table-cell table:formula="of:=COM.MICROSOFT.CONCAT([.A49:.C49])" office:value-type="string" office:string-value="&quot;P006006&quot; : &quot;&quot;," calcext:value-type="string">
            <text:p>"P006006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5P</text:p>
          </table:table-cell>
          <table:table-cell office:value-type="string" calcext:value-type="string">
            <text:p>" : "",</text:p>
          </table:table-cell>
          <table:table-cell table:formula="of:=COM.MICROSOFT.CONCAT([.A50:.C50])" office:value-type="string" office:string-value="&quot;P006006P&quot; : &quot;&quot;," calcext:value-type="string">
            <text:p>"P006006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6</text:p>
          </table:table-cell>
          <table:table-cell office:value-type="string" calcext:value-type="string">
            <text:p>" : "",</text:p>
          </table:table-cell>
          <table:table-cell table:formula="of:=COM.MICROSOFT.CONCAT([.A51:.C51])" office:value-type="string" office:string-value="&quot;P006007&quot; : &quot;&quot;," calcext:value-type="string">
            <text:p>"P006007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6P</text:p>
          </table:table-cell>
          <table:table-cell office:value-type="string" calcext:value-type="string">
            <text:p>" : "",</text:p>
          </table:table-cell>
          <table:table-cell table:formula="of:=COM.MICROSOFT.CONCAT([.A52:.C52])" office:value-type="string" office:string-value="&quot;P006007P&quot; : &quot;&quot;," calcext:value-type="string">
            <text:p>"P006007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7</text:p>
          </table:table-cell>
          <table:table-cell office:value-type="string" calcext:value-type="string">
            <text:p>" : "",</text:p>
          </table:table-cell>
          <table:table-cell table:formula="of:=COM.MICROSOFT.CONCAT([.A53:.C53])" office:value-type="string" office:string-value="&quot;P008002&quot; : &quot;&quot;," calcext:value-type="string">
            <text:p>"P008002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7P</text:p>
          </table:table-cell>
          <table:table-cell office:value-type="string" calcext:value-type="string">
            <text:p>" : "",</text:p>
          </table:table-cell>
          <table:table-cell table:formula="of:=COM.MICROSOFT.CONCAT([.A54:.C54])" office:value-type="string" office:string-value="&quot;P008002P&quot; : &quot;&quot;," calcext:value-type="string">
            <text:p>"P008002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8</text:p>
          </table:table-cell>
          <table:table-cell office:value-type="string" calcext:value-type="string">
            <text:p>" : "",</text:p>
          </table:table-cell>
          <table:table-cell table:formula="of:=COM.MICROSOFT.CONCAT([.A55:.C55])" office:value-type="string" office:string-value="&quot;P008003&quot; : &quot;&quot;," calcext:value-type="string">
            <text:p>"P008003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8P</text:p>
          </table:table-cell>
          <table:table-cell office:value-type="string" calcext:value-type="string">
            <text:p>" : "",</text:p>
          </table:table-cell>
          <table:table-cell table:formula="of:=COM.MICROSOFT.CONCAT([.A56:.C56])" office:value-type="string" office:string-value="&quot;P008003P&quot; : &quot;&quot;," calcext:value-type="string">
            <text:p>"P008003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9</text:p>
          </table:table-cell>
          <table:table-cell office:value-type="string" calcext:value-type="string">
            <text:p>" : "",</text:p>
          </table:table-cell>
          <table:table-cell table:formula="of:=COM.MICROSOFT.CONCAT([.A57:.C57])" office:value-type="string" office:string-value="&quot;P008004&quot; : &quot;&quot;," calcext:value-type="string">
            <text:p>"P008004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09P</text:p>
          </table:table-cell>
          <table:table-cell office:value-type="string" calcext:value-type="string">
            <text:p>" : "",</text:p>
          </table:table-cell>
          <table:table-cell table:formula="of:=COM.MICROSOFT.CONCAT([.A58:.C58])" office:value-type="string" office:string-value="&quot;P008004P&quot; : &quot;&quot;," calcext:value-type="string">
            <text:p>"P008004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0</text:p>
          </table:table-cell>
          <table:table-cell office:value-type="string" calcext:value-type="string">
            <text:p>" : "",</text:p>
          </table:table-cell>
          <table:table-cell table:formula="of:=COM.MICROSOFT.CONCAT([.A59:.C59])" office:value-type="string" office:string-value="&quot;P008005&quot; : &quot;&quot;," calcext:value-type="string">
            <text:p>"P008005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0P</text:p>
          </table:table-cell>
          <table:table-cell office:value-type="string" calcext:value-type="string">
            <text:p>" : "",</text:p>
          </table:table-cell>
          <table:table-cell table:formula="of:=COM.MICROSOFT.CONCAT([.A60:.C60])" office:value-type="string" office:string-value="&quot;P008005P&quot; : &quot;&quot;," calcext:value-type="string">
            <text:p>"P008005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1</text:p>
          </table:table-cell>
          <table:table-cell office:value-type="string" calcext:value-type="string">
            <text:p>" : "",</text:p>
          </table:table-cell>
          <table:table-cell table:formula="of:=COM.MICROSOFT.CONCAT([.A61:.C61])" office:value-type="string" office:string-value="&quot;P008006&quot; : &quot;&quot;," calcext:value-type="string">
            <text:p>"P008006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1P</text:p>
          </table:table-cell>
          <table:table-cell office:value-type="string" calcext:value-type="string">
            <text:p>" : "",</text:p>
          </table:table-cell>
          <table:table-cell table:formula="of:=COM.MICROSOFT.CONCAT([.A62:.C62])" office:value-type="string" office:string-value="&quot;P008006P&quot; : &quot;&quot;," calcext:value-type="string">
            <text:p>"P008006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2</text:p>
          </table:table-cell>
          <table:table-cell office:value-type="string" calcext:value-type="string">
            <text:p>" : "",</text:p>
          </table:table-cell>
          <table:table-cell table:formula="of:=COM.MICROSOFT.CONCAT([.A63:.C63])" office:value-type="string" office:string-value="&quot;P008007&quot; : &quot;&quot;," calcext:value-type="string">
            <text:p>"P008007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2P</text:p>
          </table:table-cell>
          <table:table-cell office:value-type="string" calcext:value-type="string">
            <text:p>" : "",</text:p>
          </table:table-cell>
          <table:table-cell table:formula="of:=COM.MICROSOFT.CONCAT([.A64:.C64])" office:value-type="string" office:string-value="&quot;P008007P&quot; : &quot;&quot;," calcext:value-type="string">
            <text:p>"P008007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3</text:p>
          </table:table-cell>
          <table:table-cell office:value-type="string" calcext:value-type="string">
            <text:p>" : "",</text:p>
          </table:table-cell>
          <table:table-cell table:formula="of:=COM.MICROSOFT.CONCAT([.A65:.C65])" office:value-type="string" office:string-value="&quot;P008008&quot; : &quot;&quot;," calcext:value-type="string">
            <text:p>"P008008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3P</text:p>
          </table:table-cell>
          <table:table-cell office:value-type="string" calcext:value-type="string">
            <text:p>" : "",</text:p>
          </table:table-cell>
          <table:table-cell table:formula="of:=COM.MICROSOFT.CONCAT([.A66:.C66])" office:value-type="string" office:string-value="&quot;P008008P&quot; : &quot;&quot;," calcext:value-type="string">
            <text:p>"P008008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4</text:p>
          </table:table-cell>
          <table:table-cell office:value-type="string" calcext:value-type="string">
            <text:p>" : "",</text:p>
          </table:table-cell>
          <table:table-cell table:formula="of:=COM.MICROSOFT.CONCAT([.A67:.C67])" office:value-type="string" office:string-value="&quot;P008009&quot; : &quot;&quot;," calcext:value-type="string">
            <text:p>"P008009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4P</text:p>
          </table:table-cell>
          <table:table-cell office:value-type="string" calcext:value-type="string">
            <text:p>" : "",</text:p>
          </table:table-cell>
          <table:table-cell table:formula="of:=COM.MICROSOFT.CONCAT([.A68:.C68])" office:value-type="string" office:string-value="&quot;P008009P&quot; : &quot;&quot;," calcext:value-type="string">
            <text:p>"P008009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5</text:p>
          </table:table-cell>
          <table:table-cell office:value-type="string" calcext:value-type="string">
            <text:p>" : "",</text:p>
          </table:table-cell>
          <table:table-cell table:formula="of:=COM.MICROSOFT.CONCAT([.A69:.C69])" office:value-type="string" office:string-value="&quot;P012001&quot; : &quot;&quot;," calcext:value-type="string">
            <text:p>"P012001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5P</text:p>
          </table:table-cell>
          <table:table-cell office:value-type="string" calcext:value-type="string">
            <text:p>" : "",</text:p>
          </table:table-cell>
          <table:table-cell table:formula="of:=COM.MICROSOFT.CONCAT([.A70:.C70])" office:value-type="string" office:string-value="&quot;P012002&quot; : &quot;&quot;," calcext:value-type="string">
            <text:p>"P012002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6</text:p>
          </table:table-cell>
          <table:table-cell office:value-type="string" calcext:value-type="string">
            <text:p>" : "",</text:p>
          </table:table-cell>
          <table:table-cell table:formula="of:=COM.MICROSOFT.CONCAT([.A71:.C71])" office:value-type="string" office:string-value="&quot;P012002P&quot; : &quot;&quot;," calcext:value-type="string">
            <text:p>"P012002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6P</text:p>
          </table:table-cell>
          <table:table-cell office:value-type="string" calcext:value-type="string">
            <text:p>" : "",</text:p>
          </table:table-cell>
          <table:table-cell table:formula="of:=COM.MICROSOFT.CONCAT([.A72:.C72])" office:value-type="string" office:string-value="&quot;P012003&quot; : &quot;&quot;," calcext:value-type="string">
            <text:p>"P012003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7</text:p>
          </table:table-cell>
          <table:table-cell office:value-type="string" calcext:value-type="string">
            <text:p>" : "",</text:p>
          </table:table-cell>
          <table:table-cell table:formula="of:=COM.MICROSOFT.CONCAT([.A73:.C73])" office:value-type="string" office:string-value="&quot;P012003P&quot; : &quot;&quot;," calcext:value-type="string">
            <text:p>"P012003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7P</text:p>
          </table:table-cell>
          <table:table-cell office:value-type="string" calcext:value-type="string">
            <text:p>" : "",</text:p>
          </table:table-cell>
          <table:table-cell table:formula="of:=COM.MICROSOFT.CONCAT([.A74:.C74])" office:value-type="string" office:string-value="&quot;P012004&quot; : &quot;&quot;," calcext:value-type="string">
            <text:p>"P012004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8</text:p>
          </table:table-cell>
          <table:table-cell office:value-type="string" calcext:value-type="string">
            <text:p>" : "",</text:p>
          </table:table-cell>
          <table:table-cell table:formula="of:=COM.MICROSOFT.CONCAT([.A75:.C75])" office:value-type="string" office:string-value="&quot;P012004P&quot; : &quot;&quot;," calcext:value-type="string">
            <text:p>"P012004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8P</text:p>
          </table:table-cell>
          <table:table-cell office:value-type="string" calcext:value-type="string">
            <text:p>" : "",</text:p>
          </table:table-cell>
          <table:table-cell table:formula="of:=COM.MICROSOFT.CONCAT([.A76:.C76])" office:value-type="string" office:string-value="&quot;P012005&quot; : &quot;&quot;," calcext:value-type="string">
            <text:p>"P012005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9</text:p>
          </table:table-cell>
          <table:table-cell office:value-type="string" calcext:value-type="string">
            <text:p>" : "",</text:p>
          </table:table-cell>
          <table:table-cell table:formula="of:=COM.MICROSOFT.CONCAT([.A77:.C77])" office:value-type="string" office:string-value="&quot;P012005P&quot; : &quot;&quot;," calcext:value-type="string">
            <text:p>"P012005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19P</text:p>
          </table:table-cell>
          <table:table-cell office:value-type="string" calcext:value-type="string">
            <text:p>" : "",</text:p>
          </table:table-cell>
          <table:table-cell table:formula="of:=COM.MICROSOFT.CONCAT([.A78:.C78])" office:value-type="string" office:string-value="&quot;P012006&quot; : &quot;&quot;," calcext:value-type="string">
            <text:p>"P012006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0</text:p>
          </table:table-cell>
          <table:table-cell office:value-type="string" calcext:value-type="string">
            <text:p>" : "",</text:p>
          </table:table-cell>
          <table:table-cell table:formula="of:=COM.MICROSOFT.CONCAT([.A79:.C79])" office:value-type="string" office:string-value="&quot;P012006P&quot; : &quot;&quot;," calcext:value-type="string">
            <text:p>"P012006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0P</text:p>
          </table:table-cell>
          <table:table-cell office:value-type="string" calcext:value-type="string">
            <text:p>" : "",</text:p>
          </table:table-cell>
          <table:table-cell table:formula="of:=COM.MICROSOFT.CONCAT([.A80:.C80])" office:value-type="string" office:string-value="&quot;P012007&quot; : &quot;&quot;," calcext:value-type="string">
            <text:p>"P012007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1</text:p>
          </table:table-cell>
          <table:table-cell office:value-type="string" calcext:value-type="string">
            <text:p>" : "",</text:p>
          </table:table-cell>
          <table:table-cell table:formula="of:=COM.MICROSOFT.CONCAT([.A81:.C81])" office:value-type="string" office:string-value="&quot;P012007P&quot; : &quot;&quot;," calcext:value-type="string">
            <text:p>"P012007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1P</text:p>
          </table:table-cell>
          <table:table-cell office:value-type="string" calcext:value-type="string">
            <text:p>" : "",</text:p>
          </table:table-cell>
          <table:table-cell table:formula="of:=COM.MICROSOFT.CONCAT([.A82:.C82])" office:value-type="string" office:string-value="&quot;P012008&quot; : &quot;&quot;," calcext:value-type="string">
            <text:p>"P012008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2</text:p>
          </table:table-cell>
          <table:table-cell office:value-type="string" calcext:value-type="string">
            <text:p>" : "",</text:p>
          </table:table-cell>
          <table:table-cell table:formula="of:=COM.MICROSOFT.CONCAT([.A83:.C83])" office:value-type="string" office:string-value="&quot;P012008P&quot; : &quot;&quot;," calcext:value-type="string">
            <text:p>"P012008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2P</text:p>
          </table:table-cell>
          <table:table-cell office:value-type="string" calcext:value-type="string">
            <text:p>" : "",</text:p>
          </table:table-cell>
          <table:table-cell table:formula="of:=COM.MICROSOFT.CONCAT([.A84:.C84])" office:value-type="string" office:string-value="&quot;P012009&quot; : &quot;&quot;," calcext:value-type="string">
            <text:p>"P012009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3</text:p>
          </table:table-cell>
          <table:table-cell office:value-type="string" calcext:value-type="string">
            <text:p>" : "",</text:p>
          </table:table-cell>
          <table:table-cell table:formula="of:=COM.MICROSOFT.CONCAT([.A85:.C85])" office:value-type="string" office:string-value="&quot;P012009P&quot; : &quot;&quot;," calcext:value-type="string">
            <text:p>"P012009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3P</text:p>
          </table:table-cell>
          <table:table-cell office:value-type="string" calcext:value-type="string">
            <text:p>" : "",</text:p>
          </table:table-cell>
          <table:table-cell table:formula="of:=COM.MICROSOFT.CONCAT([.A86:.C86])" office:value-type="string" office:string-value="&quot;P012010&quot; : &quot;&quot;," calcext:value-type="string">
            <text:p>"P012010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4</text:p>
          </table:table-cell>
          <table:table-cell office:value-type="string" calcext:value-type="string">
            <text:p>" : "",</text:p>
          </table:table-cell>
          <table:table-cell table:formula="of:=COM.MICROSOFT.CONCAT([.A87:.C87])" office:value-type="string" office:string-value="&quot;P012010P&quot; : &quot;&quot;," calcext:value-type="string">
            <text:p>"P012010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4P</text:p>
          </table:table-cell>
          <table:table-cell office:value-type="string" calcext:value-type="string">
            <text:p>" : "",</text:p>
          </table:table-cell>
          <table:table-cell table:formula="of:=COM.MICROSOFT.CONCAT([.A88:.C88])" office:value-type="string" office:string-value="&quot;P012011&quot; : &quot;&quot;," calcext:value-type="string">
            <text:p>"P012011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5</text:p>
          </table:table-cell>
          <table:table-cell office:value-type="string" calcext:value-type="string">
            <text:p>" : "",</text:p>
          </table:table-cell>
          <table:table-cell table:formula="of:=COM.MICROSOFT.CONCAT([.A89:.C89])" office:value-type="string" office:string-value="&quot;P012011P&quot; : &quot;&quot;," calcext:value-type="string">
            <text:p>"P012011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5P</text:p>
          </table:table-cell>
          <table:table-cell office:value-type="string" calcext:value-type="string">
            <text:p>" : "",</text:p>
          </table:table-cell>
          <table:table-cell table:formula="of:=COM.MICROSOFT.CONCAT([.A90:.C90])" office:value-type="string" office:string-value="&quot;P012012&quot; : &quot;&quot;," calcext:value-type="string">
            <text:p>"P012012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6</text:p>
          </table:table-cell>
          <table:table-cell office:value-type="string" calcext:value-type="string">
            <text:p>" : "",</text:p>
          </table:table-cell>
          <table:table-cell table:formula="of:=COM.MICROSOFT.CONCAT([.A91:.C91])" office:value-type="string" office:string-value="&quot;P012012P&quot; : &quot;&quot;," calcext:value-type="string">
            <text:p>"P012012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6P</text:p>
          </table:table-cell>
          <table:table-cell office:value-type="string" calcext:value-type="string">
            <text:p>" : "",</text:p>
          </table:table-cell>
          <table:table-cell table:formula="of:=COM.MICROSOFT.CONCAT([.A92:.C92])" office:value-type="string" office:string-value="&quot;P012013&quot; : &quot;&quot;," calcext:value-type="string">
            <text:p>"P012013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7</text:p>
          </table:table-cell>
          <table:table-cell office:value-type="string" calcext:value-type="string">
            <text:p>" : "",</text:p>
          </table:table-cell>
          <table:table-cell table:formula="of:=COM.MICROSOFT.CONCAT([.A93:.C93])" office:value-type="string" office:string-value="&quot;P012013P&quot; : &quot;&quot;," calcext:value-type="string">
            <text:p>"P012013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7P</text:p>
          </table:table-cell>
          <table:table-cell office:value-type="string" calcext:value-type="string">
            <text:p>" : "",</text:p>
          </table:table-cell>
          <table:table-cell table:formula="of:=COM.MICROSOFT.CONCAT([.A94:.C94])" office:value-type="string" office:string-value="&quot;P012014&quot; : &quot;&quot;," calcext:value-type="string">
            <text:p>"P012014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8</text:p>
          </table:table-cell>
          <table:table-cell office:value-type="string" calcext:value-type="string">
            <text:p>" : "",</text:p>
          </table:table-cell>
          <table:table-cell table:formula="of:=COM.MICROSOFT.CONCAT([.A95:.C95])" office:value-type="string" office:string-value="&quot;P012014P&quot; : &quot;&quot;," calcext:value-type="string">
            <text:p>"P012014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8P</text:p>
          </table:table-cell>
          <table:table-cell office:value-type="string" calcext:value-type="string">
            <text:p>" : "",</text:p>
          </table:table-cell>
          <table:table-cell table:formula="of:=COM.MICROSOFT.CONCAT([.A96:.C96])" office:value-type="string" office:string-value="&quot;P012015&quot; : &quot;&quot;," calcext:value-type="string">
            <text:p>"P012015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9</text:p>
          </table:table-cell>
          <table:table-cell office:value-type="string" calcext:value-type="string">
            <text:p>" : "",</text:p>
          </table:table-cell>
          <table:table-cell table:formula="of:=COM.MICROSOFT.CONCAT([.A97:.C97])" office:value-type="string" office:string-value="&quot;P012015P&quot; : &quot;&quot;," calcext:value-type="string">
            <text:p>"P012015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29P</text:p>
          </table:table-cell>
          <table:table-cell office:value-type="string" calcext:value-type="string">
            <text:p>" : "",</text:p>
          </table:table-cell>
          <table:table-cell table:formula="of:=COM.MICROSOFT.CONCAT([.A98:.C98])" office:value-type="string" office:string-value="&quot;P012016&quot; : &quot;&quot;," calcext:value-type="string">
            <text:p>"P012016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0</text:p>
          </table:table-cell>
          <table:table-cell office:value-type="string" calcext:value-type="string">
            <text:p>" : "",</text:p>
          </table:table-cell>
          <table:table-cell table:formula="of:=COM.MICROSOFT.CONCAT([.A99:.C99])" office:value-type="string" office:string-value="&quot;P012016P&quot; : &quot;&quot;," calcext:value-type="string">
            <text:p>"P012016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0P</text:p>
          </table:table-cell>
          <table:table-cell office:value-type="string" calcext:value-type="string">
            <text:p>" : "",</text:p>
          </table:table-cell>
          <table:table-cell table:formula="of:=COM.MICROSOFT.CONCAT([.A100:.C100])" office:value-type="string" office:string-value="&quot;P012017&quot; : &quot;&quot;," calcext:value-type="string">
            <text:p>"P012017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1</text:p>
          </table:table-cell>
          <table:table-cell office:value-type="string" calcext:value-type="string">
            <text:p>" : "",</text:p>
          </table:table-cell>
          <table:table-cell table:formula="of:=COM.MICROSOFT.CONCAT([.A101:.C101])" office:value-type="string" office:string-value="&quot;P012017P&quot; : &quot;&quot;," calcext:value-type="string">
            <text:p>"P012017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1P</text:p>
          </table:table-cell>
          <table:table-cell office:value-type="string" calcext:value-type="string">
            <text:p>" : "",</text:p>
          </table:table-cell>
          <table:table-cell table:formula="of:=COM.MICROSOFT.CONCAT([.A102:.C102])" office:value-type="string" office:string-value="&quot;P012018&quot; : &quot;&quot;," calcext:value-type="string">
            <text:p>"P012018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2</text:p>
          </table:table-cell>
          <table:table-cell office:value-type="string" calcext:value-type="string">
            <text:p>" : "",</text:p>
          </table:table-cell>
          <table:table-cell table:formula="of:=COM.MICROSOFT.CONCAT([.A103:.C103])" office:value-type="string" office:string-value="&quot;P012018P&quot; : &quot;&quot;," calcext:value-type="string">
            <text:p>"P012018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2P</text:p>
          </table:table-cell>
          <table:table-cell office:value-type="string" calcext:value-type="string">
            <text:p>" : "",</text:p>
          </table:table-cell>
          <table:table-cell table:formula="of:=COM.MICROSOFT.CONCAT([.A104:.C104])" office:value-type="string" office:string-value="&quot;P012019&quot; : &quot;&quot;," calcext:value-type="string">
            <text:p>"P012019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3</text:p>
          </table:table-cell>
          <table:table-cell office:value-type="string" calcext:value-type="string">
            <text:p>" : "",</text:p>
          </table:table-cell>
          <table:table-cell table:formula="of:=COM.MICROSOFT.CONCAT([.A105:.C105])" office:value-type="string" office:string-value="&quot;P012019P&quot; : &quot;&quot;," calcext:value-type="string">
            <text:p>"P012019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3P</text:p>
          </table:table-cell>
          <table:table-cell office:value-type="string" calcext:value-type="string">
            <text:p>" : "",</text:p>
          </table:table-cell>
          <table:table-cell table:formula="of:=COM.MICROSOFT.CONCAT([.A106:.C106])" office:value-type="string" office:string-value="&quot;P012020&quot; : &quot;&quot;," calcext:value-type="string">
            <text:p>"P012020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4</text:p>
          </table:table-cell>
          <table:table-cell office:value-type="string" calcext:value-type="string">
            <text:p>" : "",</text:p>
          </table:table-cell>
          <table:table-cell table:formula="of:=COM.MICROSOFT.CONCAT([.A107:.C107])" office:value-type="string" office:string-value="&quot;P012020P&quot; : &quot;&quot;," calcext:value-type="string">
            <text:p>"P012020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4P</text:p>
          </table:table-cell>
          <table:table-cell office:value-type="string" calcext:value-type="string">
            <text:p>" : "",</text:p>
          </table:table-cell>
          <table:table-cell table:formula="of:=COM.MICROSOFT.CONCAT([.A108:.C108])" office:value-type="string" office:string-value="&quot;P012021&quot; : &quot;&quot;," calcext:value-type="string">
            <text:p>"P012021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5</text:p>
          </table:table-cell>
          <table:table-cell office:value-type="string" calcext:value-type="string">
            <text:p>" : "",</text:p>
          </table:table-cell>
          <table:table-cell table:formula="of:=COM.MICROSOFT.CONCAT([.A109:.C109])" office:value-type="string" office:string-value="&quot;P012021P&quot; : &quot;&quot;," calcext:value-type="string">
            <text:p>"P012021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5P</text:p>
          </table:table-cell>
          <table:table-cell office:value-type="string" calcext:value-type="string">
            <text:p>" : "",</text:p>
          </table:table-cell>
          <table:table-cell table:formula="of:=COM.MICROSOFT.CONCAT([.A110:.C110])" office:value-type="string" office:string-value="&quot;P012022&quot; : &quot;&quot;," calcext:value-type="string">
            <text:p>"P012022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6</text:p>
          </table:table-cell>
          <table:table-cell office:value-type="string" calcext:value-type="string">
            <text:p>" : "",</text:p>
          </table:table-cell>
          <table:table-cell table:formula="of:=COM.MICROSOFT.CONCAT([.A111:.C111])" office:value-type="string" office:string-value="&quot;P012022P&quot; : &quot;&quot;," calcext:value-type="string">
            <text:p>"P012022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6P</text:p>
          </table:table-cell>
          <table:table-cell office:value-type="string" calcext:value-type="string">
            <text:p>" : "",</text:p>
          </table:table-cell>
          <table:table-cell table:formula="of:=COM.MICROSOFT.CONCAT([.A112:.C112])" office:value-type="string" office:string-value="&quot;P012023&quot; : &quot;&quot;," calcext:value-type="string">
            <text:p>"P012023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7</text:p>
          </table:table-cell>
          <table:table-cell office:value-type="string" calcext:value-type="string">
            <text:p>" : "",</text:p>
          </table:table-cell>
          <table:table-cell table:formula="of:=COM.MICROSOFT.CONCAT([.A113:.C113])" office:value-type="string" office:string-value="&quot;P012023P&quot; : &quot;&quot;," calcext:value-type="string">
            <text:p>"P012023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7P</text:p>
          </table:table-cell>
          <table:table-cell office:value-type="string" calcext:value-type="string">
            <text:p>" : "",</text:p>
          </table:table-cell>
          <table:table-cell table:formula="of:=COM.MICROSOFT.CONCAT([.A114:.C114])" office:value-type="string" office:string-value="&quot;P012024&quot; : &quot;&quot;," calcext:value-type="string">
            <text:p>"P012024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8</text:p>
          </table:table-cell>
          <table:table-cell office:value-type="string" calcext:value-type="string">
            <text:p>" : "",</text:p>
          </table:table-cell>
          <table:table-cell table:formula="of:=COM.MICROSOFT.CONCAT([.A115:.C115])" office:value-type="string" office:string-value="&quot;P012024P&quot; : &quot;&quot;," calcext:value-type="string">
            <text:p>"P012024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8P</text:p>
          </table:table-cell>
          <table:table-cell office:value-type="string" calcext:value-type="string">
            <text:p>" : "",</text:p>
          </table:table-cell>
          <table:table-cell table:formula="of:=COM.MICROSOFT.CONCAT([.A116:.C116])" office:value-type="string" office:string-value="&quot;P012025&quot; : &quot;&quot;," calcext:value-type="string">
            <text:p>"P012025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9</text:p>
          </table:table-cell>
          <table:table-cell office:value-type="string" calcext:value-type="string">
            <text:p>" : "",</text:p>
          </table:table-cell>
          <table:table-cell table:formula="of:=COM.MICROSOFT.CONCAT([.A117:.C117])" office:value-type="string" office:string-value="&quot;P012025P&quot; : &quot;&quot;," calcext:value-type="string">
            <text:p>"P012025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39P</text:p>
          </table:table-cell>
          <table:table-cell office:value-type="string" calcext:value-type="string">
            <text:p>" : "",</text:p>
          </table:table-cell>
          <table:table-cell table:formula="of:=COM.MICROSOFT.CONCAT([.A118:.C118])" office:value-type="string" office:string-value="&quot;P012026&quot; : &quot;&quot;," calcext:value-type="string">
            <text:p>"P012026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40</text:p>
          </table:table-cell>
          <table:table-cell office:value-type="string" calcext:value-type="string">
            <text:p>" : "",</text:p>
          </table:table-cell>
          <table:table-cell table:formula="of:=COM.MICROSOFT.CONCAT([.A119:.C119])" office:value-type="string" office:string-value="&quot;P012026P&quot; : &quot;&quot;," calcext:value-type="string">
            <text:p>"P012026P" : "",</text:p>
          </table:table-cell>
        </table:table-row>
        <table:table-row table:style-name="ro5">
          <table:table-cell office:value-type="string" calcext:value-type="string">
            <text:p>"</text:p>
          </table:table-cell>
          <table:table-cell office:value-type="string" calcext:value-type="string">
            <text:p>P012040P</text:p>
          </table:table-cell>
          <table:table-cell office:value-type="string" calcext:value-type="string">
            <text:p>" : "",</text:p>
          </table:table-cell>
          <table:table-cell table:formula="of:=COM.MICROSOFT.CONCAT([.A120:.C120])" office:value-type="string" office:string-value="&quot;P012027&quot; : &quot;&quot;," calcext:value-type="string">
            <text:p>"P012027" : "",</text:p>
          </table:table-cell>
        </table:table-row>
        <table:table-row table:style-name="ro5">
          <table:table-cell/>
          <table:table-cell office:value-type="string" calcext:value-type="string">
            <text:p>P012041</text:p>
          </table:table-cell>
          <table:table-cell office:value-type="string" calcext:value-type="string">
            <text:p>" : "",</text:p>
          </table:table-cell>
          <table:table-cell table:formula="of:=COM.MICROSOFT.CONCAT([.A121:.C121])" office:value-type="string" office:string-value="P012041&quot; : &quot;&quot;," calcext:value-type="string">
            <text:p>P012041" : "",</text:p>
          </table:table-cell>
        </table:table-row>
        <table:table-row table:style-name="ro5">
          <table:table-cell/>
          <table:table-cell office:value-type="string" calcext:value-type="string">
            <text:p>P012041P</text:p>
          </table:table-cell>
          <table:table-cell office:value-type="string" calcext:value-type="string">
            <text:p>" : "",</text:p>
          </table:table-cell>
          <table:table-cell table:formula="of:=COM.MICROSOFT.CONCAT([.A122:.C122])" office:value-type="string" office:string-value="P012041P&quot; : &quot;&quot;," calcext:value-type="string">
            <text:p>P012041P" : "",</text:p>
          </table:table-cell>
        </table:table-row>
        <table:table-row table:style-name="ro5">
          <table:table-cell/>
          <table:table-cell office:value-type="string" calcext:value-type="string">
            <text:p>P012042</text:p>
          </table:table-cell>
          <table:table-cell office:value-type="string" calcext:value-type="string">
            <text:p>" : "",</text:p>
          </table:table-cell>
          <table:table-cell table:formula="of:=COM.MICROSOFT.CONCAT([.A123:.C123])" office:value-type="string" office:string-value="P012042&quot; : &quot;&quot;," calcext:value-type="string">
            <text:p>P012042" : "",</text:p>
          </table:table-cell>
        </table:table-row>
        <table:table-row table:style-name="ro5">
          <table:table-cell/>
          <table:table-cell office:value-type="string" calcext:value-type="string">
            <text:p>P012042P</text:p>
          </table:table-cell>
          <table:table-cell office:value-type="string" calcext:value-type="string">
            <text:p>" : "",</text:p>
          </table:table-cell>
          <table:table-cell table:formula="of:=COM.MICROSOFT.CONCAT([.A124:.C124])" office:value-type="string" office:string-value="P012042P&quot; : &quot;&quot;," calcext:value-type="string">
            <text:p>P012042P" : "",</text:p>
          </table:table-cell>
        </table:table-row>
        <table:table-row table:style-name="ro5">
          <table:table-cell/>
          <table:table-cell office:value-type="string" calcext:value-type="string">
            <text:p>P012043</text:p>
          </table:table-cell>
          <table:table-cell office:value-type="string" calcext:value-type="string">
            <text:p>" : "",</text:p>
          </table:table-cell>
          <table:table-cell table:formula="of:=COM.MICROSOFT.CONCAT([.A125:.C125])" office:value-type="string" office:string-value="P012043&quot; : &quot;&quot;," calcext:value-type="string">
            <text:p>P012043" : "",</text:p>
          </table:table-cell>
        </table:table-row>
        <table:table-row table:style-name="ro5">
          <table:table-cell/>
          <table:table-cell office:value-type="string" calcext:value-type="string">
            <text:p>P012043P</text:p>
          </table:table-cell>
          <table:table-cell office:value-type="string" calcext:value-type="string">
            <text:p>" : "",</text:p>
          </table:table-cell>
          <table:table-cell table:formula="of:=COM.MICROSOFT.CONCAT([.A126:.C126])" office:value-type="string" office:string-value="P012043P&quot; : &quot;&quot;," calcext:value-type="string">
            <text:p>P012043P" : "",</text:p>
          </table:table-cell>
        </table:table-row>
        <table:table-row table:style-name="ro5">
          <table:table-cell/>
          <table:table-cell office:value-type="string" calcext:value-type="string">
            <text:p>P012044</text:p>
          </table:table-cell>
          <table:table-cell office:value-type="string" calcext:value-type="string">
            <text:p>" : "",</text:p>
          </table:table-cell>
          <table:table-cell table:formula="of:=COM.MICROSOFT.CONCAT([.A127:.C127])" office:value-type="string" office:string-value="P012044&quot; : &quot;&quot;," calcext:value-type="string">
            <text:p>P012044" : "",</text:p>
          </table:table-cell>
        </table:table-row>
        <table:table-row table:style-name="ro5">
          <table:table-cell/>
          <table:table-cell office:value-type="string" calcext:value-type="string">
            <text:p>P012044P</text:p>
          </table:table-cell>
          <table:table-cell office:value-type="string" calcext:value-type="string">
            <text:p>" : "",</text:p>
          </table:table-cell>
          <table:table-cell table:formula="of:=COM.MICROSOFT.CONCAT([.A128:.C128])" office:value-type="string" office:string-value="P012044P&quot; : &quot;&quot;," calcext:value-type="string">
            <text:p>P012044P" : "",</text:p>
          </table:table-cell>
        </table:table-row>
        <table:table-row table:style-name="ro5">
          <table:table-cell/>
          <table:table-cell office:value-type="string" calcext:value-type="string">
            <text:p>P012045</text:p>
          </table:table-cell>
          <table:table-cell office:value-type="string" calcext:value-type="string">
            <text:p>" : "",</text:p>
          </table:table-cell>
          <table:table-cell table:formula="of:=COM.MICROSOFT.CONCAT([.A129:.C129])" office:value-type="string" office:string-value="P012045&quot; : &quot;&quot;," calcext:value-type="string">
            <text:p>P012045" : "",</text:p>
          </table:table-cell>
        </table:table-row>
        <table:table-row table:style-name="ro5">
          <table:table-cell/>
          <table:table-cell office:value-type="string" calcext:value-type="string">
            <text:p>P012045P</text:p>
          </table:table-cell>
          <table:table-cell office:value-type="string" calcext:value-type="string">
            <text:p>" : "",</text:p>
          </table:table-cell>
          <table:table-cell table:formula="of:=COM.MICROSOFT.CONCAT([.A130:.C130])" office:value-type="string" office:string-value="P012045P&quot; : &quot;&quot;," calcext:value-type="string">
            <text:p>P012045P" : "",</text:p>
          </table:table-cell>
        </table:table-row>
        <table:table-row table:style-name="ro5">
          <table:table-cell/>
          <table:table-cell office:value-type="string" calcext:value-type="string">
            <text:p>P012046</text:p>
          </table:table-cell>
          <table:table-cell office:value-type="string" calcext:value-type="string">
            <text:p>" : "",</text:p>
          </table:table-cell>
          <table:table-cell table:formula="of:=COM.MICROSOFT.CONCAT([.A131:.C131])" office:value-type="string" office:string-value="P012046&quot; : &quot;&quot;," calcext:value-type="string">
            <text:p>P012046" : "",</text:p>
          </table:table-cell>
        </table:table-row>
        <table:table-row table:style-name="ro5">
          <table:table-cell/>
          <table:table-cell office:value-type="string" calcext:value-type="string">
            <text:p>P012046P</text:p>
          </table:table-cell>
          <table:table-cell office:value-type="string" calcext:value-type="string">
            <text:p>" : "",</text:p>
          </table:table-cell>
          <table:table-cell table:formula="of:=COM.MICROSOFT.CONCAT([.A132:.C132])" office:value-type="string" office:string-value="P012046P&quot; : &quot;&quot;," calcext:value-type="string">
            <text:p>P012046P" : "",</text:p>
          </table:table-cell>
        </table:table-row>
        <table:table-row table:style-name="ro5">
          <table:table-cell/>
          <table:table-cell office:value-type="string" calcext:value-type="string">
            <text:p>P012047</text:p>
          </table:table-cell>
          <table:table-cell office:value-type="string" calcext:value-type="string">
            <text:p>" : "",</text:p>
          </table:table-cell>
          <table:table-cell table:formula="of:=COM.MICROSOFT.CONCAT([.A133:.C133])" office:value-type="string" office:string-value="P012047&quot; : &quot;&quot;," calcext:value-type="string">
            <text:p>P012047" : "",</text:p>
          </table:table-cell>
        </table:table-row>
        <table:table-row table:style-name="ro5">
          <table:table-cell/>
          <table:table-cell office:value-type="string" calcext:value-type="string">
            <text:p>P012047P</text:p>
          </table:table-cell>
          <table:table-cell office:value-type="string" calcext:value-type="string">
            <text:p>" : "",</text:p>
          </table:table-cell>
          <table:table-cell table:formula="of:=COM.MICROSOFT.CONCAT([.A134:.C134])" office:value-type="string" office:string-value="P012047P&quot; : &quot;&quot;," calcext:value-type="string">
            <text:p>P012047P" : "",</text:p>
          </table:table-cell>
        </table:table-row>
        <table:table-row table:style-name="ro5">
          <table:table-cell/>
          <table:table-cell office:value-type="string" calcext:value-type="string">
            <text:p>P012048</text:p>
          </table:table-cell>
          <table:table-cell office:value-type="string" calcext:value-type="string">
            <text:p>" : "",</text:p>
          </table:table-cell>
          <table:table-cell table:formula="of:=COM.MICROSOFT.CONCAT([.A135:.C135])" office:value-type="string" office:string-value="P012048&quot; : &quot;&quot;," calcext:value-type="string">
            <text:p>P012048" : "",</text:p>
          </table:table-cell>
        </table:table-row>
        <table:table-row table:style-name="ro5">
          <table:table-cell/>
          <table:table-cell office:value-type="string" calcext:value-type="string">
            <text:p>P012048P</text:p>
          </table:table-cell>
          <table:table-cell office:value-type="string" calcext:value-type="string">
            <text:p>" : "",</text:p>
          </table:table-cell>
          <table:table-cell table:formula="of:=COM.MICROSOFT.CONCAT([.A136:.C136])" office:value-type="string" office:string-value="P012048P&quot; : &quot;&quot;," calcext:value-type="string">
            <text:p>P012048P" : "",</text:p>
          </table:table-cell>
        </table:table-row>
        <table:table-row table:style-name="ro5">
          <table:table-cell/>
          <table:table-cell office:value-type="string" calcext:value-type="string">
            <text:p>P012049</text:p>
          </table:table-cell>
          <table:table-cell office:value-type="string" calcext:value-type="string">
            <text:p>" : "",</text:p>
          </table:table-cell>
          <table:table-cell table:formula="of:=COM.MICROSOFT.CONCAT([.A137:.C137])" office:value-type="string" office:string-value="P012049&quot; : &quot;&quot;," calcext:value-type="string">
            <text:p>P012049" : "",</text:p>
          </table:table-cell>
        </table:table-row>
        <table:table-row table:style-name="ro5">
          <table:table-cell/>
          <table:table-cell office:value-type="string" calcext:value-type="string">
            <text:p>P012049P</text:p>
          </table:table-cell>
          <table:table-cell office:value-type="string" calcext:value-type="string">
            <text:p>" : "",</text:p>
          </table:table-cell>
          <table:table-cell table:formula="of:=COM.MICROSOFT.CONCAT([.A138:.C138])" office:value-type="string" office:string-value="P012049P&quot; : &quot;&quot;," calcext:value-type="string">
            <text:p>P012049P" : "",</text:p>
          </table:table-cell>
        </table:table-row>
        <table:table-row table:style-name="ro5">
          <table:table-cell/>
          <table:table-cell office:value-type="string" calcext:value-type="string">
            <text:p>P013001</text:p>
          </table:table-cell>
          <table:table-cell office:value-type="string" calcext:value-type="string">
            <text:p>" : "",</text:p>
          </table:table-cell>
          <table:table-cell table:formula="of:=COM.MICROSOFT.CONCAT([.A139:.C139])" office:value-type="string" office:string-value="P013001&quot; : &quot;&quot;," calcext:value-type="string">
            <text:p>P013001" : "",</text:p>
          </table:table-cell>
        </table:table-row>
        <table:table-row table:style-name="ro5">
          <table:table-cell/>
          <table:table-cell office:value-type="string" calcext:value-type="string">
            <text:p>P013002</text:p>
          </table:table-cell>
          <table:table-cell office:value-type="string" calcext:value-type="string">
            <text:p>" : "",</text:p>
          </table:table-cell>
          <table:table-cell table:formula="of:=COM.MICROSOFT.CONCAT([.A140:.C140])" office:value-type="string" office:string-value="P013002&quot; : &quot;&quot;," calcext:value-type="string">
            <text:p>P013002" : "",</text:p>
          </table:table-cell>
        </table:table-row>
        <table:table-row table:style-name="ro5">
          <table:table-cell/>
          <table:table-cell office:value-type="string" calcext:value-type="string">
            <text:p>P013003</text:p>
          </table:table-cell>
          <table:table-cell office:value-type="string" calcext:value-type="string">
            <text:p>" : "",</text:p>
          </table:table-cell>
          <table:table-cell table:formula="of:=COM.MICROSOFT.CONCAT([.A141:.C141])" office:value-type="string" office:string-value="P013003&quot; : &quot;&quot;," calcext:value-type="string">
            <text:p>P013003" : "",</text:p>
          </table:table-cell>
        </table:table-row>
        <table:table-row table:style-name="ro5">
          <table:table-cell/>
          <table:table-cell office:value-type="string" calcext:value-type="string">
            <text:p>H003001</text:p>
          </table:table-cell>
          <table:table-cell office:value-type="string" calcext:value-type="string">
            <text:p>" : "",</text:p>
          </table:table-cell>
          <table:table-cell table:formula="of:=COM.MICROSOFT.CONCAT([.A142:.C142])" office:value-type="string" office:string-value="H003001&quot; : &quot;&quot;," calcext:value-type="string">
            <text:p>H003001" : "",</text:p>
          </table:table-cell>
        </table:table-row>
        <table:table-row table:style-name="ro5">
          <table:table-cell/>
          <table:table-cell office:value-type="string" calcext:value-type="string">
            <text:p>H003002</text:p>
          </table:table-cell>
          <table:table-cell office:value-type="string" calcext:value-type="string">
            <text:p>" : "",</text:p>
          </table:table-cell>
          <table:table-cell table:formula="of:=COM.MICROSOFT.CONCAT([.A143:.C143])" office:value-type="string" office:string-value="H003002&quot; : &quot;&quot;," calcext:value-type="string">
            <text:p>H003002" : "",</text:p>
          </table:table-cell>
        </table:table-row>
        <table:table-row table:style-name="ro5">
          <table:table-cell/>
          <table:table-cell office:value-type="string" calcext:value-type="string">
            <text:p>H003002P</text:p>
          </table:table-cell>
          <table:table-cell office:value-type="string" calcext:value-type="string">
            <text:p>" : "",</text:p>
          </table:table-cell>
          <table:table-cell table:formula="of:=COM.MICROSOFT.CONCAT([.A144:.C144])" office:value-type="string" office:string-value="H003002P&quot; : &quot;&quot;," calcext:value-type="string">
            <text:p>H003002P" : "",</text:p>
          </table:table-cell>
        </table:table-row>
        <table:table-row table:style-name="ro5">
          <table:table-cell/>
          <table:table-cell office:value-type="string" calcext:value-type="string">
            <text:p>H003003</text:p>
          </table:table-cell>
          <table:table-cell office:value-type="string" calcext:value-type="string">
            <text:p>" : "",</text:p>
          </table:table-cell>
          <table:table-cell table:formula="of:=COM.MICROSOFT.CONCAT([.A145:.C145])" office:value-type="string" office:string-value="H003003&quot; : &quot;&quot;," calcext:value-type="string">
            <text:p>H003003" : "",</text:p>
          </table:table-cell>
        </table:table-row>
        <table:table-row table:style-name="ro5">
          <table:table-cell/>
          <table:table-cell office:value-type="string" calcext:value-type="string">
            <text:p>H003003P</text:p>
          </table:table-cell>
          <table:table-cell office:value-type="string" calcext:value-type="string">
            <text:p>" : "",</text:p>
          </table:table-cell>
          <table:table-cell table:formula="of:=COM.MICROSOFT.CONCAT([.A146:.C146])" office:value-type="string" office:string-value="H003003P&quot; : &quot;&quot;," calcext:value-type="string">
            <text:p>H003003P" : "",</text:p>
          </table:table-cell>
        </table:table-row>
        <table:table-row table:style-name="ro5">
          <table:table-cell/>
          <table:table-cell office:value-type="string" calcext:value-type="string">
            <text:p>H005001</text:p>
          </table:table-cell>
          <table:table-cell office:value-type="string" calcext:value-type="string">
            <text:p>" : "",</text:p>
          </table:table-cell>
          <table:table-cell table:formula="of:=COM.MICROSOFT.CONCAT([.A147:.C147])" office:value-type="string" office:string-value="H005001&quot; : &quot;&quot;," calcext:value-type="string">
            <text:p>H005001" : "",</text:p>
          </table:table-cell>
        </table:table-row>
        <table:table-row table:style-name="ro5">
          <table:table-cell/>
          <table:table-cell office:value-type="string" calcext:value-type="string">
            <text:p>H005002</text:p>
          </table:table-cell>
          <table:table-cell office:value-type="string" calcext:value-type="string">
            <text:p>" : "",</text:p>
          </table:table-cell>
          <table:table-cell table:formula="of:=COM.MICROSOFT.CONCAT([.A148:.C148])" office:value-type="string" office:string-value="H005002&quot; : &quot;&quot;," calcext:value-type="string">
            <text:p>H005002" : "",</text:p>
          </table:table-cell>
        </table:table-row>
        <table:table-row table:style-name="ro5">
          <table:table-cell/>
          <table:table-cell office:value-type="string" calcext:value-type="string">
            <text:p>H005002P</text:p>
          </table:table-cell>
          <table:table-cell office:value-type="string" calcext:value-type="string">
            <text:p>" : "",</text:p>
          </table:table-cell>
          <table:table-cell table:formula="of:=COM.MICROSOFT.CONCAT([.A149:.C149])" office:value-type="string" office:string-value="H005002P&quot; : &quot;&quot;," calcext:value-type="string">
            <text:p>H005002P" : "",</text:p>
          </table:table-cell>
        </table:table-row>
        <table:table-row table:style-name="ro5">
          <table:table-cell/>
          <table:table-cell office:value-type="string" calcext:value-type="string">
            <text:p>H005003</text:p>
          </table:table-cell>
          <table:table-cell office:value-type="string" calcext:value-type="string">
            <text:p>" : "",</text:p>
          </table:table-cell>
          <table:table-cell table:formula="of:=COM.MICROSOFT.CONCAT([.A150:.C150])" office:value-type="string" office:string-value="H005003&quot; : &quot;&quot;," calcext:value-type="string">
            <text:p>H005003" : "",</text:p>
          </table:table-cell>
        </table:table-row>
        <table:table-row table:style-name="ro5">
          <table:table-cell/>
          <table:table-cell office:value-type="string" calcext:value-type="string">
            <text:p>H005003P</text:p>
          </table:table-cell>
          <table:table-cell office:value-type="string" calcext:value-type="string">
            <text:p>" : "",</text:p>
          </table:table-cell>
          <table:table-cell table:formula="of:=COM.MICROSOFT.CONCAT([.A151:.C151])" office:value-type="string" office:string-value="H005003P&quot; : &quot;&quot;," calcext:value-type="string">
            <text:p>H005003P" : "",</text:p>
          </table:table-cell>
        </table:table-row>
        <table:table-row table:style-name="ro5">
          <table:table-cell/>
          <table:table-cell office:value-type="string" calcext:value-type="string">
            <text:p>H005004</text:p>
          </table:table-cell>
          <table:table-cell office:value-type="string" calcext:value-type="string">
            <text:p>" : "",</text:p>
          </table:table-cell>
          <table:table-cell table:formula="of:=COM.MICROSOFT.CONCAT([.A152:.C152])" office:value-type="string" office:string-value="H005004&quot; : &quot;&quot;," calcext:value-type="string">
            <text:p>H005004" : "",</text:p>
          </table:table-cell>
        </table:table-row>
        <table:table-row table:style-name="ro5">
          <table:table-cell/>
          <table:table-cell office:value-type="string" calcext:value-type="string">
            <text:p>H005004P</text:p>
          </table:table-cell>
          <table:table-cell office:value-type="string" calcext:value-type="string">
            <text:p>" : "",</text:p>
          </table:table-cell>
          <table:table-cell table:formula="of:=COM.MICROSOFT.CONCAT([.A153:.C153])" office:value-type="string" office:string-value="H005004P&quot; : &quot;&quot;," calcext:value-type="string">
            <text:p>H005004P" : "",</text:p>
          </table:table-cell>
        </table:table-row>
        <table:table-row table:style-name="ro5">
          <table:table-cell/>
          <table:table-cell office:value-type="string" calcext:value-type="string">
            <text:p>H005005</text:p>
          </table:table-cell>
          <table:table-cell office:value-type="string" calcext:value-type="string">
            <text:p>" : "",</text:p>
          </table:table-cell>
          <table:table-cell table:formula="of:=COM.MICROSOFT.CONCAT([.A154:.C154])" office:value-type="string" office:string-value="H005005&quot; : &quot;&quot;," calcext:value-type="string">
            <text:p>H005005" : "",</text:p>
          </table:table-cell>
        </table:table-row>
        <table:table-row table:style-name="ro5">
          <table:table-cell/>
          <table:table-cell office:value-type="string" calcext:value-type="string">
            <text:p>H005005P</text:p>
          </table:table-cell>
          <table:table-cell office:value-type="string" calcext:value-type="string">
            <text:p>" : "",</text:p>
          </table:table-cell>
          <table:table-cell table:formula="of:=COM.MICROSOFT.CONCAT([.A155:.C155])" office:value-type="string" office:string-value="H005005P&quot; : &quot;&quot;," calcext:value-type="string">
            <text:p>H005005P" : "",</text:p>
          </table:table-cell>
        </table:table-row>
        <table:table-row table:style-name="ro5">
          <table:table-cell/>
          <table:table-cell office:value-type="string" calcext:value-type="string">
            <text:p>H005006</text:p>
          </table:table-cell>
          <table:table-cell office:value-type="string" calcext:value-type="string">
            <text:p>" : "",</text:p>
          </table:table-cell>
          <table:table-cell table:formula="of:=COM.MICROSOFT.CONCAT([.A156:.C156])" office:value-type="string" office:string-value="H005006&quot; : &quot;&quot;," calcext:value-type="string">
            <text:p>H005006" : "",</text:p>
          </table:table-cell>
        </table:table-row>
        <table:table-row table:style-name="ro5">
          <table:table-cell/>
          <table:table-cell office:value-type="string" calcext:value-type="string">
            <text:p>H005006P</text:p>
          </table:table-cell>
          <table:table-cell office:value-type="string" calcext:value-type="string">
            <text:p>" : "",</text:p>
          </table:table-cell>
          <table:table-cell table:formula="of:=COM.MICROSOFT.CONCAT([.A157:.C157])" office:value-type="string" office:string-value="H005006P&quot; : &quot;&quot;," calcext:value-type="string">
            <text:p>H005006P" : "",</text:p>
          </table:table-cell>
        </table:table-row>
        <table:table-row table:style-name="ro5">
          <table:table-cell/>
          <table:table-cell office:value-type="string" calcext:value-type="string">
            <text:p>H005007</text:p>
          </table:table-cell>
          <table:table-cell office:value-type="string" calcext:value-type="string">
            <text:p>" : "",</text:p>
          </table:table-cell>
          <table:table-cell table:formula="of:=COM.MICROSOFT.CONCAT([.A158:.C158])" office:value-type="string" office:string-value="H005007&quot; : &quot;&quot;," calcext:value-type="string">
            <text:p>H005007" : "",</text:p>
          </table:table-cell>
        </table:table-row>
        <table:table-row table:style-name="ro5">
          <table:table-cell/>
          <table:table-cell office:value-type="string" calcext:value-type="string">
            <text:p>H005007P</text:p>
          </table:table-cell>
          <table:table-cell office:value-type="string" calcext:value-type="string">
            <text:p>" : "",</text:p>
          </table:table-cell>
          <table:table-cell table:formula="of:=COM.MICROSOFT.CONCAT([.A159:.C159])" office:value-type="string" office:string-value="H005007P&quot; : &quot;&quot;," calcext:value-type="string">
            <text:p>H005007P" : "",</text:p>
          </table:table-cell>
        </table:table-row>
        <table:table-row table:style-name="ro5">
          <table:table-cell/>
          <table:table-cell office:value-type="string" calcext:value-type="string">
            <text:p>H005008</text:p>
          </table:table-cell>
          <table:table-cell office:value-type="string" calcext:value-type="string">
            <text:p>" : "",</text:p>
          </table:table-cell>
          <table:table-cell table:formula="of:=COM.MICROSOFT.CONCAT([.A160:.C160])" office:value-type="string" office:string-value="H005008&quot; : &quot;&quot;," calcext:value-type="string">
            <text:p>H005008" : "",</text:p>
          </table:table-cell>
        </table:table-row>
        <table:table-row table:style-name="ro5">
          <table:table-cell/>
          <table:table-cell office:value-type="string" calcext:value-type="string">
            <text:p>H005008P</text:p>
          </table:table-cell>
          <table:table-cell office:value-type="string" calcext:value-type="string">
            <text:p>" : "",</text:p>
          </table:table-cell>
          <table:table-cell table:formula="of:=COM.MICROSOFT.CONCAT([.A161:.C161])" office:value-type="string" office:string-value="H005008P&quot; : &quot;&quot;," calcext:value-type="string">
            <text:p>H005008P" : "",</text:p>
          </table:table-cell>
        </table:table-row>
        <table:table-row table:style-name="ro5">
          <table:table-cell/>
          <table:table-cell office:value-type="string" calcext:value-type="string">
            <text:p>H011001</text:p>
          </table:table-cell>
          <table:table-cell office:value-type="string" calcext:value-type="string">
            <text:p>" : "",</text:p>
          </table:table-cell>
          <table:table-cell table:formula="of:=COM.MICROSOFT.CONCAT([.A162:.C162])" office:value-type="string" office:string-value="H011001&quot; : &quot;&quot;," calcext:value-type="string">
            <text:p>H011001" : "",</text:p>
          </table:table-cell>
        </table:table-row>
        <table:table-row table:style-name="ro5">
          <table:table-cell/>
          <table:table-cell office:value-type="string" calcext:value-type="string">
            <text:p>H011002</text:p>
          </table:table-cell>
          <table:table-cell office:value-type="string" calcext:value-type="string">
            <text:p>" : "",</text:p>
          </table:table-cell>
          <table:table-cell table:formula="of:=COM.MICROSOFT.CONCAT([.A163:.C163])" office:value-type="string" office:string-value="H011002&quot; : &quot;&quot;," calcext:value-type="string">
            <text:p>H011002" : "",</text:p>
          </table:table-cell>
        </table:table-row>
        <table:table-row table:style-name="ro5">
          <table:table-cell/>
          <table:table-cell office:value-type="string" calcext:value-type="string">
            <text:p>H011002P</text:p>
          </table:table-cell>
          <table:table-cell office:value-type="string" calcext:value-type="string">
            <text:p>" : "",</text:p>
          </table:table-cell>
          <table:table-cell table:formula="of:=COM.MICROSOFT.CONCAT([.A164:.C164])" office:value-type="string" office:string-value="H011002P&quot; : &quot;&quot;," calcext:value-type="string">
            <text:p>H011002P" : "",</text:p>
          </table:table-cell>
        </table:table-row>
        <table:table-row table:style-name="ro5">
          <table:table-cell/>
          <table:table-cell office:value-type="string" calcext:value-type="string">
            <text:p>H011003</text:p>
          </table:table-cell>
          <table:table-cell office:value-type="string" calcext:value-type="string">
            <text:p>" : "",</text:p>
          </table:table-cell>
          <table:table-cell table:formula="of:=COM.MICROSOFT.CONCAT([.A165:.C165])" office:value-type="string" office:string-value="H011003&quot; : &quot;&quot;," calcext:value-type="string">
            <text:p>H011003" : "",</text:p>
          </table:table-cell>
        </table:table-row>
        <table:table-row table:style-name="ro5">
          <table:table-cell/>
          <table:table-cell office:value-type="string" calcext:value-type="string">
            <text:p>H011003P</text:p>
          </table:table-cell>
          <table:table-cell office:value-type="string" calcext:value-type="string">
            <text:p>" : "",</text:p>
          </table:table-cell>
          <table:table-cell table:formula="of:=COM.MICROSOFT.CONCAT([.A166:.C166])" office:value-type="string" office:string-value="H011003P&quot; : &quot;&quot;," calcext:value-type="string">
            <text:p>H011003P" : "",</text:p>
          </table:table-cell>
        </table:table-row>
        <table:table-row table:style-name="ro5">
          <table:table-cell/>
          <table:table-cell office:value-type="string" calcext:value-type="string">
            <text:p>H011004</text:p>
          </table:table-cell>
          <table:table-cell office:value-type="string" calcext:value-type="string">
            <text:p>" : "",</text:p>
          </table:table-cell>
          <table:table-cell table:formula="of:=COM.MICROSOFT.CONCAT([.A167:.C167])" office:value-type="string" office:string-value="H011004&quot; : &quot;&quot;," calcext:value-type="string">
            <text:p>H011004" : "",</text:p>
          </table:table-cell>
        </table:table-row>
        <table:table-row table:style-name="ro5">
          <table:table-cell/>
          <table:table-cell office:value-type="string" calcext:value-type="string">
            <text:p>H011004P</text:p>
          </table:table-cell>
          <table:table-cell office:value-type="string" calcext:value-type="string">
            <text:p>" : "",</text:p>
          </table:table-cell>
          <table:table-cell table:formula="of:=COM.MICROSOFT.CONCAT([.A168:.C168])" office:value-type="string" office:string-value="H011004P&quot; : &quot;&quot;," calcext:value-type="string">
            <text:p>H011004P" : "",</text:p>
          </table:table-cell>
        </table:table-row>
        <table:table-row table:style-name="ro5">
          <table:table-cell/>
          <table:table-cell office:value-type="string" calcext:value-type="string">
            <text:p>PCT020001</text:p>
          </table:table-cell>
          <table:table-cell office:value-type="string" calcext:value-type="string">
            <text:p>" : "",</text:p>
          </table:table-cell>
          <table:table-cell table:formula="of:=COM.MICROSOFT.CONCAT([.A169:.C169])" office:value-type="string" office:string-value="PCT020001&quot; : &quot;&quot;," calcext:value-type="string">
            <text:p>PCT020001" : "",</text:p>
          </table:table-cell>
        </table:table-row>
        <table:table-row table:style-name="ro5">
          <table:table-cell/>
          <table:table-cell office:value-type="string" calcext:value-type="string">
            <text:p>PCT020001P</text:p>
          </table:table-cell>
          <table:table-cell office:value-type="string" calcext:value-type="string">
            <text:p>" : "",</text:p>
          </table:table-cell>
          <table:table-cell table:formula="of:=COM.MICROSOFT.CONCAT([.A170:.C170])" office:value-type="string" office:string-value="PCT020001P&quot; : &quot;&quot;," calcext:value-type="string">
            <text:p>PCT020001P" : "",</text:p>
          </table:table-cell>
        </table:table-row>
        <table:table-row table:style-name="ro5">
          <table:table-cell/>
          <table:table-cell office:value-type="string" calcext:value-type="string">
            <text:p>PCT020002</text:p>
          </table:table-cell>
          <table:table-cell office:value-type="string" calcext:value-type="string">
            <text:p>" : "",</text:p>
          </table:table-cell>
          <table:table-cell table:formula="of:=COM.MICROSOFT.CONCAT([.A171:.C171])" office:value-type="string" office:string-value="PCT020002&quot; : &quot;&quot;," calcext:value-type="string">
            <text:p>PCT020002" : "",</text:p>
          </table:table-cell>
        </table:table-row>
        <table:table-row table:style-name="ro5">
          <table:table-cell/>
          <table:table-cell office:value-type="string" calcext:value-type="string">
            <text:p>PCT020002P</text:p>
          </table:table-cell>
          <table:table-cell office:value-type="string" calcext:value-type="string">
            <text:p>" : "",</text:p>
          </table:table-cell>
          <table:table-cell table:formula="of:=COM.MICROSOFT.CONCAT([.A172:.C172])" office:value-type="string" office:string-value="PCT020002P&quot; : &quot;&quot;," calcext:value-type="string">
            <text:p>PCT020002P" : "",</text:p>
          </table:table-cell>
        </table:table-row>
        <table:table-row table:style-name="ro5">
          <table:table-cell/>
          <table:table-cell office:value-type="string" calcext:value-type="string">
            <text:p>PCT020003</text:p>
          </table:table-cell>
          <table:table-cell office:value-type="string" calcext:value-type="string">
            <text:p>" : "",</text:p>
          </table:table-cell>
          <table:table-cell table:formula="of:=COM.MICROSOFT.CONCAT([.A173:.C173])" office:value-type="string" office:string-value="PCT020003&quot; : &quot;&quot;," calcext:value-type="string">
            <text:p>PCT020003" : "",</text:p>
          </table:table-cell>
        </table:table-row>
        <table:table-row table:style-name="ro5">
          <table:table-cell/>
          <table:table-cell office:value-type="string" calcext:value-type="string">
            <text:p>PCT020003P</text:p>
          </table:table-cell>
          <table:table-cell office:value-type="string" calcext:value-type="string">
            <text:p>" : "",</text:p>
          </table:table-cell>
          <table:table-cell table:formula="of:=COM.MICROSOFT.CONCAT([.A174:.C174])" office:value-type="string" office:string-value="PCT020003P&quot; : &quot;&quot;," calcext:value-type="string">
            <text:p>PCT020003P" : "",</text:p>
          </table:table-cell>
        </table:table-row>
        <table:table-row table:style-name="ro5">
          <table:table-cell/>
          <table:table-cell office:value-type="string" calcext:value-type="string">
            <text:p>PCT020004</text:p>
          </table:table-cell>
          <table:table-cell office:value-type="string" calcext:value-type="string">
            <text:p>" : "",</text:p>
          </table:table-cell>
          <table:table-cell table:formula="of:=COM.MICROSOFT.CONCAT([.A175:.C175])" office:value-type="string" office:string-value="PCT020004&quot; : &quot;&quot;," calcext:value-type="string">
            <text:p>PCT020004" : "",</text:p>
          </table:table-cell>
        </table:table-row>
        <table:table-row table:style-name="ro5">
          <table:table-cell/>
          <table:table-cell office:value-type="string" calcext:value-type="string">
            <text:p>PCT020004P</text:p>
          </table:table-cell>
          <table:table-cell office:value-type="string" calcext:value-type="string">
            <text:p>" : "",</text:p>
          </table:table-cell>
          <table:table-cell table:formula="of:=COM.MICROSOFT.CONCAT([.A176:.C176])" office:value-type="string" office:string-value="PCT020004P&quot; : &quot;&quot;," calcext:value-type="string">
            <text:p>PCT020004P" : "",</text:p>
          </table:table-cell>
        </table:table-row>
        <table:table-row table:style-name="ro5">
          <table:table-cell/>
          <table:table-cell office:value-type="string" calcext:value-type="string">
            <text:p>PCT020005</text:p>
          </table:table-cell>
          <table:table-cell office:value-type="string" calcext:value-type="string">
            <text:p>" : "",</text:p>
          </table:table-cell>
          <table:table-cell table:formula="of:=COM.MICROSOFT.CONCAT([.A177:.C177])" office:value-type="string" office:string-value="PCT020005&quot; : &quot;&quot;," calcext:value-type="string">
            <text:p>PCT020005" : "",</text:p>
          </table:table-cell>
        </table:table-row>
        <table:table-row table:style-name="ro5">
          <table:table-cell/>
          <table:table-cell office:value-type="string" calcext:value-type="string">
            <text:p>PCT020005P</text:p>
          </table:table-cell>
          <table:table-cell office:value-type="string" calcext:value-type="string">
            <text:p>" : "",</text:p>
          </table:table-cell>
          <table:table-cell table:formula="of:=COM.MICROSOFT.CONCAT([.A178:.C178])" office:value-type="string" office:string-value="PCT020005P&quot; : &quot;&quot;," calcext:value-type="string">
            <text:p>PCT020005P" : "",</text:p>
          </table:table-cell>
        </table:table-row>
        <table:table-row table:style-name="ro5">
          <table:table-cell/>
          <table:table-cell office:value-type="string" calcext:value-type="string">
            <text:p>PCT020006</text:p>
          </table:table-cell>
          <table:table-cell office:value-type="string" calcext:value-type="string">
            <text:p>" : "",</text:p>
          </table:table-cell>
          <table:table-cell table:formula="of:=COM.MICROSOFT.CONCAT([.A179:.C179])" office:value-type="string" office:string-value="PCT020006&quot; : &quot;&quot;," calcext:value-type="string">
            <text:p>PCT020006" : "",</text:p>
          </table:table-cell>
        </table:table-row>
        <table:table-row table:style-name="ro5">
          <table:table-cell/>
          <table:table-cell office:value-type="string" calcext:value-type="string">
            <text:p>PCT020006P</text:p>
          </table:table-cell>
          <table:table-cell office:value-type="string" calcext:value-type="string">
            <text:p>" : "",</text:p>
          </table:table-cell>
          <table:table-cell table:formula="of:=COM.MICROSOFT.CONCAT([.A180:.C180])" office:value-type="string" office:string-value="PCT020006P&quot; : &quot;&quot;," calcext:value-type="string">
            <text:p>PCT020006P" : "",</text:p>
          </table:table-cell>
        </table:table-row>
        <table:table-row table:style-name="ro5">
          <table:table-cell/>
          <table:table-cell office:value-type="string" calcext:value-type="string">
            <text:p>PCT020007</text:p>
          </table:table-cell>
          <table:table-cell office:value-type="string" calcext:value-type="string">
            <text:p>" : "",</text:p>
          </table:table-cell>
          <table:table-cell table:formula="of:=COM.MICROSOFT.CONCAT([.A181:.C181])" office:value-type="string" office:string-value="PCT020007&quot; : &quot;&quot;," calcext:value-type="string">
            <text:p>PCT020007" : "",</text:p>
          </table:table-cell>
        </table:table-row>
        <table:table-row table:style-name="ro5">
          <table:table-cell/>
          <table:table-cell office:value-type="string" calcext:value-type="string">
            <text:p>PCT020007P</text:p>
          </table:table-cell>
          <table:table-cell office:value-type="string" calcext:value-type="string">
            <text:p>" : "",</text:p>
          </table:table-cell>
          <table:table-cell table:formula="of:=COM.MICROSOFT.CONCAT([.A182:.C182])" office:value-type="string" office:string-value="PCT020007P&quot; : &quot;&quot;," calcext:value-type="string">
            <text:p>PCT020007P" : "",</text:p>
          </table:table-cell>
        </table:table-row>
        <table:table-row table:style-name="ro5">
          <table:table-cell/>
          <table:table-cell office:value-type="string" calcext:value-type="string">
            <text:p>PCT020008</text:p>
          </table:table-cell>
          <table:table-cell office:value-type="string" calcext:value-type="string">
            <text:p>" : "",</text:p>
          </table:table-cell>
          <table:table-cell table:formula="of:=COM.MICROSOFT.CONCAT([.A183:.C183])" office:value-type="string" office:string-value="PCT020008&quot; : &quot;&quot;," calcext:value-type="string">
            <text:p>PCT020008" : "",</text:p>
          </table:table-cell>
        </table:table-row>
        <table:table-row table:style-name="ro5">
          <table:table-cell/>
          <table:table-cell office:value-type="string" calcext:value-type="string">
            <text:p>PCT020008P</text:p>
          </table:table-cell>
          <table:table-cell office:value-type="string" calcext:value-type="string">
            <text:p>" : "",</text:p>
          </table:table-cell>
          <table:table-cell table:formula="of:=COM.MICROSOFT.CONCAT([.A184:.C184])" office:value-type="string" office:string-value="PCT020008P&quot; : &quot;&quot;," calcext:value-type="string">
            <text:p>PCT020008P" : "",</text:p>
          </table:table-cell>
        </table:table-row>
        <table:table-row table:style-name="ro5">
          <table:table-cell/>
          <table:table-cell office:value-type="string" calcext:value-type="string">
            <text:p>PCT020009</text:p>
          </table:table-cell>
          <table:table-cell office:value-type="string" calcext:value-type="string">
            <text:p>" : "",</text:p>
          </table:table-cell>
          <table:table-cell table:formula="of:=COM.MICROSOFT.CONCAT([.A185:.C185])" office:value-type="string" office:string-value="PCT020009&quot; : &quot;&quot;," calcext:value-type="string">
            <text:p>PCT020009" : "",</text:p>
          </table:table-cell>
        </table:table-row>
        <table:table-row table:style-name="ro5">
          <table:table-cell/>
          <table:table-cell office:value-type="string" calcext:value-type="string">
            <text:p>PCT020009P</text:p>
          </table:table-cell>
          <table:table-cell office:value-type="string" calcext:value-type="string">
            <text:p>" : "",</text:p>
          </table:table-cell>
          <table:table-cell table:formula="of:=COM.MICROSOFT.CONCAT([.A186:.C186])" office:value-type="string" office:string-value="PCT020009P&quot; : &quot;&quot;," calcext:value-type="string">
            <text:p>PCT020009P" : "",</text:p>
          </table:table-cell>
        </table:table-row>
        <table:table-row table:style-name="ro5">
          <table:table-cell/>
          <table:table-cell office:value-type="string" calcext:value-type="string">
            <text:p>PCT020010</text:p>
          </table:table-cell>
          <table:table-cell office:value-type="string" calcext:value-type="string">
            <text:p>" : "",</text:p>
          </table:table-cell>
          <table:table-cell table:formula="of:=COM.MICROSOFT.CONCAT([.A187:.C187])" office:value-type="string" office:string-value="PCT020010&quot; : &quot;&quot;," calcext:value-type="string">
            <text:p>PCT020010" : "",</text:p>
          </table:table-cell>
        </table:table-row>
        <table:table-row table:style-name="ro5">
          <table:table-cell/>
          <table:table-cell office:value-type="string" calcext:value-type="string">
            <text:p>PCT020010P</text:p>
          </table:table-cell>
          <table:table-cell office:value-type="string" calcext:value-type="string">
            <text:p>" : "",</text:p>
          </table:table-cell>
          <table:table-cell table:formula="of:=COM.MICROSOFT.CONCAT([.A188:.C188])" office:value-type="string" office:string-value="PCT020010P&quot; : &quot;&quot;," calcext:value-type="string">
            <text:p>PCT020010P" : "",</text:p>
          </table:table-cell>
        </table:table-row>
        <table:table-row table:style-name="ro5">
          <table:table-cell/>
          <table:table-cell office:value-type="string" calcext:value-type="string">
            <text:p>PCT020011</text:p>
          </table:table-cell>
          <table:table-cell office:value-type="string" calcext:value-type="string">
            <text:p>" : "",</text:p>
          </table:table-cell>
          <table:table-cell table:formula="of:=COM.MICROSOFT.CONCAT([.A189:.C189])" office:value-type="string" office:string-value="PCT020011&quot; : &quot;&quot;," calcext:value-type="string">
            <text:p>PCT020011" : "",</text:p>
          </table:table-cell>
        </table:table-row>
        <table:table-row table:style-name="ro5">
          <table:table-cell/>
          <table:table-cell office:value-type="string" calcext:value-type="string">
            <text:p>PCT020011P</text:p>
          </table:table-cell>
          <table:table-cell office:value-type="string" calcext:value-type="string">
            <text:p>" : "",</text:p>
          </table:table-cell>
          <table:table-cell table:formula="of:=COM.MICROSOFT.CONCAT([.A190:.C190])" office:value-type="string" office:string-value="PCT020011P&quot; : &quot;&quot;," calcext:value-type="string">
            <text:p>PCT020011P" : "",</text:p>
          </table:table-cell>
        </table:table-row>
        <table:table-row table:style-name="ro5">
          <table:table-cell/>
          <table:table-cell office:value-type="string" calcext:value-type="string">
            <text:p>PCT020012</text:p>
          </table:table-cell>
          <table:table-cell office:value-type="string" calcext:value-type="string">
            <text:p>" : "",</text:p>
          </table:table-cell>
          <table:table-cell table:formula="of:=COM.MICROSOFT.CONCAT([.A191:.C191])" office:value-type="string" office:string-value="PCT020012&quot; : &quot;&quot;," calcext:value-type="string">
            <text:p>PCT020012" : "",</text:p>
          </table:table-cell>
        </table:table-row>
        <table:table-row table:style-name="ro5">
          <table:table-cell/>
          <table:table-cell office:value-type="string" calcext:value-type="string">
            <text:p>PCT020012P</text:p>
          </table:table-cell>
          <table:table-cell office:value-type="string" calcext:value-type="string">
            <text:p>" : "",</text:p>
          </table:table-cell>
          <table:table-cell table:formula="of:=COM.MICROSOFT.CONCAT([.A192:.C192])" office:value-type="string" office:string-value="PCT020012P&quot; : &quot;&quot;," calcext:value-type="string">
            <text:p>PCT020012P" : "",</text:p>
          </table:table-cell>
        </table:table-row>
        <table:table-row table:style-name="ro5">
          <table:table-cell/>
          <table:table-cell office:value-type="string" calcext:value-type="string">
            <text:p>PCT020013</text:p>
          </table:table-cell>
          <table:table-cell office:value-type="string" calcext:value-type="string">
            <text:p>" : "",</text:p>
          </table:table-cell>
          <table:table-cell table:formula="of:=COM.MICROSOFT.CONCAT([.A193:.C193])" office:value-type="string" office:string-value="PCT020013&quot; : &quot;&quot;," calcext:value-type="string">
            <text:p>PCT020013" : "",</text:p>
          </table:table-cell>
        </table:table-row>
        <table:table-row table:style-name="ro5">
          <table:table-cell/>
          <table:table-cell office:value-type="string" calcext:value-type="string">
            <text:p>PCT020013P</text:p>
          </table:table-cell>
          <table:table-cell office:value-type="string" calcext:value-type="string">
            <text:p>" : "",</text:p>
          </table:table-cell>
          <table:table-cell table:formula="of:=COM.MICROSOFT.CONCAT([.A194:.C194])" office:value-type="string" office:string-value="PCT020013P&quot; : &quot;&quot;," calcext:value-type="string">
            <text:p>PCT020013P" : "",</text:p>
          </table:table-cell>
        </table:table-row>
        <table:table-row table:style-name="ro5">
          <table:table-cell/>
          <table:table-cell office:value-type="string" calcext:value-type="string">
            <text:p>PCT020014</text:p>
          </table:table-cell>
          <table:table-cell office:value-type="string" calcext:value-type="string">
            <text:p>" : "",</text:p>
          </table:table-cell>
          <table:table-cell table:formula="of:=COM.MICROSOFT.CONCAT([.A195:.C195])" office:value-type="string" office:string-value="PCT020014&quot; : &quot;&quot;," calcext:value-type="string">
            <text:p>PCT020014" : "",</text:p>
          </table:table-cell>
        </table:table-row>
        <table:table-row table:style-name="ro5">
          <table:table-cell/>
          <table:table-cell office:value-type="string" calcext:value-type="string">
            <text:p>PCT020014P</text:p>
          </table:table-cell>
          <table:table-cell office:value-type="string" calcext:value-type="string">
            <text:p>" : "",</text:p>
          </table:table-cell>
          <table:table-cell table:formula="of:=COM.MICROSOFT.CONCAT([.A196:.C196])" office:value-type="string" office:string-value="PCT020014P&quot; : &quot;&quot;," calcext:value-type="string">
            <text:p>PCT020014P" : "",</text:p>
          </table:table-cell>
        </table:table-row>
        <table:table-row table:style-name="ro5">
          <table:table-cell/>
          <table:table-cell office:value-type="string" calcext:value-type="string">
            <text:p>PCT020015</text:p>
          </table:table-cell>
          <table:table-cell office:value-type="string" calcext:value-type="string">
            <text:p>" : "",</text:p>
          </table:table-cell>
          <table:table-cell table:formula="of:=COM.MICROSOFT.CONCAT([.A197:.C197])" office:value-type="string" office:string-value="PCT020015&quot; : &quot;&quot;," calcext:value-type="string">
            <text:p>PCT020015" : "",</text:p>
          </table:table-cell>
        </table:table-row>
        <table:table-row table:style-name="ro5">
          <table:table-cell/>
          <table:table-cell office:value-type="string" calcext:value-type="string">
            <text:p>PCT020015P</text:p>
          </table:table-cell>
          <table:table-cell office:value-type="string" calcext:value-type="string">
            <text:p>" : "",</text:p>
          </table:table-cell>
          <table:table-cell table:formula="of:=COM.MICROSOFT.CONCAT([.A198:.C198])" office:value-type="string" office:string-value="PCT020015P&quot; : &quot;&quot;," calcext:value-type="string">
            <text:p>PCT020015P" : "",</text:p>
          </table:table-cell>
        </table:table-row>
        <table:table-row table:style-name="ro5">
          <table:table-cell/>
          <table:table-cell office:value-type="string" calcext:value-type="string">
            <text:p>PCT020016</text:p>
          </table:table-cell>
          <table:table-cell office:value-type="string" calcext:value-type="string">
            <text:p>" : "",</text:p>
          </table:table-cell>
          <table:table-cell table:formula="of:=COM.MICROSOFT.CONCAT([.A199:.C199])" office:value-type="string" office:string-value="PCT020016&quot; : &quot;&quot;," calcext:value-type="string">
            <text:p>PCT020016" : "",</text:p>
          </table:table-cell>
        </table:table-row>
        <table:table-row table:style-name="ro5">
          <table:table-cell/>
          <table:table-cell office:value-type="string" calcext:value-type="string">
            <text:p>PCT020016P</text:p>
          </table:table-cell>
          <table:table-cell office:value-type="string" calcext:value-type="string">
            <text:p>" : "",</text:p>
          </table:table-cell>
          <table:table-cell table:formula="of:=COM.MICROSOFT.CONCAT([.A200:.C200])" office:value-type="string" office:string-value="PCT020016P&quot; : &quot;&quot;," calcext:value-type="string">
            <text:p>PCT020016P" : "",</text:p>
          </table:table-cell>
        </table:table-row>
        <table:table-row table:style-name="ro5">
          <table:table-cell/>
          <table:table-cell office:value-type="string" calcext:value-type="string">
            <text:p>PCT020017</text:p>
          </table:table-cell>
          <table:table-cell office:value-type="string" calcext:value-type="string">
            <text:p>" : "",</text:p>
          </table:table-cell>
          <table:table-cell table:formula="of:=COM.MICROSOFT.CONCAT([.A201:.C201])" office:value-type="string" office:string-value="PCT020017&quot; : &quot;&quot;," calcext:value-type="string">
            <text:p>PCT020017" : "",</text:p>
          </table:table-cell>
        </table:table-row>
        <table:table-row table:style-name="ro5">
          <table:table-cell/>
          <table:table-cell office:value-type="string" calcext:value-type="string">
            <text:p>PCT020017P</text:p>
          </table:table-cell>
          <table:table-cell office:value-type="string" calcext:value-type="string">
            <text:p>" : "",</text:p>
          </table:table-cell>
          <table:table-cell table:formula="of:=COM.MICROSOFT.CONCAT([.A202:.C202])" office:value-type="string" office:string-value="PCT020017P&quot; : &quot;&quot;," calcext:value-type="string">
            <text:p>PCT020017P" : "",</text:p>
          </table:table-cell>
        </table:table-row>
        <table:table-row table:style-name="ro5">
          <table:table-cell/>
          <table:table-cell office:value-type="string" calcext:value-type="string">
            <text:p>PCT020018</text:p>
          </table:table-cell>
          <table:table-cell office:value-type="string" calcext:value-type="string">
            <text:p>" : "",</text:p>
          </table:table-cell>
          <table:table-cell table:formula="of:=COM.MICROSOFT.CONCAT([.A203:.C203])" office:value-type="string" office:string-value="PCT020018&quot; : &quot;&quot;," calcext:value-type="string">
            <text:p>PCT020018" : "",</text:p>
          </table:table-cell>
        </table:table-row>
        <table:table-row table:style-name="ro5">
          <table:table-cell/>
          <table:table-cell office:value-type="string" calcext:value-type="string">
            <text:p>PCT020018P</text:p>
          </table:table-cell>
          <table:table-cell office:value-type="string" calcext:value-type="string">
            <text:p>" : "",</text:p>
          </table:table-cell>
          <table:table-cell table:formula="of:=COM.MICROSOFT.CONCAT([.A204:.C204])" office:value-type="string" office:string-value="PCT020018P&quot; : &quot;&quot;," calcext:value-type="string">
            <text:p>PCT020018P" : "",</text:p>
          </table:table-cell>
        </table:table-row>
        <table:table-row table:style-name="ro5">
          <table:table-cell/>
          <table:table-cell office:value-type="string" calcext:value-type="string">
            <text:p>PCT020019</text:p>
          </table:table-cell>
          <table:table-cell office:value-type="string" calcext:value-type="string">
            <text:p>" : "",</text:p>
          </table:table-cell>
          <table:table-cell table:formula="of:=COM.MICROSOFT.CONCAT([.A205:.C205])" office:value-type="string" office:string-value="PCT020019&quot; : &quot;&quot;," calcext:value-type="string">
            <text:p>PCT020019" : "",</text:p>
          </table:table-cell>
        </table:table-row>
        <table:table-row table:style-name="ro5">
          <table:table-cell/>
          <table:table-cell office:value-type="string" calcext:value-type="string">
            <text:p>PCT020019P</text:p>
          </table:table-cell>
          <table:table-cell office:value-type="string" calcext:value-type="string">
            <text:p>" : "",</text:p>
          </table:table-cell>
          <table:table-cell table:formula="of:=COM.MICROSOFT.CONCAT([.A206:.C206])" office:value-type="string" office:string-value="PCT020019P&quot; : &quot;&quot;," calcext:value-type="string">
            <text:p>PCT020019P" : "",</text:p>
          </table:table-cell>
        </table:table-row>
        <table:table-row table:style-name="ro5">
          <table:table-cell/>
          <table:table-cell office:value-type="string" calcext:value-type="string">
            <text:p>PCT020020</text:p>
          </table:table-cell>
          <table:table-cell office:value-type="string" calcext:value-type="string">
            <text:p>" : "",</text:p>
          </table:table-cell>
          <table:table-cell table:formula="of:=COM.MICROSOFT.CONCAT([.A207:.C207])" office:value-type="string" office:string-value="PCT020020&quot; : &quot;&quot;," calcext:value-type="string">
            <text:p>PCT020020" : "",</text:p>
          </table:table-cell>
        </table:table-row>
        <table:table-row table:style-name="ro5">
          <table:table-cell/>
          <table:table-cell office:value-type="string" calcext:value-type="string">
            <text:p>PCT020020P</text:p>
          </table:table-cell>
          <table:table-cell office:value-type="string" calcext:value-type="string">
            <text:p>" : "",</text:p>
          </table:table-cell>
          <table:table-cell table:formula="of:=COM.MICROSOFT.CONCAT([.A208:.C208])" office:value-type="string" office:string-value="PCT020020P&quot; : &quot;&quot;," calcext:value-type="string">
            <text:p>PCT020020P" : "",</text:p>
          </table:table-cell>
        </table:table-row>
        <table:table-row table:style-name="ro5">
          <table:table-cell/>
          <table:table-cell office:value-type="string" calcext:value-type="string">
            <text:p>PCT020021</text:p>
          </table:table-cell>
          <table:table-cell office:value-type="string" calcext:value-type="string">
            <text:p>" : "",</text:p>
          </table:table-cell>
          <table:table-cell table:formula="of:=COM.MICROSOFT.CONCAT([.A209:.C209])" office:value-type="string" office:string-value="PCT020021&quot; : &quot;&quot;," calcext:value-type="string">
            <text:p>PCT020021" : "",</text:p>
          </table:table-cell>
        </table:table-row>
        <table:table-row table:style-name="ro5">
          <table:table-cell/>
          <table:table-cell office:value-type="string" calcext:value-type="string">
            <text:p>PCT020021P</text:p>
          </table:table-cell>
          <table:table-cell office:value-type="string" calcext:value-type="string">
            <text:p>" : "",</text:p>
          </table:table-cell>
          <table:table-cell table:formula="of:=COM.MICROSOFT.CONCAT([.A210:.C210])" office:value-type="string" office:string-value="PCT020021P&quot; : &quot;&quot;," calcext:value-type="string">
            <text:p>PCT020021P" : "",</text:p>
          </table:table-cell>
        </table:table-row>
        <table:table-row table:style-name="ro5">
          <table:table-cell/>
          <table:table-cell office:value-type="string" calcext:value-type="string">
            <text:p>PCT020022</text:p>
          </table:table-cell>
          <table:table-cell office:value-type="string" calcext:value-type="string">
            <text:p>" : "",</text:p>
          </table:table-cell>
          <table:table-cell table:formula="of:=COM.MICROSOFT.CONCAT([.A211:.C211])" office:value-type="string" office:string-value="PCT020022&quot; : &quot;&quot;," calcext:value-type="string">
            <text:p>PCT020022" : "",</text:p>
          </table:table-cell>
        </table:table-row>
        <table:table-row table:style-name="ro5">
          <table:table-cell/>
          <table:table-cell office:value-type="string" calcext:value-type="string">
            <text:p>PCT020022P</text:p>
          </table:table-cell>
          <table:table-cell office:value-type="string" calcext:value-type="string">
            <text:p>" : "",</text:p>
          </table:table-cell>
          <table:table-cell table:formula="of:=COM.MICROSOFT.CONCAT([.A212:.C212])" office:value-type="string" office:string-value="PCT020022P&quot; : &quot;&quot;," calcext:value-type="string">
            <text:p>PCT020022P" : "",</text:p>
          </table:table-cell>
        </table:table-row>
        <table:table-row table:style-name="ro5">
          <table:table-cell/>
          <table:table-cell office:value-type="string" calcext:value-type="string">
            <text:p>PCT020023</text:p>
          </table:table-cell>
          <table:table-cell office:value-type="string" calcext:value-type="string">
            <text:p>" : "",</text:p>
          </table:table-cell>
          <table:table-cell table:formula="of:=COM.MICROSOFT.CONCAT([.A213:.C213])" office:value-type="string" office:string-value="PCT020023&quot; : &quot;&quot;," calcext:value-type="string">
            <text:p>PCT020023" : "",</text:p>
          </table:table-cell>
        </table:table-row>
        <table:table-row table:style-name="ro5">
          <table:table-cell/>
          <table:table-cell office:value-type="string" calcext:value-type="string">
            <text:p>PCT020023P</text:p>
          </table:table-cell>
          <table:table-cell office:value-type="string" calcext:value-type="string">
            <text:p>" : "",</text:p>
          </table:table-cell>
          <table:table-cell table:formula="of:=COM.MICROSOFT.CONCAT([.A214:.C214])" office:value-type="string" office:string-value="PCT020023P&quot; : &quot;&quot;," calcext:value-type="string">
            <text:p>PCT020023P" : "",</text:p>
          </table:table-cell>
        </table:table-row>
        <table:table-row table:style-name="ro5">
          <table:table-cell/>
          <table:table-cell office:value-type="string" calcext:value-type="string">
            <text:p>PCT020024</text:p>
          </table:table-cell>
          <table:table-cell office:value-type="string" calcext:value-type="string">
            <text:p>" : "",</text:p>
          </table:table-cell>
          <table:table-cell table:formula="of:=COM.MICROSOFT.CONCAT([.A215:.C215])" office:value-type="string" office:string-value="PCT020024&quot; : &quot;&quot;," calcext:value-type="string">
            <text:p>PCT020024" : "",</text:p>
          </table:table-cell>
        </table:table-row>
        <table:table-row table:style-name="ro5">
          <table:table-cell/>
          <table:table-cell office:value-type="string" calcext:value-type="string">
            <text:p>PCT020024P</text:p>
          </table:table-cell>
          <table:table-cell office:value-type="string" calcext:value-type="string">
            <text:p>" : "",</text:p>
          </table:table-cell>
          <table:table-cell table:formula="of:=COM.MICROSOFT.CONCAT([.A216:.C216])" office:value-type="string" office:string-value="PCT020024P&quot; : &quot;&quot;," calcext:value-type="string">
            <text:p>PCT020024P" : "",</text:p>
          </table:table-cell>
        </table:table-row>
        <table:table-row table:style-name="ro5">
          <table:table-cell/>
          <table:table-cell office:value-type="string" calcext:value-type="string">
            <text:p>PCT020025</text:p>
          </table:table-cell>
          <table:table-cell office:value-type="string" calcext:value-type="string">
            <text:p>" : "",</text:p>
          </table:table-cell>
          <table:table-cell table:formula="of:=COM.MICROSOFT.CONCAT([.A217:.C217])" office:value-type="string" office:string-value="PCT020025&quot; : &quot;&quot;," calcext:value-type="string">
            <text:p>PCT020025" : "",</text:p>
          </table:table-cell>
        </table:table-row>
        <table:table-row table:style-name="ro5">
          <table:table-cell/>
          <table:table-cell office:value-type="string" calcext:value-type="string">
            <text:p>PCT020025P</text:p>
          </table:table-cell>
          <table:table-cell office:value-type="string" calcext:value-type="string">
            <text:p>" : "",</text:p>
          </table:table-cell>
          <table:table-cell table:formula="of:=COM.MICROSOFT.CONCAT([.A218:.C218])" office:value-type="string" office:string-value="PCT020025P&quot; : &quot;&quot;," calcext:value-type="string">
            <text:p>PCT020025P" : "",</text:p>
          </table:table-cell>
        </table:table-row>
        <table:table-row table:style-name="ro5">
          <table:table-cell/>
          <table:table-cell office:value-type="string" calcext:value-type="string">
            <text:p>PCT020026</text:p>
          </table:table-cell>
          <table:table-cell office:value-type="string" calcext:value-type="string">
            <text:p>" : "",</text:p>
          </table:table-cell>
          <table:table-cell table:formula="of:=COM.MICROSOFT.CONCAT([.A219:.C219])" office:value-type="string" office:string-value="PCT020026&quot; : &quot;&quot;," calcext:value-type="string">
            <text:p>PCT020026" : "",</text:p>
          </table:table-cell>
        </table:table-row>
        <table:table-row table:style-name="ro5">
          <table:table-cell/>
          <table:table-cell office:value-type="string" calcext:value-type="string">
            <text:p>PCT020026P</text:p>
          </table:table-cell>
          <table:table-cell office:value-type="string" calcext:value-type="string">
            <text:p>" : "",</text:p>
          </table:table-cell>
          <table:table-cell table:formula="of:=COM.MICROSOFT.CONCAT([.A220:.C220])" office:value-type="string" office:string-value="PCT020026P&quot; : &quot;&quot;," calcext:value-type="string">
            <text:p>PCT020026P" : "",</text:p>
          </table:table-cell>
        </table:table-row>
        <table:table-row table:style-name="ro5">
          <table:table-cell/>
          <table:table-cell office:value-type="string" calcext:value-type="string">
            <text:p>PCT020027</text:p>
          </table:table-cell>
          <table:table-cell office:value-type="string" calcext:value-type="string">
            <text:p>" : "",</text:p>
          </table:table-cell>
          <table:table-cell table:formula="of:=COM.MICROSOFT.CONCAT([.A221:.C221])" office:value-type="string" office:string-value="PCT020027&quot; : &quot;&quot;," calcext:value-type="string">
            <text:p>PCT020027" : "",</text:p>
          </table:table-cell>
        </table:table-row>
        <table:table-row table:style-name="ro5">
          <table:table-cell/>
          <table:table-cell office:value-type="string" calcext:value-type="string">
            <text:p>PCT020027P</text:p>
          </table:table-cell>
          <table:table-cell office:value-type="string" calcext:value-type="string">
            <text:p>" : "",</text:p>
          </table:table-cell>
          <table:table-cell table:formula="of:=COM.MICROSOFT.CONCAT([.A222:.C222])" office:value-type="string" office:string-value="PCT020027P&quot; : &quot;&quot;," calcext:value-type="string">
            <text:p>PCT020027P" : "",</text:p>
          </table:table-cell>
        </table:table-row>
        <table:table-row table:style-name="ro5">
          <table:table-cell/>
          <table:table-cell office:value-type="string" calcext:value-type="string">
            <text:p>PCT020028</text:p>
          </table:table-cell>
          <table:table-cell office:value-type="string" calcext:value-type="string">
            <text:p>" : "",</text:p>
          </table:table-cell>
          <table:table-cell table:formula="of:=COM.MICROSOFT.CONCAT([.A223:.C223])" office:value-type="string" office:string-value="PCT020028&quot; : &quot;&quot;," calcext:value-type="string">
            <text:p>PCT020028" : "",</text:p>
          </table:table-cell>
        </table:table-row>
        <table:table-row table:style-name="ro5">
          <table:table-cell/>
          <table:table-cell office:value-type="string" calcext:value-type="string">
            <text:p>PCT020028P</text:p>
          </table:table-cell>
          <table:table-cell office:value-type="string" calcext:value-type="string">
            <text:p>" : "",</text:p>
          </table:table-cell>
          <table:table-cell table:formula="of:=COM.MICROSOFT.CONCAT([.A224:.C224])" office:value-type="string" office:string-value="PCT020028P&quot; : &quot;&quot;," calcext:value-type="string">
            <text:p>PCT020028P" : "",</text:p>
          </table:table-cell>
        </table:table-row>
        <table:table-row table:style-name="ro5">
          <table:table-cell/>
          <table:table-cell office:value-type="string" calcext:value-type="string">
            <text:p>PCT020029</text:p>
          </table:table-cell>
          <table:table-cell office:value-type="string" calcext:value-type="string">
            <text:p>" : "",</text:p>
          </table:table-cell>
          <table:table-cell table:formula="of:=COM.MICROSOFT.CONCAT([.A225:.C225])" office:value-type="string" office:string-value="PCT020029&quot; : &quot;&quot;," calcext:value-type="string">
            <text:p>PCT020029" : "",</text:p>
          </table:table-cell>
        </table:table-row>
        <table:table-row table:style-name="ro5">
          <table:table-cell/>
          <table:table-cell office:value-type="string" calcext:value-type="string">
            <text:p>PCT020029P</text:p>
          </table:table-cell>
          <table:table-cell office:value-type="string" calcext:value-type="string">
            <text:p>" : "",</text:p>
          </table:table-cell>
          <table:table-cell table:formula="of:=COM.MICROSOFT.CONCAT([.A226:.C226])" office:value-type="string" office:string-value="PCT020029P&quot; : &quot;&quot;," calcext:value-type="string">
            <text:p>PCT020029P" : "",</text:p>
          </table:table-cell>
        </table:table-row>
        <table:table-row table:style-name="ro5">
          <table:table-cell/>
          <table:table-cell office:value-type="string" calcext:value-type="string">
            <text:p>PCT020030</text:p>
          </table:table-cell>
          <table:table-cell office:value-type="string" calcext:value-type="string">
            <text:p>" : "",</text:p>
          </table:table-cell>
          <table:table-cell table:formula="of:=COM.MICROSOFT.CONCAT([.A227:.C227])" office:value-type="string" office:string-value="PCT020030&quot; : &quot;&quot;," calcext:value-type="string">
            <text:p>PCT020030" : "",</text:p>
          </table:table-cell>
        </table:table-row>
        <table:table-row table:style-name="ro5">
          <table:table-cell/>
          <table:table-cell office:value-type="string" calcext:value-type="string">
            <text:p>PCT020030P</text:p>
          </table:table-cell>
          <table:table-cell office:value-type="string" calcext:value-type="string">
            <text:p>" : "",</text:p>
          </table:table-cell>
          <table:table-cell table:formula="of:=COM.MICROSOFT.CONCAT([.A228:.C228])" office:value-type="string" office:string-value="PCT020030P&quot; : &quot;&quot;," calcext:value-type="string">
            <text:p>PCT020030P" : "",</text:p>
          </table:table-cell>
        </table:table-row>
        <table:table-row table:style-name="ro5">
          <table:table-cell/>
          <table:table-cell office:value-type="string" calcext:value-type="string">
            <text:p>PCT020031</text:p>
          </table:table-cell>
          <table:table-cell office:value-type="string" calcext:value-type="string">
            <text:p>" : "",</text:p>
          </table:table-cell>
          <table:table-cell table:formula="of:=COM.MICROSOFT.CONCAT([.A229:.C229])" office:value-type="string" office:string-value="PCT020031&quot; : &quot;&quot;," calcext:value-type="string">
            <text:p>PCT020031" : "",</text:p>
          </table:table-cell>
        </table:table-row>
        <table:table-row table:style-name="ro5">
          <table:table-cell/>
          <table:table-cell office:value-type="string" calcext:value-type="string">
            <text:p>PCT020031P</text:p>
          </table:table-cell>
          <table:table-cell office:value-type="string" calcext:value-type="string">
            <text:p>" : "",</text:p>
          </table:table-cell>
          <table:table-cell table:formula="of:=COM.MICROSOFT.CONCAT([.A230:.C230])" office:value-type="string" office:string-value="PCT020031P&quot; : &quot;&quot;," calcext:value-type="string">
            <text:p>PCT020031P" : "",</text:p>
          </table:table-cell>
        </table:table-row>
        <table:table-row table:style-name="ro5">
          <table:table-cell/>
          <table:table-cell office:value-type="string" calcext:value-type="string">
            <text:p>PCT020032</text:p>
          </table:table-cell>
          <table:table-cell office:value-type="string" calcext:value-type="string">
            <text:p>" : "",</text:p>
          </table:table-cell>
          <table:table-cell table:formula="of:=COM.MICROSOFT.CONCAT([.A231:.C231])" office:value-type="string" office:string-value="PCT020032&quot; : &quot;&quot;," calcext:value-type="string">
            <text:p>PCT020032" : "",</text:p>
          </table:table-cell>
        </table:table-row>
        <table:table-row table:style-name="ro5">
          <table:table-cell/>
          <table:table-cell office:value-type="string" calcext:value-type="string">
            <text:p>PCT020032P</text:p>
          </table:table-cell>
          <table:table-cell office:value-type="string" calcext:value-type="string">
            <text:p>" : "",</text:p>
          </table:table-cell>
          <table:table-cell table:formula="of:=COM.MICROSOFT.CONCAT([.A232:.C232])" office:value-type="string" office:string-value="PCT020032P&quot; : &quot;&quot;," calcext:value-type="string">
            <text:p>PCT020032P" : "",</text:p>
          </table:table-cell>
        </table:table-row>
      </table:table>
      <table:table table:name="Sheet10" table:style-name="ta1">
        <table:table-column table:style-name="co1" table:number-columns-repeated="2" table:default-cell-style-name="Default"/>
        <table:table-row table:style-name="ro5">
          <table:table-cell/>
          <table:table-cell office:value-type="string" calcext:value-type="string">
            <text:p>H003001</text:p>
          </table:table-cell>
        </table:table-row>
        <table:table-row table:style-name="ro5">
          <table:table-cell/>
          <table:table-cell office:value-type="string" calcext:value-type="string">
            <text:p>H003002</text:p>
          </table:table-cell>
        </table:table-row>
        <table:table-row table:style-name="ro5">
          <table:table-cell/>
          <table:table-cell office:value-type="string" calcext:value-type="string">
            <text:p>H003002P</text:p>
          </table:table-cell>
        </table:table-row>
        <table:table-row table:style-name="ro5">
          <table:table-cell/>
          <table:table-cell office:value-type="string" calcext:value-type="string">
            <text:p>H003003</text:p>
          </table:table-cell>
        </table:table-row>
        <table:table-row table:style-name="ro5">
          <table:table-cell/>
          <table:table-cell office:value-type="string" calcext:value-type="string">
            <text:p>H003003P</text:p>
          </table:table-cell>
        </table:table-row>
        <table:table-row table:style-name="ro5">
          <table:table-cell/>
          <table:table-cell office:value-type="string" calcext:value-type="string">
            <text:p>H005001</text:p>
          </table:table-cell>
        </table:table-row>
        <table:table-row table:style-name="ro5">
          <table:table-cell/>
          <table:table-cell office:value-type="string" calcext:value-type="string">
            <text:p>H005002</text:p>
          </table:table-cell>
        </table:table-row>
        <table:table-row table:style-name="ro5">
          <table:table-cell/>
          <table:table-cell office:value-type="string" calcext:value-type="string">
            <text:p>H005002P</text:p>
          </table:table-cell>
        </table:table-row>
        <table:table-row table:style-name="ro5">
          <table:table-cell/>
          <table:table-cell office:value-type="string" calcext:value-type="string">
            <text:p>H005003</text:p>
          </table:table-cell>
        </table:table-row>
        <table:table-row table:style-name="ro5">
          <table:table-cell/>
          <table:table-cell office:value-type="string" calcext:value-type="string">
            <text:p>H005003P</text:p>
          </table:table-cell>
        </table:table-row>
        <table:table-row table:style-name="ro5">
          <table:table-cell/>
          <table:table-cell office:value-type="string" calcext:value-type="string">
            <text:p>H005004</text:p>
          </table:table-cell>
        </table:table-row>
        <table:table-row table:style-name="ro5">
          <table:table-cell/>
          <table:table-cell office:value-type="string" calcext:value-type="string">
            <text:p>H005004P</text:p>
          </table:table-cell>
        </table:table-row>
        <table:table-row table:style-name="ro5">
          <table:table-cell/>
          <table:table-cell office:value-type="string" calcext:value-type="string">
            <text:p>H005005</text:p>
          </table:table-cell>
        </table:table-row>
        <table:table-row table:style-name="ro5">
          <table:table-cell/>
          <table:table-cell office:value-type="string" calcext:value-type="string">
            <text:p>H005005P</text:p>
          </table:table-cell>
        </table:table-row>
        <table:table-row table:style-name="ro5">
          <table:table-cell/>
          <table:table-cell office:value-type="string" calcext:value-type="string">
            <text:p>H005006</text:p>
          </table:table-cell>
        </table:table-row>
        <table:table-row table:style-name="ro5">
          <table:table-cell/>
          <table:table-cell office:value-type="string" calcext:value-type="string">
            <text:p>H005006P</text:p>
          </table:table-cell>
        </table:table-row>
        <table:table-row table:style-name="ro5">
          <table:table-cell/>
          <table:table-cell office:value-type="string" calcext:value-type="string">
            <text:p>H005007</text:p>
          </table:table-cell>
        </table:table-row>
        <table:table-row table:style-name="ro5">
          <table:table-cell/>
          <table:table-cell office:value-type="string" calcext:value-type="string">
            <text:p>H005007P</text:p>
          </table:table-cell>
        </table:table-row>
        <table:table-row table:style-name="ro5">
          <table:table-cell/>
          <table:table-cell office:value-type="string" calcext:value-type="string">
            <text:p>H005008</text:p>
          </table:table-cell>
        </table:table-row>
        <table:table-row table:style-name="ro5">
          <table:table-cell/>
          <table:table-cell office:value-type="string" calcext:value-type="string">
            <text:p>H005008P</text:p>
          </table:table-cell>
        </table:table-row>
        <table:table-row table:style-name="ro5">
          <table:table-cell/>
          <table:table-cell office:value-type="string" calcext:value-type="string">
            <text:p>H011001</text:p>
          </table:table-cell>
        </table:table-row>
        <table:table-row table:style-name="ro5">
          <table:table-cell/>
          <table:table-cell office:value-type="string" calcext:value-type="string">
            <text:p>H011002</text:p>
          </table:table-cell>
        </table:table-row>
        <table:table-row table:style-name="ro5">
          <table:table-cell/>
          <table:table-cell office:value-type="string" calcext:value-type="string">
            <text:p>H011002P</text:p>
          </table:table-cell>
        </table:table-row>
        <table:table-row table:style-name="ro5">
          <table:table-cell/>
          <table:table-cell office:value-type="string" calcext:value-type="string">
            <text:p>H011003</text:p>
          </table:table-cell>
        </table:table-row>
        <table:table-row table:style-name="ro5">
          <table:table-cell/>
          <table:table-cell office:value-type="string" calcext:value-type="string">
            <text:p>H011003P</text:p>
          </table:table-cell>
        </table:table-row>
        <table:table-row table:style-name="ro5">
          <table:table-cell/>
          <table:table-cell office:value-type="string" calcext:value-type="string">
            <text:p>H011004</text:p>
          </table:table-cell>
        </table:table-row>
        <table:table-row table:style-name="ro5">
          <table:table-cell/>
          <table:table-cell office:value-type="string" calcext:value-type="string">
            <text:p>H011004P</text:p>
          </table:table-cell>
        </table:table-row>
        <table:table-row table:style-name="ro5">
          <table:table-cell/>
          <table:table-cell office:value-type="string" calcext:value-type="string">
            <text:p>P001001</text:p>
          </table:table-cell>
        </table:table-row>
        <table:table-row table:style-name="ro5">
          <table:table-cell/>
          <table:table-cell office:value-type="string" calcext:value-type="string">
            <text:p>P002002</text:p>
          </table:table-cell>
        </table:table-row>
        <table:table-row table:style-name="ro5">
          <table:table-cell/>
          <table:table-cell office:value-type="string" calcext:value-type="string">
            <text:p>P002002P</text:p>
          </table:table-cell>
        </table:table-row>
        <table:table-row table:style-name="ro5">
          <table:table-cell/>
          <table:table-cell office:value-type="string" calcext:value-type="string">
            <text:p>P002003</text:p>
          </table:table-cell>
        </table:table-row>
        <table:table-row table:style-name="ro5">
          <table:table-cell/>
          <table:table-cell office:value-type="string" calcext:value-type="string">
            <text:p>P002003P</text:p>
          </table:table-cell>
        </table:table-row>
        <table:table-row table:style-name="ro5">
          <table:table-cell/>
          <table:table-cell office:value-type="string" calcext:value-type="string">
            <text:p>P002004</text:p>
          </table:table-cell>
        </table:table-row>
        <table:table-row table:style-name="ro5">
          <table:table-cell/>
          <table:table-cell office:value-type="string" calcext:value-type="string">
            <text:p>P002004P</text:p>
          </table:table-cell>
        </table:table-row>
        <table:table-row table:style-name="ro5">
          <table:table-cell/>
          <table:table-cell office:value-type="string" calcext:value-type="string">
            <text:p>P002005</text:p>
          </table:table-cell>
        </table:table-row>
        <table:table-row table:style-name="ro5">
          <table:table-cell/>
          <table:table-cell office:value-type="string" calcext:value-type="string">
            <text:p>P002005P</text:p>
          </table:table-cell>
        </table:table-row>
        <table:table-row table:style-name="ro5">
          <table:table-cell/>
          <table:table-cell office:value-type="string" calcext:value-type="string">
            <text:p>P004002</text:p>
          </table:table-cell>
        </table:table-row>
        <table:table-row table:style-name="ro5">
          <table:table-cell/>
          <table:table-cell office:value-type="string" calcext:value-type="string">
            <text:p>P004002P</text:p>
          </table:table-cell>
        </table:table-row>
        <table:table-row table:style-name="ro5">
          <table:table-cell/>
          <table:table-cell office:value-type="string" calcext:value-type="string">
            <text:p>P004003</text:p>
          </table:table-cell>
        </table:table-row>
        <table:table-row table:style-name="ro5">
          <table:table-cell/>
          <table:table-cell office:value-type="string" calcext:value-type="string">
            <text:p>P004003P</text:p>
          </table:table-cell>
        </table:table-row>
        <table:table-row table:style-name="ro5">
          <table:table-cell/>
          <table:table-cell office:value-type="string" calcext:value-type="string">
            <text:p>P006002</text:p>
          </table:table-cell>
        </table:table-row>
        <table:table-row table:style-name="ro5">
          <table:table-cell/>
          <table:table-cell office:value-type="string" calcext:value-type="string">
            <text:p>P006002P</text:p>
          </table:table-cell>
        </table:table-row>
        <table:table-row table:style-name="ro5">
          <table:table-cell/>
          <table:table-cell office:value-type="string" calcext:value-type="string">
            <text:p>P006003</text:p>
          </table:table-cell>
        </table:table-row>
        <table:table-row table:style-name="ro5">
          <table:table-cell/>
          <table:table-cell office:value-type="string" calcext:value-type="string">
            <text:p>P006003P</text:p>
          </table:table-cell>
        </table:table-row>
        <table:table-row table:style-name="ro5">
          <table:table-cell/>
          <table:table-cell office:value-type="string" calcext:value-type="string">
            <text:p>P006004</text:p>
          </table:table-cell>
        </table:table-row>
        <table:table-row table:style-name="ro5">
          <table:table-cell/>
          <table:table-cell office:value-type="string" calcext:value-type="string">
            <text:p>P006004P</text:p>
          </table:table-cell>
        </table:table-row>
        <table:table-row table:style-name="ro5">
          <table:table-cell/>
          <table:table-cell office:value-type="string" calcext:value-type="string">
            <text:p>P006005</text:p>
          </table:table-cell>
        </table:table-row>
        <table:table-row table:style-name="ro5">
          <table:table-cell/>
          <table:table-cell office:value-type="string" calcext:value-type="string">
            <text:p>P006005P</text:p>
          </table:table-cell>
        </table:table-row>
        <table:table-row table:style-name="ro5">
          <table:table-cell/>
          <table:table-cell office:value-type="string" calcext:value-type="string">
            <text:p>P006006</text:p>
          </table:table-cell>
        </table:table-row>
        <table:table-row table:style-name="ro5">
          <table:table-cell/>
          <table:table-cell office:value-type="string" calcext:value-type="string">
            <text:p>P006006P</text:p>
          </table:table-cell>
        </table:table-row>
        <table:table-row table:style-name="ro5">
          <table:table-cell/>
          <table:table-cell office:value-type="string" calcext:value-type="string">
            <text:p>P006007</text:p>
          </table:table-cell>
        </table:table-row>
        <table:table-row table:style-name="ro5">
          <table:table-cell/>
          <table:table-cell office:value-type="string" calcext:value-type="string">
            <text:p>P006007P</text:p>
          </table:table-cell>
        </table:table-row>
        <table:table-row table:style-name="ro5">
          <table:table-cell/>
          <table:table-cell office:value-type="string" calcext:value-type="string">
            <text:p>P008002</text:p>
          </table:table-cell>
        </table:table-row>
        <table:table-row table:style-name="ro5">
          <table:table-cell/>
          <table:table-cell office:value-type="string" calcext:value-type="string">
            <text:p>P008002P</text:p>
          </table:table-cell>
        </table:table-row>
        <table:table-row table:style-name="ro5">
          <table:table-cell/>
          <table:table-cell office:value-type="string" calcext:value-type="string">
            <text:p>P008003</text:p>
          </table:table-cell>
        </table:table-row>
        <table:table-row table:style-name="ro5">
          <table:table-cell/>
          <table:table-cell office:value-type="string" calcext:value-type="string">
            <text:p>P008003P</text:p>
          </table:table-cell>
        </table:table-row>
        <table:table-row table:style-name="ro5">
          <table:table-cell/>
          <table:table-cell office:value-type="string" calcext:value-type="string">
            <text:p>P008004</text:p>
          </table:table-cell>
        </table:table-row>
        <table:table-row table:style-name="ro5">
          <table:table-cell/>
          <table:table-cell office:value-type="string" calcext:value-type="string">
            <text:p>P008004P</text:p>
          </table:table-cell>
        </table:table-row>
        <table:table-row table:style-name="ro5">
          <table:table-cell/>
          <table:table-cell office:value-type="string" calcext:value-type="string">
            <text:p>P008005</text:p>
          </table:table-cell>
        </table:table-row>
        <table:table-row table:style-name="ro5">
          <table:table-cell/>
          <table:table-cell office:value-type="string" calcext:value-type="string">
            <text:p>P008005P</text:p>
          </table:table-cell>
        </table:table-row>
        <table:table-row table:style-name="ro5">
          <table:table-cell/>
          <table:table-cell office:value-type="string" calcext:value-type="string">
            <text:p>P008006</text:p>
          </table:table-cell>
        </table:table-row>
        <table:table-row table:style-name="ro5">
          <table:table-cell/>
          <table:table-cell office:value-type="string" calcext:value-type="string">
            <text:p>P008006P</text:p>
          </table:table-cell>
        </table:table-row>
        <table:table-row table:style-name="ro5">
          <table:table-cell/>
          <table:table-cell office:value-type="string" calcext:value-type="string">
            <text:p>P008007</text:p>
          </table:table-cell>
        </table:table-row>
        <table:table-row table:style-name="ro5">
          <table:table-cell/>
          <table:table-cell office:value-type="string" calcext:value-type="string">
            <text:p>P008007P</text:p>
          </table:table-cell>
        </table:table-row>
        <table:table-row table:style-name="ro5">
          <table:table-cell/>
          <table:table-cell office:value-type="string" calcext:value-type="string">
            <text:p>P008008</text:p>
          </table:table-cell>
        </table:table-row>
        <table:table-row table:style-name="ro5">
          <table:table-cell/>
          <table:table-cell office:value-type="string" calcext:value-type="string">
            <text:p>P008008P</text:p>
          </table:table-cell>
        </table:table-row>
        <table:table-row table:style-name="ro5">
          <table:table-cell/>
          <table:table-cell office:value-type="string" calcext:value-type="string">
            <text:p>P008009</text:p>
          </table:table-cell>
        </table:table-row>
        <table:table-row table:style-name="ro5">
          <table:table-cell/>
          <table:table-cell office:value-type="string" calcext:value-type="string">
            <text:p>P008009P</text:p>
          </table:table-cell>
        </table:table-row>
        <table:table-row table:style-name="ro5">
          <table:table-cell/>
          <table:table-cell office:value-type="string" calcext:value-type="string">
            <text:p>P012001</text:p>
          </table:table-cell>
        </table:table-row>
        <table:table-row table:style-name="ro5">
          <table:table-cell/>
          <table:table-cell office:value-type="string" calcext:value-type="string">
            <text:p>P012002</text:p>
          </table:table-cell>
        </table:table-row>
        <table:table-row table:style-name="ro5">
          <table:table-cell/>
          <table:table-cell office:value-type="string" calcext:value-type="string">
            <text:p>P012002P</text:p>
          </table:table-cell>
        </table:table-row>
        <table:table-row table:style-name="ro5">
          <table:table-cell/>
          <table:table-cell office:value-type="string" calcext:value-type="string">
            <text:p>P012003</text:p>
          </table:table-cell>
        </table:table-row>
        <table:table-row table:style-name="ro5">
          <table:table-cell/>
          <table:table-cell office:value-type="string" calcext:value-type="string">
            <text:p>P012003P</text:p>
          </table:table-cell>
        </table:table-row>
        <table:table-row table:style-name="ro5">
          <table:table-cell/>
          <table:table-cell office:value-type="string" calcext:value-type="string">
            <text:p>P012004</text:p>
          </table:table-cell>
        </table:table-row>
        <table:table-row table:style-name="ro5">
          <table:table-cell/>
          <table:table-cell office:value-type="string" calcext:value-type="string">
            <text:p>P012004P</text:p>
          </table:table-cell>
        </table:table-row>
        <table:table-row table:style-name="ro5">
          <table:table-cell/>
          <table:table-cell office:value-type="string" calcext:value-type="string">
            <text:p>P012005</text:p>
          </table:table-cell>
        </table:table-row>
        <table:table-row table:style-name="ro5">
          <table:table-cell/>
          <table:table-cell office:value-type="string" calcext:value-type="string">
            <text:p>P012005P</text:p>
          </table:table-cell>
        </table:table-row>
        <table:table-row table:style-name="ro5">
          <table:table-cell/>
          <table:table-cell office:value-type="string" calcext:value-type="string">
            <text:p>P012006</text:p>
          </table:table-cell>
        </table:table-row>
        <table:table-row table:style-name="ro5">
          <table:table-cell/>
          <table:table-cell office:value-type="string" calcext:value-type="string">
            <text:p>P012006P</text:p>
          </table:table-cell>
        </table:table-row>
        <table:table-row table:style-name="ro5">
          <table:table-cell/>
          <table:table-cell office:value-type="string" calcext:value-type="string">
            <text:p>P012007</text:p>
          </table:table-cell>
        </table:table-row>
        <table:table-row table:style-name="ro5">
          <table:table-cell/>
          <table:table-cell office:value-type="string" calcext:value-type="string">
            <text:p>P012007P</text:p>
          </table:table-cell>
        </table:table-row>
        <table:table-row table:style-name="ro5">
          <table:table-cell/>
          <table:table-cell office:value-type="string" calcext:value-type="string">
            <text:p>P012008</text:p>
          </table:table-cell>
        </table:table-row>
        <table:table-row table:style-name="ro5">
          <table:table-cell/>
          <table:table-cell office:value-type="string" calcext:value-type="string">
            <text:p>P012008P</text:p>
          </table:table-cell>
        </table:table-row>
        <table:table-row table:style-name="ro5">
          <table:table-cell/>
          <table:table-cell office:value-type="string" calcext:value-type="string">
            <text:p>P012009</text:p>
          </table:table-cell>
        </table:table-row>
        <table:table-row table:style-name="ro5">
          <table:table-cell/>
          <table:table-cell office:value-type="string" calcext:value-type="string">
            <text:p>P012009P</text:p>
          </table:table-cell>
        </table:table-row>
        <table:table-row table:style-name="ro5">
          <table:table-cell/>
          <table:table-cell office:value-type="string" calcext:value-type="string">
            <text:p>P012010</text:p>
          </table:table-cell>
        </table:table-row>
        <table:table-row table:style-name="ro5">
          <table:table-cell/>
          <table:table-cell office:value-type="string" calcext:value-type="string">
            <text:p>P012010P</text:p>
          </table:table-cell>
        </table:table-row>
        <table:table-row table:style-name="ro5">
          <table:table-cell/>
          <table:table-cell office:value-type="string" calcext:value-type="string">
            <text:p>P012011</text:p>
          </table:table-cell>
        </table:table-row>
        <table:table-row table:style-name="ro5">
          <table:table-cell/>
          <table:table-cell office:value-type="string" calcext:value-type="string">
            <text:p>P012011P</text:p>
          </table:table-cell>
        </table:table-row>
        <table:table-row table:style-name="ro5">
          <table:table-cell/>
          <table:table-cell office:value-type="string" calcext:value-type="string">
            <text:p>P012012</text:p>
          </table:table-cell>
        </table:table-row>
        <table:table-row table:style-name="ro5">
          <table:table-cell/>
          <table:table-cell office:value-type="string" calcext:value-type="string">
            <text:p>P012012P</text:p>
          </table:table-cell>
        </table:table-row>
        <table:table-row table:style-name="ro5">
          <table:table-cell/>
          <table:table-cell office:value-type="string" calcext:value-type="string">
            <text:p>P012013</text:p>
          </table:table-cell>
        </table:table-row>
        <table:table-row table:style-name="ro5">
          <table:table-cell/>
          <table:table-cell office:value-type="string" calcext:value-type="string">
            <text:p>P012013P</text:p>
          </table:table-cell>
        </table:table-row>
        <table:table-row table:style-name="ro5">
          <table:table-cell/>
          <table:table-cell office:value-type="string" calcext:value-type="string">
            <text:p>P012014</text:p>
          </table:table-cell>
        </table:table-row>
        <table:table-row table:style-name="ro5">
          <table:table-cell/>
          <table:table-cell office:value-type="string" calcext:value-type="string">
            <text:p>P012014P</text:p>
          </table:table-cell>
        </table:table-row>
        <table:table-row table:style-name="ro5">
          <table:table-cell/>
          <table:table-cell office:value-type="string" calcext:value-type="string">
            <text:p>P012015</text:p>
          </table:table-cell>
        </table:table-row>
        <table:table-row table:style-name="ro5">
          <table:table-cell/>
          <table:table-cell office:value-type="string" calcext:value-type="string">
            <text:p>P012015P</text:p>
          </table:table-cell>
        </table:table-row>
        <table:table-row table:style-name="ro5">
          <table:table-cell/>
          <table:table-cell office:value-type="string" calcext:value-type="string">
            <text:p>P012016</text:p>
          </table:table-cell>
        </table:table-row>
        <table:table-row table:style-name="ro5">
          <table:table-cell/>
          <table:table-cell office:value-type="string" calcext:value-type="string">
            <text:p>P012016P</text:p>
          </table:table-cell>
        </table:table-row>
        <table:table-row table:style-name="ro5">
          <table:table-cell/>
          <table:table-cell office:value-type="string" calcext:value-type="string">
            <text:p>P012017</text:p>
          </table:table-cell>
        </table:table-row>
        <table:table-row table:style-name="ro5">
          <table:table-cell/>
          <table:table-cell office:value-type="string" calcext:value-type="string">
            <text:p>P012017P</text:p>
          </table:table-cell>
        </table:table-row>
        <table:table-row table:style-name="ro5">
          <table:table-cell/>
          <table:table-cell office:value-type="string" calcext:value-type="string">
            <text:p>P012018</text:p>
          </table:table-cell>
        </table:table-row>
        <table:table-row table:style-name="ro5">
          <table:table-cell/>
          <table:table-cell office:value-type="string" calcext:value-type="string">
            <text:p>P012018P</text:p>
          </table:table-cell>
        </table:table-row>
        <table:table-row table:style-name="ro5">
          <table:table-cell/>
          <table:table-cell office:value-type="string" calcext:value-type="string">
            <text:p>P012019</text:p>
          </table:table-cell>
        </table:table-row>
        <table:table-row table:style-name="ro5">
          <table:table-cell/>
          <table:table-cell office:value-type="string" calcext:value-type="string">
            <text:p>P012019P</text:p>
          </table:table-cell>
        </table:table-row>
        <table:table-row table:style-name="ro5">
          <table:table-cell/>
          <table:table-cell office:value-type="string" calcext:value-type="string">
            <text:p>P012020</text:p>
          </table:table-cell>
        </table:table-row>
        <table:table-row table:style-name="ro5">
          <table:table-cell/>
          <table:table-cell office:value-type="string" calcext:value-type="string">
            <text:p>P012020P</text:p>
          </table:table-cell>
        </table:table-row>
        <table:table-row table:style-name="ro5">
          <table:table-cell/>
          <table:table-cell office:value-type="string" calcext:value-type="string">
            <text:p>P012021</text:p>
          </table:table-cell>
        </table:table-row>
        <table:table-row table:style-name="ro5">
          <table:table-cell/>
          <table:table-cell office:value-type="string" calcext:value-type="string">
            <text:p>P012021P</text:p>
          </table:table-cell>
        </table:table-row>
        <table:table-row table:style-name="ro5">
          <table:table-cell/>
          <table:table-cell office:value-type="string" calcext:value-type="string">
            <text:p>P012022</text:p>
          </table:table-cell>
        </table:table-row>
        <table:table-row table:style-name="ro5">
          <table:table-cell/>
          <table:table-cell office:value-type="string" calcext:value-type="string">
            <text:p>P012022P</text:p>
          </table:table-cell>
        </table:table-row>
        <table:table-row table:style-name="ro5">
          <table:table-cell/>
          <table:table-cell office:value-type="string" calcext:value-type="string">
            <text:p>P012023</text:p>
          </table:table-cell>
        </table:table-row>
        <table:table-row table:style-name="ro5">
          <table:table-cell/>
          <table:table-cell office:value-type="string" calcext:value-type="string">
            <text:p>P012023P</text:p>
          </table:table-cell>
        </table:table-row>
        <table:table-row table:style-name="ro5">
          <table:table-cell/>
          <table:table-cell office:value-type="string" calcext:value-type="string">
            <text:p>P012024</text:p>
          </table:table-cell>
        </table:table-row>
        <table:table-row table:style-name="ro5">
          <table:table-cell/>
          <table:table-cell office:value-type="string" calcext:value-type="string">
            <text:p>P012024P</text:p>
          </table:table-cell>
        </table:table-row>
        <table:table-row table:style-name="ro5">
          <table:table-cell/>
          <table:table-cell office:value-type="string" calcext:value-type="string">
            <text:p>P012025</text:p>
          </table:table-cell>
        </table:table-row>
        <table:table-row table:style-name="ro5">
          <table:table-cell/>
          <table:table-cell office:value-type="string" calcext:value-type="string">
            <text:p>P012025P</text:p>
          </table:table-cell>
        </table:table-row>
        <table:table-row table:style-name="ro5">
          <table:table-cell/>
          <table:table-cell office:value-type="string" calcext:value-type="string">
            <text:p>P012026</text:p>
          </table:table-cell>
        </table:table-row>
        <table:table-row table:style-name="ro5">
          <table:table-cell/>
          <table:table-cell office:value-type="string" calcext:value-type="string">
            <text:p>P012026P</text:p>
          </table:table-cell>
        </table:table-row>
        <table:table-row table:style-name="ro5">
          <table:table-cell/>
          <table:table-cell office:value-type="string" calcext:value-type="string">
            <text:p>P012027</text:p>
          </table:table-cell>
        </table:table-row>
        <table:table-row table:style-name="ro5">
          <table:table-cell/>
          <table:table-cell office:value-type="string" calcext:value-type="string">
            <text:p>P012027P</text:p>
          </table:table-cell>
        </table:table-row>
        <table:table-row table:style-name="ro5">
          <table:table-cell/>
          <table:table-cell office:value-type="string" calcext:value-type="string">
            <text:p>P012028</text:p>
          </table:table-cell>
        </table:table-row>
        <table:table-row table:style-name="ro5">
          <table:table-cell/>
          <table:table-cell office:value-type="string" calcext:value-type="string">
            <text:p>P012028P</text:p>
          </table:table-cell>
        </table:table-row>
        <table:table-row table:style-name="ro5">
          <table:table-cell/>
          <table:table-cell office:value-type="string" calcext:value-type="string">
            <text:p>P012029</text:p>
          </table:table-cell>
        </table:table-row>
        <table:table-row table:style-name="ro5">
          <table:table-cell/>
          <table:table-cell office:value-type="string" calcext:value-type="string">
            <text:p>P012029P</text:p>
          </table:table-cell>
        </table:table-row>
        <table:table-row table:style-name="ro5">
          <table:table-cell/>
          <table:table-cell office:value-type="string" calcext:value-type="string">
            <text:p>P012030</text:p>
          </table:table-cell>
        </table:table-row>
        <table:table-row table:style-name="ro5">
          <table:table-cell/>
          <table:table-cell office:value-type="string" calcext:value-type="string">
            <text:p>P012030P</text:p>
          </table:table-cell>
        </table:table-row>
        <table:table-row table:style-name="ro5">
          <table:table-cell/>
          <table:table-cell office:value-type="string" calcext:value-type="string">
            <text:p>P012031</text:p>
          </table:table-cell>
        </table:table-row>
        <table:table-row table:style-name="ro5">
          <table:table-cell/>
          <table:table-cell office:value-type="string" calcext:value-type="string">
            <text:p>P012031P</text:p>
          </table:table-cell>
        </table:table-row>
        <table:table-row table:style-name="ro5">
          <table:table-cell/>
          <table:table-cell office:value-type="string" calcext:value-type="string">
            <text:p>P012032</text:p>
          </table:table-cell>
        </table:table-row>
        <table:table-row table:style-name="ro5">
          <table:table-cell/>
          <table:table-cell office:value-type="string" calcext:value-type="string">
            <text:p>P012032P</text:p>
          </table:table-cell>
        </table:table-row>
        <table:table-row table:style-name="ro5">
          <table:table-cell/>
          <table:table-cell office:value-type="string" calcext:value-type="string">
            <text:p>P012033</text:p>
          </table:table-cell>
        </table:table-row>
        <table:table-row table:style-name="ro5">
          <table:table-cell/>
          <table:table-cell office:value-type="string" calcext:value-type="string">
            <text:p>P012033P</text:p>
          </table:table-cell>
        </table:table-row>
        <table:table-row table:style-name="ro5">
          <table:table-cell/>
          <table:table-cell office:value-type="string" calcext:value-type="string">
            <text:p>P012034</text:p>
          </table:table-cell>
        </table:table-row>
        <table:table-row table:style-name="ro5">
          <table:table-cell/>
          <table:table-cell office:value-type="string" calcext:value-type="string">
            <text:p>P012034P</text:p>
          </table:table-cell>
        </table:table-row>
        <table:table-row table:style-name="ro5">
          <table:table-cell/>
          <table:table-cell office:value-type="string" calcext:value-type="string">
            <text:p>P012035</text:p>
          </table:table-cell>
        </table:table-row>
        <table:table-row table:style-name="ro5">
          <table:table-cell/>
          <table:table-cell office:value-type="string" calcext:value-type="string">
            <text:p>P012035P</text:p>
          </table:table-cell>
        </table:table-row>
        <table:table-row table:style-name="ro5">
          <table:table-cell/>
          <table:table-cell office:value-type="string" calcext:value-type="string">
            <text:p>P012036</text:p>
          </table:table-cell>
        </table:table-row>
        <table:table-row table:style-name="ro5">
          <table:table-cell/>
          <table:table-cell office:value-type="string" calcext:value-type="string">
            <text:p>P012036P</text:p>
          </table:table-cell>
        </table:table-row>
        <table:table-row table:style-name="ro5">
          <table:table-cell/>
          <table:table-cell office:value-type="string" calcext:value-type="string">
            <text:p>P012037</text:p>
          </table:table-cell>
        </table:table-row>
        <table:table-row table:style-name="ro5">
          <table:table-cell/>
          <table:table-cell office:value-type="string" calcext:value-type="string">
            <text:p>P012037P</text:p>
          </table:table-cell>
        </table:table-row>
        <table:table-row table:style-name="ro5">
          <table:table-cell/>
          <table:table-cell office:value-type="string" calcext:value-type="string">
            <text:p>P012038</text:p>
          </table:table-cell>
        </table:table-row>
        <table:table-row table:style-name="ro5">
          <table:table-cell/>
          <table:table-cell office:value-type="string" calcext:value-type="string">
            <text:p>P012038P</text:p>
          </table:table-cell>
        </table:table-row>
        <table:table-row table:style-name="ro5">
          <table:table-cell/>
          <table:table-cell office:value-type="string" calcext:value-type="string">
            <text:p>P012039</text:p>
          </table:table-cell>
        </table:table-row>
        <table:table-row table:style-name="ro5">
          <table:table-cell/>
          <table:table-cell office:value-type="string" calcext:value-type="string">
            <text:p>P012039P</text:p>
          </table:table-cell>
        </table:table-row>
        <table:table-row table:style-name="ro5">
          <table:table-cell/>
          <table:table-cell office:value-type="string" calcext:value-type="string">
            <text:p>P012040</text:p>
          </table:table-cell>
        </table:table-row>
        <table:table-row table:style-name="ro5">
          <table:table-cell/>
          <table:table-cell office:value-type="string" calcext:value-type="string">
            <text:p>P012040P</text:p>
          </table:table-cell>
        </table:table-row>
        <table:table-row table:style-name="ro5">
          <table:table-cell/>
          <table:table-cell office:value-type="string" calcext:value-type="string">
            <text:p>P012041</text:p>
          </table:table-cell>
        </table:table-row>
        <table:table-row table:style-name="ro5">
          <table:table-cell/>
          <table:table-cell office:value-type="string" calcext:value-type="string">
            <text:p>P012041P</text:p>
          </table:table-cell>
        </table:table-row>
        <table:table-row table:style-name="ro5">
          <table:table-cell/>
          <table:table-cell office:value-type="string" calcext:value-type="string">
            <text:p>P012042</text:p>
          </table:table-cell>
        </table:table-row>
        <table:table-row table:style-name="ro5">
          <table:table-cell/>
          <table:table-cell office:value-type="string" calcext:value-type="string">
            <text:p>P012042P</text:p>
          </table:table-cell>
        </table:table-row>
        <table:table-row table:style-name="ro5">
          <table:table-cell/>
          <table:table-cell office:value-type="string" calcext:value-type="string">
            <text:p>P012043</text:p>
          </table:table-cell>
        </table:table-row>
        <table:table-row table:style-name="ro5">
          <table:table-cell/>
          <table:table-cell office:value-type="string" calcext:value-type="string">
            <text:p>P012043P</text:p>
          </table:table-cell>
        </table:table-row>
        <table:table-row table:style-name="ro5">
          <table:table-cell/>
          <table:table-cell office:value-type="string" calcext:value-type="string">
            <text:p>P012044</text:p>
          </table:table-cell>
        </table:table-row>
        <table:table-row table:style-name="ro5">
          <table:table-cell/>
          <table:table-cell office:value-type="string" calcext:value-type="string">
            <text:p>P012044P</text:p>
          </table:table-cell>
        </table:table-row>
        <table:table-row table:style-name="ro5">
          <table:table-cell/>
          <table:table-cell office:value-type="string" calcext:value-type="string">
            <text:p>P012045</text:p>
          </table:table-cell>
        </table:table-row>
        <table:table-row table:style-name="ro5">
          <table:table-cell/>
          <table:table-cell office:value-type="string" calcext:value-type="string">
            <text:p>P012045P</text:p>
          </table:table-cell>
        </table:table-row>
        <table:table-row table:style-name="ro5">
          <table:table-cell/>
          <table:table-cell office:value-type="string" calcext:value-type="string">
            <text:p>P012046</text:p>
          </table:table-cell>
        </table:table-row>
        <table:table-row table:style-name="ro5">
          <table:table-cell/>
          <table:table-cell office:value-type="string" calcext:value-type="string">
            <text:p>P012046P</text:p>
          </table:table-cell>
        </table:table-row>
        <table:table-row table:style-name="ro5">
          <table:table-cell/>
          <table:table-cell office:value-type="string" calcext:value-type="string">
            <text:p>P012047</text:p>
          </table:table-cell>
        </table:table-row>
        <table:table-row table:style-name="ro5">
          <table:table-cell/>
          <table:table-cell office:value-type="string" calcext:value-type="string">
            <text:p>P012047P</text:p>
          </table:table-cell>
        </table:table-row>
        <table:table-row table:style-name="ro5">
          <table:table-cell/>
          <table:table-cell office:value-type="string" calcext:value-type="string">
            <text:p>P012048</text:p>
          </table:table-cell>
        </table:table-row>
        <table:table-row table:style-name="ro5">
          <table:table-cell/>
          <table:table-cell office:value-type="string" calcext:value-type="string">
            <text:p>P012048P</text:p>
          </table:table-cell>
        </table:table-row>
        <table:table-row table:style-name="ro5">
          <table:table-cell/>
          <table:table-cell office:value-type="string" calcext:value-type="string">
            <text:p>P012049</text:p>
          </table:table-cell>
        </table:table-row>
        <table:table-row table:style-name="ro5">
          <table:table-cell/>
          <table:table-cell office:value-type="string" calcext:value-type="string">
            <text:p>P012049P</text:p>
          </table:table-cell>
        </table:table-row>
        <table:table-row table:style-name="ro5">
          <table:table-cell/>
          <table:table-cell office:value-type="string" calcext:value-type="string">
            <text:p>P013001</text:p>
          </table:table-cell>
        </table:table-row>
        <table:table-row table:style-name="ro5">
          <table:table-cell/>
          <table:table-cell office:value-type="string" calcext:value-type="string">
            <text:p>P013002</text:p>
          </table:table-cell>
        </table:table-row>
        <table:table-row table:style-name="ro5">
          <table:table-cell/>
          <table:table-cell office:value-type="string" calcext:value-type="string">
            <text:p>P013003</text:p>
          </table:table-cell>
        </table:table-row>
        <table:table-row table:style-name="ro5">
          <table:table-cell/>
          <table:table-cell office:value-type="string" calcext:value-type="string">
            <text:p>PCT020001</text:p>
          </table:table-cell>
        </table:table-row>
        <table:table-row table:style-name="ro5">
          <table:table-cell/>
          <table:table-cell office:value-type="string" calcext:value-type="string">
            <text:p>PCT020001P</text:p>
          </table:table-cell>
        </table:table-row>
        <table:table-row table:style-name="ro5">
          <table:table-cell/>
          <table:table-cell office:value-type="string" calcext:value-type="string">
            <text:p>PCT020002</text:p>
          </table:table-cell>
        </table:table-row>
        <table:table-row table:style-name="ro5">
          <table:table-cell/>
          <table:table-cell office:value-type="string" calcext:value-type="string">
            <text:p>PCT020002P</text:p>
          </table:table-cell>
        </table:table-row>
        <table:table-row table:style-name="ro5">
          <table:table-cell/>
          <table:table-cell office:value-type="string" calcext:value-type="string">
            <text:p>PCT020003</text:p>
          </table:table-cell>
        </table:table-row>
        <table:table-row table:style-name="ro5">
          <table:table-cell/>
          <table:table-cell office:value-type="string" calcext:value-type="string">
            <text:p>PCT020003P</text:p>
          </table:table-cell>
        </table:table-row>
        <table:table-row table:style-name="ro5">
          <table:table-cell/>
          <table:table-cell office:value-type="string" calcext:value-type="string">
            <text:p>PCT020004</text:p>
          </table:table-cell>
        </table:table-row>
        <table:table-row table:style-name="ro5">
          <table:table-cell/>
          <table:table-cell office:value-type="string" calcext:value-type="string">
            <text:p>PCT020004P</text:p>
          </table:table-cell>
        </table:table-row>
        <table:table-row table:style-name="ro5">
          <table:table-cell/>
          <table:table-cell office:value-type="string" calcext:value-type="string">
            <text:p>PCT020005</text:p>
          </table:table-cell>
        </table:table-row>
        <table:table-row table:style-name="ro5">
          <table:table-cell/>
          <table:table-cell office:value-type="string" calcext:value-type="string">
            <text:p>PCT020005P</text:p>
          </table:table-cell>
        </table:table-row>
        <table:table-row table:style-name="ro5">
          <table:table-cell/>
          <table:table-cell office:value-type="string" calcext:value-type="string">
            <text:p>PCT020006</text:p>
          </table:table-cell>
        </table:table-row>
        <table:table-row table:style-name="ro5">
          <table:table-cell/>
          <table:table-cell office:value-type="string" calcext:value-type="string">
            <text:p>PCT020006P</text:p>
          </table:table-cell>
        </table:table-row>
        <table:table-row table:style-name="ro5">
          <table:table-cell/>
          <table:table-cell office:value-type="string" calcext:value-type="string">
            <text:p>PCT020007</text:p>
          </table:table-cell>
        </table:table-row>
        <table:table-row table:style-name="ro5">
          <table:table-cell/>
          <table:table-cell office:value-type="string" calcext:value-type="string">
            <text:p>PCT020007P</text:p>
          </table:table-cell>
        </table:table-row>
        <table:table-row table:style-name="ro5">
          <table:table-cell/>
          <table:table-cell office:value-type="string" calcext:value-type="string">
            <text:p>PCT020008</text:p>
          </table:table-cell>
        </table:table-row>
        <table:table-row table:style-name="ro5">
          <table:table-cell/>
          <table:table-cell office:value-type="string" calcext:value-type="string">
            <text:p>PCT020008P</text:p>
          </table:table-cell>
        </table:table-row>
        <table:table-row table:style-name="ro5">
          <table:table-cell/>
          <table:table-cell office:value-type="string" calcext:value-type="string">
            <text:p>PCT020009</text:p>
          </table:table-cell>
        </table:table-row>
        <table:table-row table:style-name="ro5">
          <table:table-cell/>
          <table:table-cell office:value-type="string" calcext:value-type="string">
            <text:p>PCT020009P</text:p>
          </table:table-cell>
        </table:table-row>
        <table:table-row table:style-name="ro5">
          <table:table-cell/>
          <table:table-cell office:value-type="string" calcext:value-type="string">
            <text:p>PCT020010</text:p>
          </table:table-cell>
        </table:table-row>
        <table:table-row table:style-name="ro5">
          <table:table-cell/>
          <table:table-cell office:value-type="string" calcext:value-type="string">
            <text:p>PCT020010P</text:p>
          </table:table-cell>
        </table:table-row>
        <table:table-row table:style-name="ro5">
          <table:table-cell/>
          <table:table-cell office:value-type="string" calcext:value-type="string">
            <text:p>PCT020011</text:p>
          </table:table-cell>
        </table:table-row>
        <table:table-row table:style-name="ro5">
          <table:table-cell/>
          <table:table-cell office:value-type="string" calcext:value-type="string">
            <text:p>PCT020011P</text:p>
          </table:table-cell>
        </table:table-row>
        <table:table-row table:style-name="ro5">
          <table:table-cell/>
          <table:table-cell office:value-type="string" calcext:value-type="string">
            <text:p>PCT020012</text:p>
          </table:table-cell>
        </table:table-row>
        <table:table-row table:style-name="ro5">
          <table:table-cell/>
          <table:table-cell office:value-type="string" calcext:value-type="string">
            <text:p>PCT020012P</text:p>
          </table:table-cell>
        </table:table-row>
        <table:table-row table:style-name="ro5">
          <table:table-cell/>
          <table:table-cell office:value-type="string" calcext:value-type="string">
            <text:p>PCT020013</text:p>
          </table:table-cell>
        </table:table-row>
        <table:table-row table:style-name="ro5">
          <table:table-cell/>
          <table:table-cell office:value-type="string" calcext:value-type="string">
            <text:p>PCT020013P</text:p>
          </table:table-cell>
        </table:table-row>
        <table:table-row table:style-name="ro5">
          <table:table-cell/>
          <table:table-cell office:value-type="string" calcext:value-type="string">
            <text:p>PCT020014</text:p>
          </table:table-cell>
        </table:table-row>
        <table:table-row table:style-name="ro5">
          <table:table-cell/>
          <table:table-cell office:value-type="string" calcext:value-type="string">
            <text:p>PCT020014P</text:p>
          </table:table-cell>
        </table:table-row>
        <table:table-row table:style-name="ro5">
          <table:table-cell/>
          <table:table-cell office:value-type="string" calcext:value-type="string">
            <text:p>PCT020015</text:p>
          </table:table-cell>
        </table:table-row>
        <table:table-row table:style-name="ro5">
          <table:table-cell/>
          <table:table-cell office:value-type="string" calcext:value-type="string">
            <text:p>PCT020015P</text:p>
          </table:table-cell>
        </table:table-row>
        <table:table-row table:style-name="ro5">
          <table:table-cell/>
          <table:table-cell office:value-type="string" calcext:value-type="string">
            <text:p>PCT020016</text:p>
          </table:table-cell>
        </table:table-row>
        <table:table-row table:style-name="ro5">
          <table:table-cell/>
          <table:table-cell office:value-type="string" calcext:value-type="string">
            <text:p>PCT020016P</text:p>
          </table:table-cell>
        </table:table-row>
        <table:table-row table:style-name="ro5">
          <table:table-cell/>
          <table:table-cell office:value-type="string" calcext:value-type="string">
            <text:p>PCT020017</text:p>
          </table:table-cell>
        </table:table-row>
        <table:table-row table:style-name="ro5">
          <table:table-cell/>
          <table:table-cell office:value-type="string" calcext:value-type="string">
            <text:p>PCT020017P</text:p>
          </table:table-cell>
        </table:table-row>
        <table:table-row table:style-name="ro5">
          <table:table-cell/>
          <table:table-cell office:value-type="string" calcext:value-type="string">
            <text:p>PCT020018</text:p>
          </table:table-cell>
        </table:table-row>
        <table:table-row table:style-name="ro5">
          <table:table-cell/>
          <table:table-cell office:value-type="string" calcext:value-type="string">
            <text:p>PCT020018P</text:p>
          </table:table-cell>
        </table:table-row>
        <table:table-row table:style-name="ro5">
          <table:table-cell/>
          <table:table-cell office:value-type="string" calcext:value-type="string">
            <text:p>PCT020019</text:p>
          </table:table-cell>
        </table:table-row>
        <table:table-row table:style-name="ro5">
          <table:table-cell/>
          <table:table-cell office:value-type="string" calcext:value-type="string">
            <text:p>PCT020019P</text:p>
          </table:table-cell>
        </table:table-row>
        <table:table-row table:style-name="ro5">
          <table:table-cell/>
          <table:table-cell office:value-type="string" calcext:value-type="string">
            <text:p>PCT020020</text:p>
          </table:table-cell>
        </table:table-row>
        <table:table-row table:style-name="ro5">
          <table:table-cell/>
          <table:table-cell office:value-type="string" calcext:value-type="string">
            <text:p>PCT020020P</text:p>
          </table:table-cell>
        </table:table-row>
        <table:table-row table:style-name="ro5">
          <table:table-cell/>
          <table:table-cell office:value-type="string" calcext:value-type="string">
            <text:p>PCT020021</text:p>
          </table:table-cell>
        </table:table-row>
        <table:table-row table:style-name="ro5">
          <table:table-cell/>
          <table:table-cell office:value-type="string" calcext:value-type="string">
            <text:p>PCT020021P</text:p>
          </table:table-cell>
        </table:table-row>
        <table:table-row table:style-name="ro5">
          <table:table-cell/>
          <table:table-cell office:value-type="string" calcext:value-type="string">
            <text:p>PCT020022</text:p>
          </table:table-cell>
        </table:table-row>
        <table:table-row table:style-name="ro5">
          <table:table-cell/>
          <table:table-cell office:value-type="string" calcext:value-type="string">
            <text:p>PCT020022P</text:p>
          </table:table-cell>
        </table:table-row>
        <table:table-row table:style-name="ro5">
          <table:table-cell/>
          <table:table-cell office:value-type="string" calcext:value-type="string">
            <text:p>PCT020023</text:p>
          </table:table-cell>
        </table:table-row>
        <table:table-row table:style-name="ro5">
          <table:table-cell/>
          <table:table-cell office:value-type="string" calcext:value-type="string">
            <text:p>PCT020023P</text:p>
          </table:table-cell>
        </table:table-row>
        <table:table-row table:style-name="ro5">
          <table:table-cell/>
          <table:table-cell office:value-type="string" calcext:value-type="string">
            <text:p>PCT020024</text:p>
          </table:table-cell>
        </table:table-row>
        <table:table-row table:style-name="ro5">
          <table:table-cell/>
          <table:table-cell office:value-type="string" calcext:value-type="string">
            <text:p>PCT020024P</text:p>
          </table:table-cell>
        </table:table-row>
        <table:table-row table:style-name="ro5">
          <table:table-cell/>
          <table:table-cell office:value-type="string" calcext:value-type="string">
            <text:p>PCT020025</text:p>
          </table:table-cell>
        </table:table-row>
        <table:table-row table:style-name="ro5">
          <table:table-cell/>
          <table:table-cell office:value-type="string" calcext:value-type="string">
            <text:p>PCT020025P</text:p>
          </table:table-cell>
        </table:table-row>
        <table:table-row table:style-name="ro5">
          <table:table-cell/>
          <table:table-cell office:value-type="string" calcext:value-type="string">
            <text:p>PCT020026</text:p>
          </table:table-cell>
        </table:table-row>
        <table:table-row table:style-name="ro5">
          <table:table-cell/>
          <table:table-cell office:value-type="string" calcext:value-type="string">
            <text:p>PCT020026P</text:p>
          </table:table-cell>
        </table:table-row>
        <table:table-row table:style-name="ro5">
          <table:table-cell/>
          <table:table-cell office:value-type="string" calcext:value-type="string">
            <text:p>PCT020027</text:p>
          </table:table-cell>
        </table:table-row>
        <table:table-row table:style-name="ro5">
          <table:table-cell/>
          <table:table-cell office:value-type="string" calcext:value-type="string">
            <text:p>PCT020027P</text:p>
          </table:table-cell>
        </table:table-row>
        <table:table-row table:style-name="ro5">
          <table:table-cell/>
          <table:table-cell office:value-type="string" calcext:value-type="string">
            <text:p>PCT020028</text:p>
          </table:table-cell>
        </table:table-row>
        <table:table-row table:style-name="ro5">
          <table:table-cell/>
          <table:table-cell office:value-type="string" calcext:value-type="string">
            <text:p>PCT020028P</text:p>
          </table:table-cell>
        </table:table-row>
        <table:table-row table:style-name="ro5">
          <table:table-cell/>
          <table:table-cell office:value-type="string" calcext:value-type="string">
            <text:p>PCT020029</text:p>
          </table:table-cell>
        </table:table-row>
        <table:table-row table:style-name="ro5">
          <table:table-cell/>
          <table:table-cell office:value-type="string" calcext:value-type="string">
            <text:p>PCT020029P</text:p>
          </table:table-cell>
        </table:table-row>
        <table:table-row table:style-name="ro5">
          <table:table-cell/>
          <table:table-cell office:value-type="string" calcext:value-type="string">
            <text:p>PCT020030</text:p>
          </table:table-cell>
        </table:table-row>
        <table:table-row table:style-name="ro5">
          <table:table-cell/>
          <table:table-cell office:value-type="string" calcext:value-type="string">
            <text:p>PCT020030P</text:p>
          </table:table-cell>
        </table:table-row>
        <table:table-row table:style-name="ro5">
          <table:table-cell/>
          <table:table-cell office:value-type="string" calcext:value-type="string">
            <text:p>PCT020031</text:p>
          </table:table-cell>
        </table:table-row>
        <table:table-row table:style-name="ro5">
          <table:table-cell/>
          <table:table-cell office:value-type="string" calcext:value-type="string">
            <text:p>PCT020031P</text:p>
          </table:table-cell>
        </table:table-row>
        <table:table-row table:style-name="ro5">
          <table:table-cell/>
          <table:table-cell office:value-type="string" calcext:value-type="string">
            <text:p>PCT020032</text:p>
          </table:table-cell>
        </table:table-row>
        <table:table-row table:style-name="ro5">
          <table:table-cell/>
          <table:table-cell office:value-type="string" calcext:value-type="string">
            <text:p>PCT020032P</text:p>
          </table:table-cell>
        </table:table-row>
      </table:table>
      <table:named-expressions>
        <table:named-range table:name="H002001" table:base-cell-address="$Sheet1.$A$43" table:cell-range-address="$Sheet1.$A$43"/>
        <table:named-range table:name="H002002" table:base-cell-address="$Sheet1.$A$44" table:cell-range-address="$Sheet1.$A$44"/>
        <table:named-range table:name="H002003" table:base-cell-address="$Sheet1.$A$45" table:cell-range-address="$Sheet1.$A$45"/>
        <table:named-range table:name="H002004" table:base-cell-address="$Sheet1.$A$46" table:cell-range-address="$Sheet1.$A$46"/>
        <table:named-range table:name="H002005" table:base-cell-address="$Sheet1.$A$47" table:cell-range-address="$Sheet1.$A$47"/>
        <table:named-range table:name="H002006" table:base-cell-address="$Sheet1.$A$48" table:cell-range-address="$Sheet1.$A$48"/>
        <table:named-range table:name="H003001" table:base-cell-address="$MASTER.$A$27" table:cell-range-address="$MASTER.$A$26"/>
        <table:named-expression table:name="H003001ERR" table:base-cell-address="$MASTER.$A$28" table:expression="#REF!"/>
        <table:named-range table:name="H003002" table:base-cell-address="$MASTER.$A$29" table:cell-range-address="$MASTER.$A$27"/>
        <table:named-expression table:name="H003002ERR" table:base-cell-address="$MASTER.$A$30" table:expression="#REF!"/>
        <table:named-range table:name="H003003" table:base-cell-address="$MASTER.$A$31" table:cell-range-address="$MASTER.$A$28"/>
        <table:named-expression table:name="H003003ERR" table:base-cell-address="$MASTER.$A$32" table:expression="#REF!"/>
        <table:named-range table:name="H005001" table:base-cell-address="$MASTER.$A$37" table:cell-range-address="$MASTER.$A$29"/>
        <table:named-expression table:name="H005001ERR" table:base-cell-address="$MASTER.$A$38" table:expression="#REF!"/>
        <table:named-range table:name="H005002" table:base-cell-address="$MASTER.$A$39" table:cell-range-address="$MASTER.$A$30"/>
        <table:named-range table:name="H005003" table:base-cell-address="$MASTER.$A$40" table:cell-range-address="$MASTER.$A$31"/>
        <table:named-range table:name="H005004" table:base-cell-address="$MASTER.$A$41" table:cell-range-address="$MASTER.$A$32"/>
        <table:named-range table:name="H005005" table:base-cell-address="$MASTER.$A$42" table:cell-range-address="$MASTER.$A$33"/>
        <table:named-range table:name="H005006" table:base-cell-address="$MASTER.$A$43" table:cell-range-address="$MASTER.$A$34"/>
        <table:named-range table:name="H005007" table:base-cell-address="$MASTER.$A$44" table:cell-range-address="$MASTER.$A$35"/>
        <table:named-range table:name="H005008" table:base-cell-address="$MASTER.$A$45" table:cell-range-address="$MASTER.$A$36"/>
        <table:named-range table:name="H011001" table:base-cell-address="$MASTER.$A$23" table:cell-range-address="$MASTER.$A$22"/>
        <table:named-expression table:name="H011001ERR" table:base-cell-address="$MASTER.$A$24" table:expression="#REF!"/>
        <table:named-range table:name="H011002" table:base-cell-address="$MASTER.$A$25" table:cell-range-address="$MASTER.$A$23"/>
        <table:named-range table:name="H011003" table:base-cell-address="$MASTER.$A$26" table:cell-range-address="$MASTER.$A$24"/>
        <table:named-range table:name="H011004" table:base-cell-address="$MASTER.$A$27" table:cell-range-address="$MASTER.$A$25"/>
        <table:named-expression table:name="H021001" table:base-cell-address="$MASTER.$A$33" table:expression="#REF!"/>
        <table:named-expression table:name="H021001ERR" table:base-cell-address="$MASTER.$A$34" table:expression="#REF!"/>
        <table:named-expression table:name="H021002" table:base-cell-address="$MASTER.$A$35" table:expression="#REF!"/>
        <table:named-expression table:name="H021003" table:base-cell-address="$MASTER.$A$36" table:expression="#REF!"/>
        <table:named-range table:name="P001001" table:base-cell-address="$Sheet1.$A$1" table:cell-range-address="$Sheet1.$A$1"/>
        <table:named-range table:name="P002001" table:base-cell-address="$Sheet1.$A$2" table:cell-range-address="$Sheet1.$A$2"/>
        <table:named-range table:name="P002002" table:base-cell-address="$Sheet1.$A$3" table:cell-range-address="$Sheet1.$A$3"/>
        <table:named-range table:name="P002003" table:base-cell-address="$Sheet1.$A$4" table:cell-range-address="$Sheet1.$A$4"/>
        <table:named-range table:name="P002004" table:base-cell-address="$Sheet1.$A$5" table:cell-range-address="$Sheet1.$A$5"/>
        <table:named-range table:name="P002005" table:base-cell-address="$Sheet1.$A$6" table:cell-range-address="$Sheet1.$A$6"/>
        <table:named-range table:name="P002006" table:base-cell-address="$Sheet1.$A$7" table:cell-range-address="$Sheet1.$A$7"/>
        <table:named-range table:name="P003001" table:base-cell-address="$Sheet1.$A$8" table:cell-range-address="$Race.$A$1"/>
        <table:named-range table:name="P003002" table:base-cell-address="$Sheet1.$A$9" table:cell-range-address="$Race.$A$2"/>
        <table:named-range table:name="P003003" table:base-cell-address="$Sheet1.$A$10" table:cell-range-address="$Race.$A$3"/>
        <table:named-range table:name="P003004" table:base-cell-address="$Sheet1.$A$11" table:cell-range-address="$Race.$A$4"/>
        <table:named-range table:name="P003005" table:base-cell-address="$Sheet1.$A$12" table:cell-range-address="$Race.$A$5"/>
        <table:named-range table:name="P003006" table:base-cell-address="$Sheet1.$A$13" table:cell-range-address="$Race.$A$6"/>
        <table:named-range table:name="P003007" table:base-cell-address="$Sheet1.$A$14" table:cell-range-address="$Race.$A$7"/>
        <table:named-range table:name="P003008" table:base-cell-address="$Sheet1.$A$15" table:cell-range-address="$Race.$A$8"/>
        <table:named-range table:name="P004001" table:base-cell-address="$Sheet1.$A$16" table:cell-range-address="$Ethnicity.$A$1"/>
        <table:named-range table:name="P004002" table:base-cell-address="$Sheet1.$A$17" table:cell-range-address="$Ethnicity.$A$2"/>
        <table:named-range table:name="P004003" table:base-cell-address="$Sheet1.$A$18" table:cell-range-address="$Ethnicity.$A$3"/>
        <table:named-range table:name="P005001" table:base-cell-address="$Sheet1.$A$19" table:cell-range-address="$Ethnicity.$A$4"/>
        <table:named-range table:name="P005002" table:base-cell-address="$Sheet1.$A$20" table:cell-range-address="$Ethnicity.$A$5"/>
        <table:named-range table:name="P005003" table:base-cell-address="$Sheet1.$A$21" table:cell-range-address="$Ethnicity.$A$6"/>
        <table:named-range table:name="P005004" table:base-cell-address="$Sheet1.$A$22" table:cell-range-address="$Ethnicity.$A$7"/>
        <table:named-range table:name="P005005" table:base-cell-address="$Sheet1.$A$23" table:cell-range-address="$Ethnicity.$A$8"/>
        <table:named-range table:name="P005006" table:base-cell-address="$Sheet1.$A$24" table:cell-range-address="$Ethnicity.$A$9"/>
        <table:named-range table:name="P005007" table:base-cell-address="$Sheet1.$A$25" table:cell-range-address="$Ethnicity.$A$10"/>
        <table:named-range table:name="P005008" table:base-cell-address="$Sheet1.$A$26" table:cell-range-address="$Ethnicity.$A$11"/>
        <table:named-range table:name="P005009" table:base-cell-address="$Sheet1.$A$27" table:cell-range-address="$Ethnicity.$A$12"/>
        <table:named-range table:name="P005010" table:base-cell-address="$Sheet1.$A$28" table:cell-range-address="$Ethnicity.$A$13"/>
        <table:named-range table:name="P005011" table:base-cell-address="$Sheet1.$A$29" table:cell-range-address="$Ethnicity.$A$14"/>
        <table:named-range table:name="P005012" table:base-cell-address="$Sheet1.$A$30" table:cell-range-address="$Ethnicity.$A$15"/>
        <table:named-range table:name="P005013" table:base-cell-address="$Sheet1.$A$31" table:cell-range-address="$Ethnicity.$A$16"/>
        <table:named-range table:name="P005014" table:base-cell-address="$Sheet1.$A$32" table:cell-range-address="$Ethnicity.$A$17"/>
        <table:named-range table:name="P005015" table:base-cell-address="$Sheet1.$A$33" table:cell-range-address="$Ethnicity.$A$18"/>
        <table:named-range table:name="P005016" table:base-cell-address="$Sheet1.$A$34" table:cell-range-address="$Ethnicity.$A$19"/>
        <table:named-range table:name="P005017" table:base-cell-address="$Sheet1.$A$35" table:cell-range-address="$Ethnicity.$A$20"/>
        <table:named-range table:name="P006001" table:base-cell-address="$Sheet1.$A$36" table:cell-range-address="$Race.$A$10"/>
        <table:named-range table:name="P006002" table:base-cell-address="$Sheet1.$A$37" table:cell-range-address="$Race.$A$11"/>
        <table:named-range table:name="P006003" table:base-cell-address="$Sheet1.$A$38" table:cell-range-address="$Race.$A$12"/>
        <table:named-range table:name="P006004" table:base-cell-address="$Sheet1.$A$39" table:cell-range-address="$Race.$A$13"/>
        <table:named-range table:name="P006005" table:base-cell-address="$Sheet1.$A$40" table:cell-range-address="$Race.$A$14"/>
        <table:named-range table:name="P006006" table:base-cell-address="$Sheet1.$A$41" table:cell-range-address="$Race.$A$15"/>
        <table:named-range table:name="P006007" table:base-cell-address="$Sheet1.$A$42" table:cell-range-address="$Race.$A$16"/>
        <table:named-range table:name="P008001" table:base-cell-address="$Race.$A$18" table:cell-range-address="$Race.$A$18"/>
        <table:named-range table:name="P008002" table:base-cell-address="$Race.$A$19" table:cell-range-address="$Race.$A$19"/>
        <table:named-range table:name="P008003" table:base-cell-address="$Race.$A$20" table:cell-range-address="$Race.$A$20"/>
        <table:named-range table:name="P008004" table:base-cell-address="$Race.$A$21" table:cell-range-address="$Race.$A$21"/>
        <table:named-range table:name="P008005" table:base-cell-address="$Race.$A$22" table:cell-range-address="$Race.$A$22"/>
        <table:named-range table:name="P008006" table:base-cell-address="$Race.$A$23" table:cell-range-address="$Race.$A$23"/>
        <table:named-range table:name="P008007" table:base-cell-address="$Race.$A$24" table:cell-range-address="$Race.$A$24"/>
        <table:named-range table:name="P008008" table:base-cell-address="$Race.$A$25" table:cell-range-address="$Race.$A$25"/>
        <table:named-range table:name="P008009" table:base-cell-address="$Race.$A$26" table:cell-range-address="$Race.$A$26"/>
        <table:named-range table:name="P008010" table:base-cell-address="$Race.$A$27" table:cell-range-address="$Race.$A$27"/>
        <table:named-range table:name="P008011" table:base-cell-address="$Race.$A$28" table:cell-range-address="$Race.$A$28"/>
        <table:named-range table:name="P008012" table:base-cell-address="$Race.$A$29" table:cell-range-address="$Race.$A$29"/>
        <table:named-range table:name="P008013" table:base-cell-address="$Race.$A$30" table:cell-range-address="$Race.$A$30"/>
        <table:named-range table:name="P008014" table:base-cell-address="$Race.$A$31" table:cell-range-address="$Race.$A$31"/>
        <table:named-range table:name="P008015" table:base-cell-address="$Race.$A$32" table:cell-range-address="$Race.$A$32"/>
        <table:named-range table:name="P008016" table:base-cell-address="$Race.$A$33" table:cell-range-address="$Race.$A$33"/>
        <table:named-range table:name="P008017" table:base-cell-address="$Race.$A$34" table:cell-range-address="$Race.$A$34"/>
        <table:named-range table:name="P008018" table:base-cell-address="$Race.$A$35" table:cell-range-address="$Race.$A$35"/>
        <table:named-range table:name="P008019" table:base-cell-address="$Race.$A$36" table:cell-range-address="$Race.$A$36"/>
        <table:named-range table:name="P008020" table:base-cell-address="$Race.$A$37" table:cell-range-address="$Race.$A$37"/>
        <table:named-range table:name="P008021" table:base-cell-address="$Race.$A$38" table:cell-range-address="$Race.$A$38"/>
        <table:named-range table:name="P008022" table:base-cell-address="$Race.$A$39" table:cell-range-address="$Race.$A$39"/>
        <table:named-range table:name="P008023" table:base-cell-address="$Race.$A$40" table:cell-range-address="$Race.$A$40"/>
        <table:named-range table:name="P008024" table:base-cell-address="$Race.$A$41" table:cell-range-address="$Race.$A$41"/>
        <table:named-range table:name="P008025" table:base-cell-address="$Race.$A$42" table:cell-range-address="$Race.$A$42"/>
        <table:named-range table:name="P008026" table:base-cell-address="$Race.$A$43" table:cell-range-address="$Race.$A$43"/>
        <table:named-range table:name="P012001" table:base-cell-address="$MASTER.$A$46" table:cell-range-address="$MASTER.$A$37"/>
        <table:named-expression table:name="P012001ERR" table:base-cell-address="$MASTER.$A$47" table:expression="#REF!"/>
        <table:named-range table:name="P012002" table:base-cell-address="$MASTER.$A$48" table:cell-range-address="$MASTER.$A$38"/>
        <table:named-range table:name="P012003" table:base-cell-address="$MASTER.$A$49" table:cell-range-address="$MASTER.$A$39"/>
        <table:named-range table:name="P012004" table:base-cell-address="$MASTER.$A$50" table:cell-range-address="$MASTER.$A$40"/>
        <table:named-range table:name="P012005" table:base-cell-address="$MASTER.$A$51" table:cell-range-address="$MASTER.$A$41"/>
        <table:named-range table:name="P012006" table:base-cell-address="$MASTER.$A$52" table:cell-range-address="$MASTER.$A$42"/>
        <table:named-range table:name="P012007" table:base-cell-address="$MASTER.$A$53" table:cell-range-address="$MASTER.$A$43"/>
        <table:named-range table:name="P012008" table:base-cell-address="$MASTER.$A$54" table:cell-range-address="$MASTER.$A$44"/>
        <table:named-range table:name="P012009" table:base-cell-address="$MASTER.$A$55" table:cell-range-address="$MASTER.$A$45"/>
        <table:named-range table:name="P012010" table:base-cell-address="$MASTER.$A$56" table:cell-range-address="$MASTER.$A$46"/>
        <table:named-range table:name="P012011" table:base-cell-address="$MASTER.$A$57" table:cell-range-address="$MASTER.$A$47"/>
        <table:named-range table:name="P012012" table:base-cell-address="$MASTER.$A$58" table:cell-range-address="$MASTER.$A$48"/>
        <table:named-range table:name="P012013" table:base-cell-address="$MASTER.$A$59" table:cell-range-address="$MASTER.$A$49"/>
        <table:named-range table:name="P012014" table:base-cell-address="$MASTER.$A$60" table:cell-range-address="$MASTER.$A$50"/>
        <table:named-range table:name="P012015" table:base-cell-address="$MASTER.$A$61" table:cell-range-address="$MASTER.$A$51"/>
        <table:named-range table:name="P012016" table:base-cell-address="$MASTER.$A$62" table:cell-range-address="$MASTER.$A$52"/>
        <table:named-range table:name="P012017" table:base-cell-address="$MASTER.$A$63" table:cell-range-address="$MASTER.$A$53"/>
        <table:named-range table:name="P012018" table:base-cell-address="$MASTER.$A$64" table:cell-range-address="$MASTER.$A$54"/>
        <table:named-range table:name="P012019" table:base-cell-address="$MASTER.$A$65" table:cell-range-address="$MASTER.$A$55"/>
        <table:named-range table:name="P012020" table:base-cell-address="$MASTER.$A$66" table:cell-range-address="$MASTER.$A$56"/>
        <table:named-range table:name="P012021" table:base-cell-address="$MASTER.$A$67" table:cell-range-address="$MASTER.$A$57"/>
        <table:named-range table:name="P012022" table:base-cell-address="$MASTER.$A$68" table:cell-range-address="$MASTER.$A$58"/>
        <table:named-range table:name="P012023" table:base-cell-address="$MASTER.$A$69" table:cell-range-address="$MASTER.$A$59"/>
        <table:named-range table:name="P012024" table:base-cell-address="$MASTER.$A$70" table:cell-range-address="$MASTER.$A$60"/>
        <table:named-range table:name="P012025" table:base-cell-address="$MASTER.$A$71" table:cell-range-address="$MASTER.$A$61"/>
        <table:named-range table:name="P012026" table:base-cell-address="$MASTER.$A$72" table:cell-range-address="$MASTER.$A$62"/>
        <table:named-range table:name="P012027" table:base-cell-address="$MASTER.$A$73" table:cell-range-address="$MASTER.$A$63"/>
        <table:named-range table:name="P012028" table:base-cell-address="$MASTER.$A$74" table:cell-range-address="$MASTER.$A$64"/>
        <table:named-range table:name="P012029" table:base-cell-address="$MASTER.$A$75" table:cell-range-address="$MASTER.$A$65"/>
        <table:named-range table:name="P012030" table:base-cell-address="$MASTER.$A$76" table:cell-range-address="$MASTER.$A$66"/>
        <table:named-range table:name="P012031" table:base-cell-address="$MASTER.$A$77" table:cell-range-address="$MASTER.$A$67"/>
        <table:named-range table:name="P012032" table:base-cell-address="$MASTER.$A$78" table:cell-range-address="$MASTER.$A$68"/>
        <table:named-range table:name="P012033" table:base-cell-address="$MASTER.$A$79" table:cell-range-address="$MASTER.$A$69"/>
        <table:named-range table:name="P012034" table:base-cell-address="$MASTER.$A$80" table:cell-range-address="$MASTER.$A$70"/>
        <table:named-range table:name="P012035" table:base-cell-address="$MASTER.$A$81" table:cell-range-address="$MASTER.$A$71"/>
        <table:named-range table:name="P012036" table:base-cell-address="$MASTER.$A$82" table:cell-range-address="$MASTER.$A$72"/>
        <table:named-range table:name="P012037" table:base-cell-address="$MASTER.$A$83" table:cell-range-address="$MASTER.$A$73"/>
        <table:named-range table:name="P012038" table:base-cell-address="$MASTER.$A$84" table:cell-range-address="$MASTER.$A$74"/>
        <table:named-range table:name="P012039" table:base-cell-address="$MASTER.$A$85" table:cell-range-address="$MASTER.$A$75"/>
        <table:named-range table:name="P012040" table:base-cell-address="$MASTER.$A$86" table:cell-range-address="$MASTER.$A$76"/>
        <table:named-range table:name="P012041" table:base-cell-address="$MASTER.$A$87" table:cell-range-address="$MASTER.$A$77"/>
        <table:named-range table:name="P012042" table:base-cell-address="$MASTER.$A$88" table:cell-range-address="$MASTER.$A$78"/>
        <table:named-range table:name="P012043" table:base-cell-address="$MASTER.$A$89" table:cell-range-address="$MASTER.$A$79"/>
        <table:named-range table:name="P012044" table:base-cell-address="$MASTER.$A$90" table:cell-range-address="$MASTER.$A$80"/>
        <table:named-range table:name="P012045" table:base-cell-address="$MASTER.$A$91" table:cell-range-address="$MASTER.$A$81"/>
        <table:named-range table:name="P012046" table:base-cell-address="$MASTER.$A$92" table:cell-range-address="$MASTER.$A$82"/>
        <table:named-range table:name="P012047" table:base-cell-address="$MASTER.$A$93" table:cell-range-address="$MASTER.$A$83"/>
        <table:named-range table:name="P012048" table:base-cell-address="$MASTER.$A$94" table:cell-range-address="$MASTER.$A$84"/>
        <table:named-range table:name="P012049" table:base-cell-address="$MASTER.$A$95" table:cell-range-address="$MASTER.$A$85"/>
        <table:named-range table:name="P013001" table:base-cell-address="$MASTER.$A$96" table:cell-range-address="$MASTER.$A$86"/>
        <table:named-range table:name="P013002" table:base-cell-address="$MASTER.$A$97" table:cell-range-address="$MASTER.$A$87"/>
        <table:named-range table:name="P013003" table:base-cell-address="$MASTER.$A$98" table:cell-range-address="$MASTER.$A$88"/>
        <table:named-range table:name="PCT011001" table:base-cell-address="$Ethnicity.$A$22" table:cell-range-address="$Ethnicity.$A$22"/>
        <table:named-range table:name="PCT011002" table:base-cell-address="$Ethnicity.$A$23" table:cell-range-address="$Ethnicity.$A$23"/>
        <table:named-range table:name="PCT011003" table:base-cell-address="$Ethnicity.$A$24" table:cell-range-address="$Ethnicity.$A$24"/>
        <table:named-range table:name="PCT011004" table:base-cell-address="$Ethnicity.$A$25" table:cell-range-address="$Ethnicity.$A$25"/>
        <table:named-range table:name="PCT011005" table:base-cell-address="$Ethnicity.$A$26" table:cell-range-address="$Ethnicity.$A$26"/>
        <table:named-range table:name="PCT011006" table:base-cell-address="$Ethnicity.$A$27" table:cell-range-address="$Ethnicity.$A$27"/>
        <table:named-range table:name="PCT011007" table:base-cell-address="$Ethnicity.$A$28" table:cell-range-address="$Ethnicity.$A$28"/>
        <table:named-range table:name="PCT011008" table:base-cell-address="$Ethnicity.$A$29" table:cell-range-address="$Ethnicity.$A$29"/>
        <table:named-expression table:name="PCT011009" table:base-cell-address="$Ethnicity.$A$30" table:expression="#REF!"/>
        <table:named-expression table:name="PCT011010" table:base-cell-address="$Ethnicity.$A$31" table:expression="#REF!"/>
        <table:named-expression table:name="PCT011011" table:base-cell-address="$Ethnicity.$A$32" table:expression="#REF!"/>
        <table:named-expression table:name="PCT011012" table:base-cell-address="$Ethnicity.$A$33" table:expression="#REF!"/>
        <table:named-expression table:name="PCT011013" table:base-cell-address="$Ethnicity.$A$34" table:expression="#REF!"/>
        <table:named-expression table:name="PCT011014" table:base-cell-address="$Ethnicity.$A$35" table:expression="#REF!"/>
        <table:named-expression table:name="PCT011015" table:base-cell-address="$Ethnicity.$A$36" table:expression="#REF!"/>
        <table:named-range table:name="PCT011016" table:base-cell-address="$Ethnicity.$A$37" table:cell-range-address="$Ethnicity.$A$30"/>
        <table:named-expression table:name="PCT011017" table:base-cell-address="$Ethnicity.$A$38" table:expression="#REF!"/>
        <table:named-expression table:name="PCT011018" table:base-cell-address="$Ethnicity.$A$39" table:expression="#REF!"/>
        <table:named-expression table:name="PCT011019" table:base-cell-address="$Ethnicity.$A$40" table:expression="#REF!"/>
        <table:named-expression table:name="PCT011020" table:base-cell-address="$Ethnicity.$A$41" table:expression="#REF!"/>
        <table:named-expression table:name="PCT011021" table:base-cell-address="$Ethnicity.$A$42" table:expression="#REF!"/>
        <table:named-expression table:name="PCT011022" table:base-cell-address="$Ethnicity.$A$43" table:expression="#REF!"/>
        <table:named-expression table:name="PCT011023" table:base-cell-address="$Ethnicity.$A$44" table:expression="#REF!"/>
        <table:named-expression table:name="PCT011024" table:base-cell-address="$Ethnicity.$A$45" table:expression="#REF!"/>
        <table:named-expression table:name="PCT011025" table:base-cell-address="$Ethnicity.$A$46" table:expression="#REF!"/>
        <table:named-expression table:name="PCT011026" table:base-cell-address="$Ethnicity.$A$47" table:expression="#REF!"/>
        <table:named-range table:name="PCT011027" table:base-cell-address="$Ethnicity.$A$48" table:cell-range-address="$Ethnicity.$A$31"/>
        <table:named-expression table:name="PCT011028" table:base-cell-address="$Ethnicity.$A$49" table:expression="#REF!"/>
        <table:named-expression table:name="PCT011029" table:base-cell-address="$Ethnicity.$A$50" table:expression="#REF!"/>
        <table:named-expression table:name="PCT011030" table:base-cell-address="$Ethnicity.$A$51" table:expression="#REF!"/>
        <table:named-expression table:name="PCT011031" table:base-cell-address="$Ethnicity.$A$52" table:expression="#REF!"/>
        <table:named-range table:name="PCT012001" table:base-cell-address="$Sheet1.$A$43" table:cell-range-address="$Age.$A$1"/>
        <table:named-range table:name="PCT012002" table:base-cell-address="$Sheet1.$A$44" table:cell-range-address="$Age.$A$2"/>
        <table:named-range table:name="PCT012003" table:base-cell-address="$Sheet1.$A$45" table:cell-range-address="$Age.$A$3"/>
        <table:named-range table:name="PCT012004" table:base-cell-address="$Sheet1.$A$46" table:cell-range-address="$Age.$A$4"/>
        <table:named-range table:name="PCT012005" table:base-cell-address="$Sheet1.$A$47" table:cell-range-address="$Age.$A$5"/>
        <table:named-range table:name="PCT012006" table:base-cell-address="$Sheet1.$A$48" table:cell-range-address="$Age.$A$6"/>
        <table:named-range table:name="PCT012007" table:base-cell-address="$Sheet1.$A$49" table:cell-range-address="$Age.$A$7"/>
        <table:named-range table:name="PCT012008" table:base-cell-address="$Sheet1.$A$50" table:cell-range-address="$Age.$A$8"/>
        <table:named-range table:name="PCT012009" table:base-cell-address="$Sheet1.$A$51" table:cell-range-address="$Age.$A$9"/>
        <table:named-range table:name="PCT012010" table:base-cell-address="$Sheet1.$A$52" table:cell-range-address="$Age.$A$10"/>
        <table:named-range table:name="PCT012011" table:base-cell-address="$Sheet1.$A$53" table:cell-range-address="$Age.$A$11"/>
        <table:named-range table:name="PCT012012" table:base-cell-address="$Sheet1.$A$54" table:cell-range-address="$Age.$A$12"/>
        <table:named-range table:name="PCT012013" table:base-cell-address="$Sheet1.$A$55" table:cell-range-address="$Age.$A$13"/>
        <table:named-range table:name="PCT012014" table:base-cell-address="$Sheet1.$A$56" table:cell-range-address="$Age.$A$14"/>
        <table:named-range table:name="PCT012015" table:base-cell-address="$Sheet1.$A$57" table:cell-range-address="$Age.$A$15"/>
        <table:named-range table:name="PCT012016" table:base-cell-address="$Sheet1.$A$58" table:cell-range-address="$Age.$A$16"/>
        <table:named-range table:name="PCT012017" table:base-cell-address="$Sheet1.$A$59" table:cell-range-address="$Age.$A$17"/>
        <table:named-range table:name="PCT012018" table:base-cell-address="$Sheet1.$A$60" table:cell-range-address="$Age.$A$18"/>
        <table:named-range table:name="PCT012019" table:base-cell-address="$Sheet1.$A$61" table:cell-range-address="$Age.$A$19"/>
        <table:named-range table:name="PCT012020" table:base-cell-address="$Sheet1.$A$62" table:cell-range-address="$Age.$A$20"/>
        <table:named-range table:name="PCT012021" table:base-cell-address="$Sheet1.$A$63" table:cell-range-address="$Age.$A$21"/>
        <table:named-range table:name="PCT012022" table:base-cell-address="$Sheet1.$A$64" table:cell-range-address="$Age.$A$22"/>
        <table:named-range table:name="PCT012023" table:base-cell-address="$Sheet1.$A$65" table:cell-range-address="$Age.$A$23"/>
        <table:named-range table:name="PCT012024" table:base-cell-address="$Sheet1.$A$66" table:cell-range-address="$Age.$A$24"/>
        <table:named-range table:name="PCT012025" table:base-cell-address="$Sheet1.$A$67" table:cell-range-address="$Age.$A$25"/>
        <table:named-range table:name="PCT012026" table:base-cell-address="$Sheet1.$A$68" table:cell-range-address="$Age.$A$26"/>
        <table:named-range table:name="PCT012027" table:base-cell-address="$Sheet1.$A$69" table:cell-range-address="$Age.$A$27"/>
        <table:named-range table:name="PCT012028" table:base-cell-address="$Sheet1.$A$70" table:cell-range-address="$Age.$A$28"/>
        <table:named-range table:name="PCT012029" table:base-cell-address="$Sheet1.$A$71" table:cell-range-address="$Age.$A$29"/>
        <table:named-range table:name="PCT012030" table:base-cell-address="$Sheet1.$A$72" table:cell-range-address="$Age.$A$30"/>
        <table:named-range table:name="PCT012031" table:base-cell-address="$Sheet1.$A$73" table:cell-range-address="$Age.$A$31"/>
        <table:named-range table:name="PCT012032" table:base-cell-address="$Sheet1.$A$74" table:cell-range-address="$Age.$A$32"/>
        <table:named-range table:name="PCT012033" table:base-cell-address="$Sheet1.$A$75" table:cell-range-address="$Age.$A$33"/>
        <table:named-range table:name="PCT012034" table:base-cell-address="$Sheet1.$A$76" table:cell-range-address="$Age.$A$34"/>
        <table:named-range table:name="PCT012035" table:base-cell-address="$Sheet1.$A$77" table:cell-range-address="$Age.$A$35"/>
        <table:named-range table:name="PCT012036" table:base-cell-address="$Sheet1.$A$78" table:cell-range-address="$Age.$A$36"/>
        <table:named-range table:name="PCT012037" table:base-cell-address="$Sheet1.$A$79" table:cell-range-address="$Age.$A$37"/>
        <table:named-range table:name="PCT012038" table:base-cell-address="$Sheet1.$A$80" table:cell-range-address="$Age.$A$38"/>
        <table:named-range table:name="PCT012039" table:base-cell-address="$Sheet1.$A$81" table:cell-range-address="$Age.$A$39"/>
        <table:named-range table:name="PCT012040" table:base-cell-address="$Sheet1.$A$82" table:cell-range-address="$Age.$A$40"/>
        <table:named-range table:name="PCT012041" table:base-cell-address="$Sheet1.$A$83" table:cell-range-address="$Age.$A$41"/>
        <table:named-range table:name="PCT012042" table:base-cell-address="$Sheet1.$A$84" table:cell-range-address="$Age.$A$42"/>
        <table:named-range table:name="PCT012043" table:base-cell-address="$Sheet1.$A$85" table:cell-range-address="$Age.$A$43"/>
        <table:named-range table:name="PCT012044" table:base-cell-address="$Sheet1.$A$86" table:cell-range-address="$Age.$A$44"/>
        <table:named-range table:name="PCT012045" table:base-cell-address="$Sheet1.$A$87" table:cell-range-address="$Age.$A$45"/>
        <table:named-range table:name="PCT012046" table:base-cell-address="$Sheet1.$A$88" table:cell-range-address="$Age.$A$46"/>
        <table:named-range table:name="PCT012047" table:base-cell-address="$Sheet1.$A$89" table:cell-range-address="$Age.$A$47"/>
        <table:named-range table:name="PCT012048" table:base-cell-address="$Sheet1.$A$90" table:cell-range-address="$Age.$A$48"/>
        <table:named-range table:name="PCT012049" table:base-cell-address="$Sheet1.$A$91" table:cell-range-address="$Age.$A$49"/>
        <table:named-range table:name="PCT012050" table:base-cell-address="$Sheet1.$A$92" table:cell-range-address="$Age.$A$50"/>
        <table:named-range table:name="PCT012051" table:base-cell-address="$Sheet1.$A$93" table:cell-range-address="$Age.$A$51"/>
        <table:named-range table:name="PCT012052" table:base-cell-address="$Sheet1.$A$94" table:cell-range-address="$Age.$A$52"/>
        <table:named-range table:name="PCT012053" table:base-cell-address="$Sheet1.$A$95" table:cell-range-address="$Age.$A$53"/>
        <table:named-range table:name="PCT012054" table:base-cell-address="$Sheet1.$A$96" table:cell-range-address="$Age.$A$54"/>
        <table:named-range table:name="PCT012055" table:base-cell-address="$Sheet1.$A$97" table:cell-range-address="$Age.$A$55"/>
        <table:named-range table:name="PCT012056" table:base-cell-address="$Sheet1.$A$98" table:cell-range-address="$Age.$A$56"/>
        <table:named-range table:name="PCT012057" table:base-cell-address="$Sheet1.$A$99" table:cell-range-address="$Age.$A$57"/>
        <table:named-range table:name="PCT012058" table:base-cell-address="$Sheet1.$A$100" table:cell-range-address="$Age.$A$58"/>
        <table:named-range table:name="PCT012059" table:base-cell-address="$Sheet1.$A$101" table:cell-range-address="$Age.$A$59"/>
        <table:named-range table:name="PCT012060" table:base-cell-address="$Sheet1.$A$102" table:cell-range-address="$Age.$A$60"/>
        <table:named-range table:name="PCT012061" table:base-cell-address="$Sheet1.$A$103" table:cell-range-address="$Age.$A$61"/>
        <table:named-range table:name="PCT012062" table:base-cell-address="$Sheet1.$A$104" table:cell-range-address="$Age.$A$62"/>
        <table:named-range table:name="PCT012063" table:base-cell-address="$Sheet1.$A$105" table:cell-range-address="$Age.$A$63"/>
        <table:named-range table:name="PCT012064" table:base-cell-address="$Sheet1.$A$106" table:cell-range-address="$Age.$A$64"/>
        <table:named-range table:name="PCT012065" table:base-cell-address="$Sheet1.$A$107" table:cell-range-address="$Age.$A$65"/>
        <table:named-range table:name="PCT012066" table:base-cell-address="$Sheet1.$A$108" table:cell-range-address="$Age.$A$66"/>
        <table:named-range table:name="PCT012067" table:base-cell-address="$Sheet1.$A$109" table:cell-range-address="$Age.$A$67"/>
        <table:named-range table:name="PCT012068" table:base-cell-address="$Sheet1.$A$110" table:cell-range-address="$Age.$A$68"/>
        <table:named-range table:name="PCT012069" table:base-cell-address="$Sheet1.$A$111" table:cell-range-address="$Age.$A$69"/>
        <table:named-range table:name="PCT012070" table:base-cell-address="$Sheet1.$A$112" table:cell-range-address="$Age.$A$70"/>
        <table:named-range table:name="PCT012071" table:base-cell-address="$Sheet1.$A$113" table:cell-range-address="$Age.$A$71"/>
        <table:named-range table:name="PCT012072" table:base-cell-address="$Sheet1.$A$114" table:cell-range-address="$Age.$A$72"/>
        <table:named-range table:name="PCT012073" table:base-cell-address="$Sheet1.$A$115" table:cell-range-address="$Age.$A$73"/>
        <table:named-range table:name="PCT012074" table:base-cell-address="$Sheet1.$A$116" table:cell-range-address="$Age.$A$74"/>
        <table:named-range table:name="PCT012075" table:base-cell-address="$Sheet1.$A$117" table:cell-range-address="$Age.$A$75"/>
        <table:named-range table:name="PCT012076" table:base-cell-address="$Sheet1.$A$118" table:cell-range-address="$Age.$A$76"/>
        <table:named-range table:name="PCT012077" table:base-cell-address="$Sheet1.$A$119" table:cell-range-address="$Age.$A$77"/>
        <table:named-range table:name="PCT012078" table:base-cell-address="$Sheet1.$A$120" table:cell-range-address="$Age.$A$78"/>
        <table:named-range table:name="PCT012079" table:base-cell-address="$Sheet1.$A$121" table:cell-range-address="$Age.$A$79"/>
        <table:named-range table:name="PCT012080" table:base-cell-address="$Sheet1.$A$122" table:cell-range-address="$Age.$A$80"/>
        <table:named-range table:name="PCT012081" table:base-cell-address="$Sheet1.$A$123" table:cell-range-address="$Age.$A$81"/>
        <table:named-range table:name="PCT012082" table:base-cell-address="$Sheet1.$A$124" table:cell-range-address="$Age.$A$82"/>
        <table:named-range table:name="PCT012083" table:base-cell-address="$Sheet1.$A$125" table:cell-range-address="$Age.$A$83"/>
        <table:named-range table:name="PCT012084" table:base-cell-address="$Sheet1.$A$126" table:cell-range-address="$Age.$A$84"/>
        <table:named-range table:name="PCT012085" table:base-cell-address="$Sheet1.$A$127" table:cell-range-address="$Age.$A$85"/>
        <table:named-range table:name="PCT012086" table:base-cell-address="$Sheet1.$A$128" table:cell-range-address="$Age.$A$86"/>
        <table:named-range table:name="PCT012087" table:base-cell-address="$Sheet1.$A$129" table:cell-range-address="$Age.$A$87"/>
        <table:named-range table:name="PCT012088" table:base-cell-address="$Sheet1.$A$130" table:cell-range-address="$Age.$A$88"/>
        <table:named-range table:name="PCT012089" table:base-cell-address="$Sheet1.$A$131" table:cell-range-address="$Age.$A$89"/>
        <table:named-range table:name="PCT012090" table:base-cell-address="$Sheet1.$A$132" table:cell-range-address="$Age.$A$90"/>
        <table:named-range table:name="PCT012091" table:base-cell-address="$Sheet1.$A$133" table:cell-range-address="$Age.$A$91"/>
        <table:named-range table:name="PCT012092" table:base-cell-address="$Sheet1.$A$134" table:cell-range-address="$Age.$A$92"/>
        <table:named-range table:name="PCT012093" table:base-cell-address="$Sheet1.$A$135" table:cell-range-address="$Age.$A$93"/>
        <table:named-range table:name="PCT012094" table:base-cell-address="$Sheet1.$A$136" table:cell-range-address="$Age.$A$94"/>
        <table:named-range table:name="PCT012095" table:base-cell-address="$Sheet1.$A$137" table:cell-range-address="$Age.$A$95"/>
        <table:named-range table:name="PCT012096" table:base-cell-address="$Sheet1.$A$138" table:cell-range-address="$Age.$A$96"/>
        <table:named-range table:name="PCT012097" table:base-cell-address="$Sheet1.$A$139" table:cell-range-address="$Age.$A$97"/>
        <table:named-range table:name="PCT012098" table:base-cell-address="$Sheet1.$A$140" table:cell-range-address="$Age.$A$98"/>
        <table:named-range table:name="PCT012099" table:base-cell-address="$Sheet1.$A$141" table:cell-range-address="$Age.$A$99"/>
        <table:named-range table:name="PCT012100" table:base-cell-address="$Sheet1.$A$142" table:cell-range-address="$Age.$A$100"/>
        <table:named-range table:name="PCT012101" table:base-cell-address="$Sheet1.$A$143" table:cell-range-address="$Age.$A$101"/>
        <table:named-range table:name="PCT012102" table:base-cell-address="$Sheet1.$A$144" table:cell-range-address="$Age.$A$102"/>
        <table:named-range table:name="PCT012103" table:base-cell-address="$Sheet1.$A$145" table:cell-range-address="$Age.$A$103"/>
        <table:named-range table:name="PCT012104" table:base-cell-address="$Sheet1.$A$146" table:cell-range-address="$Age.$A$104"/>
        <table:named-range table:name="PCT012105" table:base-cell-address="$Sheet1.$A$147" table:cell-range-address="$Age.$A$105"/>
        <table:named-range table:name="PCT012106" table:base-cell-address="$Sheet1.$A$148" table:cell-range-address="$Age.$A$106"/>
        <table:named-range table:name="PCT012107" table:base-cell-address="$Sheet1.$A$149" table:cell-range-address="$Age.$A$107"/>
        <table:named-range table:name="PCT012108" table:base-cell-address="$Sheet1.$A$150" table:cell-range-address="$Age.$A$108"/>
        <table:named-range table:name="PCT012109" table:base-cell-address="$Sheet1.$A$151" table:cell-range-address="$Age.$A$109"/>
        <table:named-range table:name="PCT012110" table:base-cell-address="$Sheet1.$A$152" table:cell-range-address="$Age.$A$110"/>
        <table:named-range table:name="PCT012111" table:base-cell-address="$Sheet1.$A$153" table:cell-range-address="$Age.$A$111"/>
        <table:named-range table:name="PCT012112" table:base-cell-address="$Sheet1.$A$154" table:cell-range-address="$Age.$A$112"/>
        <table:named-range table:name="PCT012113" table:base-cell-address="$Sheet1.$A$155" table:cell-range-address="$Age.$A$113"/>
        <table:named-range table:name="PCT012114" table:base-cell-address="$Sheet1.$A$156" table:cell-range-address="$Age.$A$114"/>
        <table:named-range table:name="PCT012115" table:base-cell-address="$Sheet1.$A$157" table:cell-range-address="$Age.$A$115"/>
        <table:named-range table:name="PCT012116" table:base-cell-address="$Sheet1.$A$158" table:cell-range-address="$Age.$A$116"/>
        <table:named-range table:name="PCT012117" table:base-cell-address="$Sheet1.$A$159" table:cell-range-address="$Age.$A$117"/>
        <table:named-range table:name="PCT012118" table:base-cell-address="$Sheet1.$A$160" table:cell-range-address="$Age.$A$118"/>
        <table:named-range table:name="PCT012119" table:base-cell-address="$Sheet1.$A$161" table:cell-range-address="$Age.$A$119"/>
        <table:named-range table:name="PCT012120" table:base-cell-address="$Sheet1.$A$162" table:cell-range-address="$Age.$A$120"/>
        <table:named-range table:name="PCT012121" table:base-cell-address="$Sheet1.$A$163" table:cell-range-address="$Age.$A$121"/>
        <table:named-range table:name="PCT012122" table:base-cell-address="$Sheet1.$A$164" table:cell-range-address="$Age.$A$122"/>
        <table:named-range table:name="PCT012123" table:base-cell-address="$Sheet1.$A$165" table:cell-range-address="$Age.$A$123"/>
        <table:named-range table:name="PCT012124" table:base-cell-address="$Sheet1.$A$166" table:cell-range-address="$Age.$A$124"/>
        <table:named-range table:name="PCT012125" table:base-cell-address="$Sheet1.$A$167" table:cell-range-address="$Age.$A$125"/>
        <table:named-range table:name="PCT012126" table:base-cell-address="$Sheet1.$A$168" table:cell-range-address="$Age.$A$126"/>
        <table:named-range table:name="PCT012127" table:base-cell-address="$Sheet1.$A$169" table:cell-range-address="$Age.$A$127"/>
        <table:named-range table:name="PCT012128" table:base-cell-address="$Sheet1.$A$170" table:cell-range-address="$Age.$A$128"/>
        <table:named-range table:name="PCT012129" table:base-cell-address="$Sheet1.$A$171" table:cell-range-address="$Age.$A$129"/>
        <table:named-range table:name="PCT012130" table:base-cell-address="$Sheet1.$A$172" table:cell-range-address="$Age.$A$130"/>
        <table:named-range table:name="PCT012131" table:base-cell-address="$Sheet1.$A$173" table:cell-range-address="$Age.$A$131"/>
        <table:named-range table:name="PCT012132" table:base-cell-address="$Sheet1.$A$174" table:cell-range-address="$Age.$A$132"/>
        <table:named-range table:name="PCT012133" table:base-cell-address="$Sheet1.$A$175" table:cell-range-address="$Age.$A$133"/>
        <table:named-range table:name="PCT012134" table:base-cell-address="$Sheet1.$A$176" table:cell-range-address="$Age.$A$134"/>
        <table:named-range table:name="PCT012135" table:base-cell-address="$Sheet1.$A$177" table:cell-range-address="$Age.$A$135"/>
        <table:named-range table:name="PCT012136" table:base-cell-address="$Sheet1.$A$178" table:cell-range-address="$Age.$A$136"/>
        <table:named-range table:name="PCT012137" table:base-cell-address="$Sheet1.$A$179" table:cell-range-address="$Age.$A$137"/>
        <table:named-range table:name="PCT012138" table:base-cell-address="$Sheet1.$A$180" table:cell-range-address="$Age.$A$138"/>
        <table:named-range table:name="PCT012139" table:base-cell-address="$Sheet1.$A$181" table:cell-range-address="$Age.$A$139"/>
        <table:named-range table:name="PCT012140" table:base-cell-address="$Sheet1.$A$182" table:cell-range-address="$Age.$A$140"/>
        <table:named-range table:name="PCT012141" table:base-cell-address="$Sheet1.$A$183" table:cell-range-address="$Age.$A$141"/>
        <table:named-range table:name="PCT012142" table:base-cell-address="$Sheet1.$A$184" table:cell-range-address="$Age.$A$142"/>
        <table:named-range table:name="PCT012143" table:base-cell-address="$Sheet1.$A$185" table:cell-range-address="$Age.$A$143"/>
        <table:named-range table:name="PCT012144" table:base-cell-address="$Sheet1.$A$186" table:cell-range-address="$Age.$A$144"/>
        <table:named-range table:name="PCT012145" table:base-cell-address="$Sheet1.$A$187" table:cell-range-address="$Age.$A$145"/>
        <table:named-range table:name="PCT012146" table:base-cell-address="$Sheet1.$A$188" table:cell-range-address="$Age.$A$146"/>
        <table:named-range table:name="PCT012147" table:base-cell-address="$Sheet1.$A$189" table:cell-range-address="$Age.$A$147"/>
        <table:named-range table:name="PCT012148" table:base-cell-address="$Sheet1.$A$190" table:cell-range-address="$Age.$A$148"/>
        <table:named-range table:name="PCT012149" table:base-cell-address="$Sheet1.$A$191" table:cell-range-address="$Age.$A$149"/>
        <table:named-range table:name="PCT012150" table:base-cell-address="$Sheet1.$A$192" table:cell-range-address="$Age.$A$150"/>
        <table:named-range table:name="PCT012151" table:base-cell-address="$Sheet1.$A$193" table:cell-range-address="$Age.$A$151"/>
        <table:named-range table:name="PCT012152" table:base-cell-address="$Sheet1.$A$194" table:cell-range-address="$Age.$A$152"/>
        <table:named-range table:name="PCT012153" table:base-cell-address="$Sheet1.$A$195" table:cell-range-address="$Age.$A$153"/>
        <table:named-range table:name="PCT012154" table:base-cell-address="$Sheet1.$A$196" table:cell-range-address="$Age.$A$154"/>
        <table:named-range table:name="PCT012155" table:base-cell-address="$Sheet1.$A$197" table:cell-range-address="$Age.$A$155"/>
        <table:named-range table:name="PCT012156" table:base-cell-address="$Sheet1.$A$198" table:cell-range-address="$Age.$A$156"/>
        <table:named-range table:name="PCT012157" table:base-cell-address="$Sheet1.$A$199" table:cell-range-address="$Age.$A$157"/>
        <table:named-range table:name="PCT012158" table:base-cell-address="$Sheet1.$A$200" table:cell-range-address="$Age.$A$158"/>
        <table:named-range table:name="PCT012159" table:base-cell-address="$Sheet1.$A$201" table:cell-range-address="$Age.$A$159"/>
        <table:named-range table:name="PCT012160" table:base-cell-address="$Sheet1.$A$202" table:cell-range-address="$Age.$A$160"/>
        <table:named-range table:name="PCT012161" table:base-cell-address="$Sheet1.$A$203" table:cell-range-address="$Age.$A$161"/>
        <table:named-range table:name="PCT012162" table:base-cell-address="$Sheet1.$A$204" table:cell-range-address="$Age.$A$162"/>
        <table:named-range table:name="PCT012163" table:base-cell-address="$Sheet1.$A$205" table:cell-range-address="$Age.$A$163"/>
        <table:named-range table:name="PCT012164" table:base-cell-address="$Sheet1.$A$206" table:cell-range-address="$Age.$A$164"/>
        <table:named-range table:name="PCT012165" table:base-cell-address="$Sheet1.$A$207" table:cell-range-address="$Age.$A$165"/>
        <table:named-range table:name="PCT012166" table:base-cell-address="$Sheet1.$A$208" table:cell-range-address="$Age.$A$166"/>
        <table:named-range table:name="PCT012167" table:base-cell-address="$Sheet1.$A$209" table:cell-range-address="$Age.$A$167"/>
        <table:named-range table:name="PCT012168" table:base-cell-address="$Sheet1.$A$210" table:cell-range-address="$Age.$A$168"/>
        <table:named-range table:name="PCT012169" table:base-cell-address="$Sheet1.$A$211" table:cell-range-address="$Age.$A$169"/>
        <table:named-range table:name="PCT012170" table:base-cell-address="$Sheet1.$A$212" table:cell-range-address="$Age.$A$170"/>
        <table:named-range table:name="PCT012171" table:base-cell-address="$Sheet1.$A$213" table:cell-range-address="$Age.$A$171"/>
        <table:named-range table:name="PCT012172" table:base-cell-address="$Sheet1.$A$214" table:cell-range-address="$Age.$A$172"/>
        <table:named-range table:name="PCT012173" table:base-cell-address="$Sheet1.$A$215" table:cell-range-address="$Age.$A$173"/>
        <table:named-range table:name="PCT012174" table:base-cell-address="$Sheet1.$A$216" table:cell-range-address="$Age.$A$174"/>
        <table:named-range table:name="PCT012175" table:base-cell-address="$Sheet1.$A$217" table:cell-range-address="$Age.$A$175"/>
        <table:named-range table:name="PCT012176" table:base-cell-address="$Sheet1.$A$218" table:cell-range-address="$Age.$A$176"/>
        <table:named-range table:name="PCT012177" table:base-cell-address="$Sheet1.$A$219" table:cell-range-address="$Age.$A$177"/>
        <table:named-range table:name="PCT012178" table:base-cell-address="$Sheet1.$A$220" table:cell-range-address="$Age.$A$178"/>
        <table:named-range table:name="PCT012179" table:base-cell-address="$Sheet1.$A$221" table:cell-range-address="$Age.$A$179"/>
        <table:named-range table:name="PCT012180" table:base-cell-address="$Sheet1.$A$222" table:cell-range-address="$Age.$A$180"/>
        <table:named-range table:name="PCT012181" table:base-cell-address="$Sheet1.$A$223" table:cell-range-address="$Age.$A$181"/>
        <table:named-range table:name="PCT012182" table:base-cell-address="$Sheet1.$A$224" table:cell-range-address="$Age.$A$182"/>
        <table:named-range table:name="PCT012183" table:base-cell-address="$Sheet1.$A$225" table:cell-range-address="$Age.$A$183"/>
        <table:named-range table:name="PCT012184" table:base-cell-address="$Sheet1.$A$226" table:cell-range-address="$Age.$A$184"/>
        <table:named-range table:name="PCT012185" table:base-cell-address="$Sheet1.$A$227" table:cell-range-address="$Age.$A$185"/>
        <table:named-range table:name="PCT012186" table:base-cell-address="$Sheet1.$A$228" table:cell-range-address="$Age.$A$186"/>
        <table:named-range table:name="PCT012187" table:base-cell-address="$Sheet1.$A$229" table:cell-range-address="$Age.$A$187"/>
        <table:named-range table:name="PCT012188" table:base-cell-address="$Sheet1.$A$230" table:cell-range-address="$Age.$A$188"/>
        <table:named-range table:name="PCT012189" table:base-cell-address="$Sheet1.$A$231" table:cell-range-address="$Age.$A$189"/>
        <table:named-range table:name="PCT012190" table:base-cell-address="$Sheet1.$A$232" table:cell-range-address="$Age.$A$190"/>
        <table:named-range table:name="PCT012191" table:base-cell-address="$Sheet1.$A$233" table:cell-range-address="$Age.$A$191"/>
        <table:named-range table:name="PCT012192" table:base-cell-address="$Sheet1.$A$234" table:cell-range-address="$Age.$A$192"/>
        <table:named-range table:name="PCT012193" table:base-cell-address="$Sheet1.$A$235" table:cell-range-address="$Age.$A$193"/>
        <table:named-range table:name="PCT012194" table:base-cell-address="$Sheet1.$A$236" table:cell-range-address="$Age.$A$194"/>
        <table:named-range table:name="PCT012195" table:base-cell-address="$Sheet1.$A$237" table:cell-range-address="$Age.$A$195"/>
        <table:named-range table:name="PCT012196" table:base-cell-address="$Sheet1.$A$238" table:cell-range-address="$Age.$A$196"/>
        <table:named-range table:name="PCT012197" table:base-cell-address="$Sheet1.$A$239" table:cell-range-address="$Age.$A$197"/>
        <table:named-range table:name="PCT012198" table:base-cell-address="$Sheet1.$A$240" table:cell-range-address="$Age.$A$198"/>
        <table:named-range table:name="PCT012199" table:base-cell-address="$Sheet1.$A$241" table:cell-range-address="$Age.$A$199"/>
        <table:named-range table:name="PCT012200" table:base-cell-address="$Sheet1.$A$242" table:cell-range-address="$Age.$A$200"/>
        <table:named-range table:name="PCT012201" table:base-cell-address="$Sheet1.$A$243" table:cell-range-address="$Age.$A$201"/>
        <table:named-range table:name="PCT012202" table:base-cell-address="$Sheet1.$A$244" table:cell-range-address="$Age.$A$202"/>
        <table:named-range table:name="PCT012203" table:base-cell-address="$Sheet1.$A$245" table:cell-range-address="$Age.$A$203"/>
        <table:named-range table:name="PCT012204" table:base-cell-address="$Sheet1.$A$246" table:cell-range-address="$Age.$A$204"/>
        <table:named-range table:name="PCT012205" table:base-cell-address="$Sheet1.$A$247" table:cell-range-address="$Age.$A$205"/>
        <table:named-range table:name="PCT012206" table:base-cell-address="$Sheet1.$A$248" table:cell-range-address="$Age.$A$206"/>
        <table:named-range table:name="PCT012207" table:base-cell-address="$Sheet1.$A$249" table:cell-range-address="$Age.$A$207"/>
        <table:named-range table:name="PCT012208" table:base-cell-address="$Sheet1.$A$250" table:cell-range-address="$Age.$A$208"/>
        <table:named-range table:name="PCT012209" table:base-cell-address="$Sheet1.$A$251" table:cell-range-address="$Age.$A$209"/>
        <table:named-range table:name="PCT020001" table:base-cell-address="$MASTER.$A$99" table:cell-range-address="$MASTER.$A$89"/>
        <table:named-expression table:name="PCT020001ERR" table:base-cell-address="$MASTER.$A$100" table:expression="#REF!"/>
        <table:named-range table:name="PCT020002" table:base-cell-address="$MASTER.$A$101" table:cell-range-address="$MASTER.$A$90"/>
        <table:named-range table:name="PCT020003" table:base-cell-address="$MASTER.$A$102" table:cell-range-address="$MASTER.$A$91"/>
        <table:named-range table:name="PCT020004" table:base-cell-address="$MASTER.$A$103" table:cell-range-address="$MASTER.$A$92"/>
        <table:named-range table:name="PCT020005" table:base-cell-address="$MASTER.$A$104" table:cell-range-address="$MASTER.$A$93"/>
        <table:named-range table:name="PCT020006" table:base-cell-address="$MASTER.$A$105" table:cell-range-address="$MASTER.$A$94"/>
        <table:named-range table:name="PCT020007" table:base-cell-address="$MASTER.$A$106" table:cell-range-address="$MASTER.$A$95"/>
        <table:named-range table:name="PCT020008" table:base-cell-address="$MASTER.$A$107" table:cell-range-address="$MASTER.$A$96"/>
        <table:named-range table:name="PCT020009" table:base-cell-address="$MASTER.$A$108" table:cell-range-address="$MASTER.$A$97"/>
        <table:named-range table:name="PCT020010" table:base-cell-address="$MASTER.$A$109" table:cell-range-address="$MASTER.$A$98"/>
        <table:named-range table:name="PCT020011" table:base-cell-address="$MASTER.$A$110" table:cell-range-address="$MASTER.$A$99"/>
        <table:named-range table:name="PCT020012" table:base-cell-address="$MASTER.$A$111" table:cell-range-address="$MASTER.$A$100"/>
        <table:named-range table:name="PCT020013" table:base-cell-address="$MASTER.$A$112" table:cell-range-address="$MASTER.$A$101"/>
        <table:named-range table:name="PCT020014" table:base-cell-address="$MASTER.$A$113" table:cell-range-address="$MASTER.$A$102"/>
        <table:named-range table:name="PCT020015" table:base-cell-address="$MASTER.$A$114" table:cell-range-address="$MASTER.$A$103"/>
        <table:named-range table:name="PCT020016" table:base-cell-address="$MASTER.$A$115" table:cell-range-address="$MASTER.$A$104"/>
        <table:named-range table:name="PCT020017" table:base-cell-address="$MASTER.$A$116" table:cell-range-address="$MASTER.$A$105"/>
        <table:named-range table:name="PCT020018" table:base-cell-address="$MASTER.$A$117" table:cell-range-address="$MASTER.$A$106"/>
        <table:named-range table:name="PCT020019" table:base-cell-address="$MASTER.$A$118" table:cell-range-address="$MASTER.$A$107"/>
        <table:named-range table:name="PCT020020" table:base-cell-address="$MASTER.$A$119" table:cell-range-address="$MASTER.$A$108"/>
        <table:named-range table:name="PCT020021" table:base-cell-address="$MASTER.$A$120" table:cell-range-address="$MASTER.$A$109"/>
        <table:named-range table:name="PCT020022" table:base-cell-address="$MASTER.$A$121" table:cell-range-address="$MASTER.$A$110"/>
        <table:named-range table:name="PCT020023" table:base-cell-address="$MASTER.$A$122" table:cell-range-address="$MASTER.$A$111"/>
        <table:named-range table:name="PCT020024" table:base-cell-address="$MASTER.$A$123" table:cell-range-address="$MASTER.$A$112"/>
        <table:named-range table:name="PCT020025" table:base-cell-address="$MASTER.$A$124" table:cell-range-address="$MASTER.$A$113"/>
        <table:named-range table:name="PCT020026" table:base-cell-address="$MASTER.$A$125" table:cell-range-address="$MASTER.$A$114"/>
        <table:named-range table:name="PCT020027" table:base-cell-address="$MASTER.$A$126" table:cell-range-address="$MASTER.$A$115"/>
        <table:named-range table:name="PCT020028" table:base-cell-address="$MASTER.$A$127" table:cell-range-address="$MASTER.$A$116"/>
        <table:named-range table:name="PCT020029" table:base-cell-address="$MASTER.$A$128" table:cell-range-address="$MASTER.$A$117"/>
        <table:named-range table:name="PCT020030" table:base-cell-address="$MASTER.$A$129" table:cell-range-address="$MASTER.$A$118"/>
        <table:named-range table:name="PCT020031" table:base-cell-address="$MASTER.$A$130" table:cell-range-address="$MASTER.$A$119"/>
        <table:named-range table:name="PCT020032" table:base-cell-address="$MASTER.$A$131" table:cell-range-address="$MASTER.$A$120"/>
      </table:named-expressions>
      <table:database-ranges>
        <table:database-range table:name="__Anonymous_Sheet_DB__0" table:target-range-address="MASTER.A1:MASTER.C21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Sheet7.F1:Sheet7.F1048576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Sheet10.A1:Sheet10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22:08:47.028878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1:49:29.088382694</meta:creation-date>
    <dc:date>2021-05-04T23:47:08.411848460</dc:date>
    <meta:editing-duration>P2DT8H30M48S</meta:editing-duration>
    <meta:editing-cycles>9</meta:editing-cycles>
    <meta:generator>LibreOffice/6.4.6.2$Linux_X86_64 LibreOffice_project/40$Build-2</meta:generator>
    <meta:document-statistic meta:table-count="10" meta:cell-count="4909" meta:object-count="0"/>
  </office:meta>
</office:document-meta>
</file>